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page-number="1">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style>
    <style:style style:name="T15" style:parent-style-name="Car.predefinitoparagrafo" style:family="text">
      <style:text-properties fo:font-weight="bold" style:font-weight-asian="bold" fo:font-size="14pt" style:font-size-asian="14pt" style:font-size-complex="14pt"/>
    </style:style>
    <style:style style:name="P16" style:parent-style-name="Standard" style:family="paragraph">
      <style:paragraph-properties fo:text-align="center">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text-properties fo:font-weight="bold" style:font-weight-asian="bold" fo:font-size="14pt" style:font-size-asian="14pt" style:font-size-complex="14pt"/>
    </style:style>
    <style:style style:name="P17" style:parent-style-name="Standard" style:family="paragraph">
      <style:paragraph-properties fo:text-align="center">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text-properties fo:font-weight="bold" style:font-weight-asian="bold" fo:font-size="14pt" style:font-size-asian="14pt" style:font-size-complex="14pt"/>
    </style:style>
    <style:style style:name="P18" style:parent-style-name="Standard" style:family="paragraph">
      <style:paragraph-properties fo:text-align="center">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style>
    <style:style style:name="P19" style:parent-style-name="Standard" style:family="paragraph">
      <style:paragraph-properties>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text-properties fo:font-weight="bold" style:font-weight-asian="bold" fo:font-size="18pt" style:font-size-asian="18pt" style:font-size-complex="18pt"/>
    </style:style>
    <style:style style:name="P20" style:parent-style-name="Standard" style:family="paragraph">
      <style:paragraph-properties fo:text-align="center">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style>
    <style:style style:name="T21" style:parent-style-name="Car.predefinitoparagrafo" style:family="text">
      <style:text-properties fo:font-size="18pt" style:font-size-asian="18pt" style:font-size-complex="18pt"/>
    </style:style>
    <style:style style:name="P22" style:parent-style-name="Standard" style:family="paragraph">
      <style:paragraph-properties fo:text-align="center">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style>
    <style:style style:name="T23" style:parent-style-name="Car.predefinitoparagrafo" style:family="text">
      <style:text-properties fo:font-size="18pt" style:font-size-asian="18pt" style:font-size-complex="18pt" fo:language="it" fo:country="IT"/>
    </style:style>
    <style:style style:name="P24" style:parent-style-name="Standard" style:family="paragraph">
      <style:paragraph-properties>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text-properties fo:font-weight="bold" style:font-weight-asian="bold" fo:font-size="18pt" style:font-size-asian="18pt" style:font-size-complex="18pt" fo:language="it" fo:country="IT"/>
    </style:style>
    <style:style style:name="P25" style:parent-style-name="Standard" style:family="paragraph">
      <style:paragraph-properties>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text-properties fo:language="it" fo:country="IT"/>
    </style:style>
    <style:style style:name="P26" style:parent-style-name="Standard" style:family="paragraph">
      <style:paragraph-properties fo:text-align="center">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style>
    <style:style style:name="T27" style:parent-style-name="Car.predefinitoparagrafo" style:family="text">
      <style:text-properties fo:font-weight="bold" style:font-weight-asian="bold" fo:font-size="18pt" style:font-size-asian="18pt" style:font-size-complex="18pt" fo:language="it" fo:country="IT"/>
    </style:style>
    <style:style style:name="P28" style:parent-style-name="Standard" style:family="paragraph">
      <style:paragraph-properties fo:text-align="center">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text-properties fo:font-weight="bold" style:font-weight-asian="bold" fo:font-size="18pt" style:font-size-asian="18pt" style:font-size-complex="18pt" fo:language="it" fo:country="IT"/>
    </style:style>
    <style:style style:name="P29" style:parent-style-name="Standard" style:family="paragraph">
      <style:paragraph-properties fo:text-align="center">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style>
    <style:style style:name="T30" style:parent-style-name="Car.predefinitoparagrafo" style:family="text">
      <style:text-properties fo:font-weight="bold" style:font-weight-asian="bold" fo:font-size="18pt" style:font-size-asian="18pt" style:font-size-complex="18pt" fo:language="it" fo:country="IT"/>
    </style:style>
    <style:style style:name="P31" style:parent-style-name="Standard" style:family="paragraph">
      <style:paragraph-properties fo:text-align="center">
        <style:tab-stops>
          <style:tab-stop style:type="left" style:position="0.5in"/>
          <style:tab-stop style:type="left" style:position="4in"/>
          <style:tab-stop style:type="left" style:position="4.125in"/>
          <style:tab-stop style:type="left" style:position="4.375in"/>
        </style:tab-stops>
      </style:paragraph-properties>
      <style:text-properties fo:font-weight="bold" style:font-weight-asian="bold" fo:font-size="18pt" style:font-size-asian="18pt" style:font-size-complex="18pt" fo:language="it" fo:country="IT"/>
    </style:style>
    <style:style style:name="P32" style:parent-style-name="Standard" style:family="paragraph">
      <style:paragraph-properties fo:text-align="center">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text-properties fo:font-weight="bold" style:font-weight-asian="bold" fo:font-style="italic" style:font-style-asian="italic" fo:font-size="14pt" style:font-size-asian="14pt" style:font-size-complex="14pt" fo:language="it" fo:country="IT"/>
    </style:style>
    <style:style style:name="P33" style:parent-style-name="Standard" style:family="paragraph">
      <style:paragraph-properties fo:text-align="center"/>
      <style:text-properties fo:font-weight="bold" style:font-weight-asian="bold" fo:font-style="italic" style:font-style-asian="italic" fo:font-size="14pt" style:font-size-asian="14pt" style:font-size-complex="14pt" fo:language="it" fo:country="IT"/>
    </style:style>
    <style:style style:name="P34" style:parent-style-name="Standard" style:family="paragraph">
      <style:paragraph-properties fo:text-align="center"/>
      <style:text-properties fo:language="it" fo:country="IT"/>
    </style:style>
    <style:style style:name="P35" style:parent-style-name="Standard" style:family="paragraph">
      <style:paragraph-properties fo:text-align="center"/>
      <style:text-properties fo:language="it" fo:country="IT"/>
    </style:style>
    <style:style style:name="P36" style:parent-style-name="Standard" style:family="paragraph">
      <style:paragraph-properties fo:text-align="center"/>
      <style:text-properties fo:language="it" fo:country="IT"/>
    </style:style>
    <style:style style:name="P37" style:parent-style-name="Standard" style:family="paragraph">
      <style:paragraph-properties fo:text-align="center"/>
      <style:text-properties fo:language="it" fo:country="IT"/>
    </style:style>
    <style:style style:name="P38" style:parent-style-name="Standard" style:family="paragraph">
      <style:paragraph-properties fo:text-align="center"/>
      <style:text-properties fo:language="it" fo:country="IT"/>
    </style:style>
    <style:style style:name="P39" style:parent-style-name="Standard" style:family="paragraph">
      <style:paragraph-properties fo:text-align="center"/>
      <style:text-properties fo:language="it" fo:country="IT"/>
    </style:style>
    <style:style style:name="P40" style:parent-style-name="Standard" style:family="paragraph">
      <style:paragraph-properties fo:text-align="center"/>
      <style:text-properties fo:language="it" fo:country="IT"/>
    </style:style>
    <style:style style:name="P41" style:parent-style-name="Standard" style:family="paragraph">
      <style:paragraph-properties fo:text-align="center"/>
      <style:text-properties fo:language="it" fo:country="IT"/>
    </style:style>
    <style:style style:name="P42" style:parent-style-name="Standard" style:family="paragraph">
      <style:paragraph-properties fo:text-align="center"/>
      <style:text-properties fo:language="it" fo:country="IT"/>
    </style:style>
    <style:style style:name="P43" style:parent-style-name="Standard" style:family="paragraph">
      <style:paragraph-properties fo:text-align="center"/>
      <style:text-properties fo:language="it" fo:country="IT"/>
    </style:style>
    <style:style style:name="P44" style:parent-style-name="Standard" style:family="paragraph">
      <style:paragraph-properties fo:text-align="center"/>
      <style:text-properties fo:language="it" fo:country="IT"/>
    </style:style>
    <style:style style:name="P45" style:parent-style-name="Standard" style:family="paragraph">
      <style:paragraph-properties fo:text-align="center"/>
      <style:text-properties fo:language="it" fo:country="IT"/>
    </style:style>
    <style:style style:name="T46" style:parent-style-name="Car.predefinitoparagrafo" style:family="text">
      <style:text-properties fo:font-weight="bold" style:font-weight-asian="bold" fo:font-size="14pt" style:font-size-asian="14pt" style:font-size-complex="14pt"/>
    </style:style>
    <style:style style:name="T47" style:parent-style-name="Car.predefinitoparagrafo" style:family="text">
      <style:text-properties fo:font-weight="bold" style:font-weight-asian="bold" fo:font-size="14pt" style:font-size-asian="14pt" style:font-size-complex="14pt"/>
    </style:style>
    <style:style style:name="P48" style:parent-style-name="Standard" style:family="paragraph">
      <style:paragraph-properties fo:break-before="page" fo:text-align="center"/>
      <style:text-properties fo:font-weight="bold" style:font-weight-asian="bold" fo:font-size="14pt" style:font-size-asian="14pt" style:font-size-complex="14pt"/>
    </style:style>
    <style:style style:name="P49" style:parent-style-name="Standard" style:family="paragraph">
      <style:paragraph-properties fo:text-align="center"/>
    </style:style>
    <style:style style:name="T50" style:parent-style-name="Car.predefinitoparagrafo" style:family="text">
      <style:text-properties fo:font-weight="bold" style:font-weight-asian="bold" fo:font-size="14pt" style:font-size-asian="14pt" style:font-size-complex="14pt"/>
    </style:style>
    <style:style style:name="P51" style:parent-style-name="Standard" style:family="paragraph">
      <style:paragraph-properties fo:text-align="center"/>
      <style:text-properties fo:font-weight="bold" style:font-weight-asian="bold" fo:font-size="14pt" style:font-size-asian="14pt" style:font-size-complex="14pt"/>
    </style:style>
    <style:style style:name="P52" style:parent-style-name="Standard" style:family="paragraph">
      <style:paragraph-properties fo:margin-top="0.1666in" fo:margin-bottom="0.0833in">
        <style:tab-stops>
          <style:tab-stop style:type="right" style:leader-style="dotted" style:leader-text="." style:position="0.5in"/>
          <style:tab-stop style:type="left" style:position="4in"/>
          <style:tab-stop style:type="right" style:position="6.5in"/>
          <style:tab-stop style:type="right" style:position="6.693in"/>
        </style:tab-stops>
      </style:paragraph-properties>
    </style:style>
    <style:style style:name="T53" style:parent-style-name="Car.predefinitoparagrafo" style:family="text">
      <style:text-properties fo:font-weight="bold" style:font-weight-asian="bold" fo:color="#000000" fo:font-size="10pt" style:font-size-asian="10pt" style:font-size-complex="10pt"/>
    </style:style>
    <style:style style:name="T54" style:parent-style-name="Car.predefinitoparagrafo" style:family="text">
      <style:text-properties fo:font-weight="bold" style:font-weight-asian="bold" fo:color="#000000" fo:font-size="10pt" style:font-size-asian="10pt" style:font-size-complex="10pt"/>
    </style:style>
    <style:style style:name="T55" style:parent-style-name="Car.predefinitoparagrafo" style:family="text">
      <style:text-properties fo:font-weight="bold" style:font-weight-asian="bold" fo:color="#000080" fo:font-size="10pt" style:font-size-asian="10pt" style:font-size-complex="10pt" style:text-underline-type="single" style:text-underline-style="solid" style:text-underline-width="auto" style:text-underline-mode="continuous"/>
    </style:style>
    <style:style style:name="P56" style:parent-style-name="Standard" style:family="paragraph">
      <style:paragraph-properties fo:margin-top="0.0833in" fo:margin-left="0.1666in">
        <style:tab-stops>
          <style:tab-stop style:type="right" style:leader-style="dotted" style:leader-text="." style:position="0.5in"/>
          <style:tab-stop style:type="left" style:position="4in"/>
          <style:tab-stop style:type="right" style:position="6.5in"/>
          <style:tab-stop style:type="right" style:position="6.693in"/>
        </style:tab-stops>
      </style:paragraph-properties>
    </style:style>
    <style:style style:name="T57" style:parent-style-name="Car.predefinitoparagrafo" style:family="text">
      <style:text-properties fo:font-style="italic" style:font-style-asian="italic" fo:color="#000000" fo:font-size="10pt" style:font-size-asian="10pt" style:font-size-complex="10pt"/>
    </style:style>
    <style:style style:name="T58" style:parent-style-name="Car.predefinitoparagrafo" style:family="text">
      <style:text-properties fo:font-style="italic" style:font-style-asian="italic" fo:color="#000000" fo:font-size="10pt" style:font-size-asian="10pt" style:font-size-complex="10pt"/>
    </style:style>
    <style:style style:name="T59" style:parent-style-name="Car.predefinitoparagrafo" style:family="text">
      <style:text-properties fo:font-style="italic" style:font-style-asian="italic" fo:color="#000080" fo:font-size="10pt" style:font-size-asian="10pt" style:font-size-complex="10pt" style:text-underline-type="single" style:text-underline-style="solid" style:text-underline-width="auto" style:text-underline-mode="continuous"/>
    </style:style>
    <style:style style:name="P60" style:parent-style-name="Standard" style:family="paragraph">
      <style:paragraph-properties fo:margin-top="0.0833in" fo:margin-left="0.1666in">
        <style:tab-stops>
          <style:tab-stop style:type="right" style:leader-style="dotted" style:leader-text="." style:position="0.5in"/>
          <style:tab-stop style:type="left" style:position="4in"/>
          <style:tab-stop style:type="right" style:position="6.5in"/>
          <style:tab-stop style:type="right" style:position="6.693in"/>
        </style:tab-stops>
      </style:paragraph-properties>
    </style:style>
    <style:style style:name="T61" style:parent-style-name="Car.predefinitoparagrafo" style:family="text">
      <style:text-properties fo:font-style="italic" style:font-style-asian="italic" fo:color="#000000" fo:font-size="10pt" style:font-size-asian="10pt" style:font-size-complex="10pt"/>
    </style:style>
    <style:style style:name="T62" style:parent-style-name="Car.predefinitoparagrafo" style:family="text">
      <style:text-properties fo:font-style="italic" style:font-style-asian="italic" fo:color="#000000" fo:font-size="10pt" style:font-size-asian="10pt" style:font-size-complex="10pt"/>
    </style:style>
    <style:style style:name="T63" style:parent-style-name="Car.predefinitoparagrafo" style:family="text">
      <style:text-properties fo:font-style="italic" style:font-style-asian="italic" fo:color="#000080" fo:font-size="10pt" style:font-size-asian="10pt" style:font-size-complex="10pt" style:text-underline-type="single" style:text-underline-style="solid" style:text-underline-width="auto" style:text-underline-mode="continuous"/>
    </style:style>
    <style:style style:name="P64" style:parent-style-name="Standard" style:family="paragraph">
      <style:paragraph-properties fo:margin-top="0.0833in" fo:margin-left="0.1666in">
        <style:tab-stops>
          <style:tab-stop style:type="right" style:leader-style="dotted" style:leader-text="." style:position="0.5in"/>
          <style:tab-stop style:type="left" style:position="4in"/>
          <style:tab-stop style:type="right" style:position="6.5in"/>
          <style:tab-stop style:type="right" style:position="6.693in"/>
        </style:tab-stops>
      </style:paragraph-properties>
    </style:style>
    <style:style style:name="T65" style:parent-style-name="Car.predefinitoparagrafo" style:family="text">
      <style:text-properties fo:font-style="italic" style:font-style-asian="italic" fo:color="#000000" fo:font-size="10pt" style:font-size-asian="10pt" style:font-size-complex="10pt"/>
    </style:style>
    <style:style style:name="T66" style:parent-style-name="Car.predefinitoparagrafo" style:family="text">
      <style:text-properties fo:font-style="italic" style:font-style-asian="italic" fo:color="#000000" fo:font-size="10pt" style:font-size-asian="10pt" style:font-size-complex="10pt"/>
    </style:style>
    <style:style style:name="T67" style:parent-style-name="Car.predefinitoparagrafo" style:family="text">
      <style:text-properties fo:font-style="italic" style:font-style-asian="italic" fo:color="#000080" fo:font-size="10pt" style:font-size-asian="10pt" style:font-size-complex="10pt" style:text-underline-type="single" style:text-underline-style="solid" style:text-underline-width="auto" style:text-underline-mode="continuous"/>
    </style:style>
    <style:style style:name="P68" style:parent-style-name="Standard" style:family="paragraph">
      <style:paragraph-properties fo:margin-top="0.0833in" fo:margin-left="0.1666in">
        <style:tab-stops>
          <style:tab-stop style:type="right" style:leader-style="dotted" style:leader-text="." style:position="0.5in"/>
          <style:tab-stop style:type="left" style:position="4in"/>
          <style:tab-stop style:type="right" style:position="6.5in"/>
          <style:tab-stop style:type="right" style:position="6.693in"/>
        </style:tab-stops>
      </style:paragraph-properties>
    </style:style>
    <style:style style:name="T69" style:parent-style-name="Car.predefinitoparagrafo" style:family="text">
      <style:text-properties fo:font-style="italic" style:font-style-asian="italic" fo:color="#000000" fo:font-size="10pt" style:font-size-asian="10pt" style:font-size-complex="10pt"/>
    </style:style>
    <style:style style:name="T70" style:parent-style-name="Car.predefinitoparagrafo" style:family="text">
      <style:text-properties fo:font-style="italic" style:font-style-asian="italic" fo:color="#000000" fo:font-size="10pt" style:font-size-asian="10pt" style:font-size-complex="10pt"/>
    </style:style>
    <style:style style:name="T71" style:parent-style-name="Car.predefinitoparagrafo" style:family="text">
      <style:text-properties fo:font-style="italic" style:font-style-asian="italic" fo:color="#000080" fo:font-size="10pt" style:font-size-asian="10pt" style:font-size-complex="10pt" style:text-underline-type="single" style:text-underline-style="solid" style:text-underline-width="auto" style:text-underline-mode="continuous"/>
    </style:style>
    <style:style style:name="P72" style:parent-style-name="Standard" style:family="paragraph">
      <style:paragraph-properties fo:margin-top="0.0833in" fo:margin-left="0.1666in">
        <style:tab-stops>
          <style:tab-stop style:type="right" style:leader-style="dotted" style:leader-text="." style:position="0.5in"/>
          <style:tab-stop style:type="left" style:position="4in"/>
          <style:tab-stop style:type="right" style:position="6.5in"/>
          <style:tab-stop style:type="right" style:position="6.693in"/>
        </style:tab-stops>
      </style:paragraph-properties>
    </style:style>
    <style:style style:name="T73" style:parent-style-name="Car.predefinitoparagrafo" style:family="text">
      <style:text-properties fo:font-style="italic" style:font-style-asian="italic" fo:color="#000000" fo:font-size="10pt" style:font-size-asian="10pt" style:font-size-complex="10pt"/>
    </style:style>
    <style:style style:name="T74" style:parent-style-name="Car.predefinitoparagrafo" style:family="text">
      <style:text-properties fo:font-style="italic" style:font-style-asian="italic" fo:color="#000000" fo:font-size="10pt" style:font-size-asian="10pt" style:font-size-complex="10pt"/>
    </style:style>
    <style:style style:name="T75" style:parent-style-name="Car.predefinitoparagrafo" style:family="text">
      <style:text-properties fo:font-style="italic" style:font-style-asian="italic" fo:color="#000080" fo:font-size="10pt" style:font-size-asian="10pt" style:font-size-complex="10pt" style:text-underline-type="single" style:text-underline-style="solid" style:text-underline-width="auto" style:text-underline-mode="continuous"/>
    </style:style>
    <style:style style:name="P76" style:parent-style-name="Standard" style:family="paragraph">
      <style:paragraph-properties fo:margin-top="0.1666in" fo:margin-bottom="0.0833in">
        <style:tab-stops>
          <style:tab-stop style:type="right" style:leader-style="dotted" style:leader-text="." style:position="0.5in"/>
          <style:tab-stop style:type="left" style:position="4in"/>
          <style:tab-stop style:type="right" style:position="6.5in"/>
          <style:tab-stop style:type="right" style:position="6.693in"/>
        </style:tab-stops>
      </style:paragraph-properties>
    </style:style>
    <style:style style:name="T77" style:parent-style-name="Car.predefinitoparagrafo" style:family="text">
      <style:text-properties fo:font-weight="bold" style:font-weight-asian="bold" fo:color="#000000" fo:font-size="10pt" style:font-size-asian="10pt" style:font-size-complex="10pt"/>
    </style:style>
    <style:style style:name="T78" style:parent-style-name="Car.predefinitoparagrafo" style:family="text">
      <style:text-properties fo:font-weight="bold" style:font-weight-asian="bold" fo:color="#000000" fo:font-size="10pt" style:font-size-asian="10pt" style:font-size-complex="10pt"/>
    </style:style>
    <style:style style:name="T79" style:parent-style-name="Car.predefinitoparagrafo" style:family="text">
      <style:text-properties fo:font-weight="bold" style:font-weight-asian="bold" fo:color="#000080" fo:font-size="10pt" style:font-size-asian="10pt" style:font-size-complex="10pt" style:text-underline-type="single" style:text-underline-style="solid" style:text-underline-width="auto" style:text-underline-mode="continuous"/>
    </style:style>
    <style:style style:name="P80" style:parent-style-name="Standard" style:family="paragraph">
      <style:paragraph-properties fo:margin-top="0.0833in" fo:margin-left="0.1666in">
        <style:tab-stops>
          <style:tab-stop style:type="right" style:leader-style="dotted" style:leader-text="." style:position="0.5in"/>
          <style:tab-stop style:type="left" style:position="4in"/>
          <style:tab-stop style:type="right" style:position="6.5in"/>
          <style:tab-stop style:type="right" style:position="6.693in"/>
        </style:tab-stops>
      </style:paragraph-properties>
    </style:style>
    <style:style style:name="T81" style:parent-style-name="Car.predefinitoparagrafo" style:family="text">
      <style:text-properties fo:font-style="italic" style:font-style-asian="italic" fo:color="#000000" fo:font-size="10pt" style:font-size-asian="10pt" style:font-size-complex="10pt"/>
    </style:style>
    <style:style style:name="T82" style:parent-style-name="Car.predefinitoparagrafo" style:family="text">
      <style:text-properties fo:font-style="italic" style:font-style-asian="italic" fo:color="#000000" fo:font-size="10pt" style:font-size-asian="10pt" style:font-size-complex="10pt"/>
    </style:style>
    <style:style style:name="T83" style:parent-style-name="Car.predefinitoparagrafo" style:family="text">
      <style:text-properties fo:font-style="italic" style:font-style-asian="italic" fo:color="#000080" fo:font-size="10pt" style:font-size-asian="10pt" style:font-size-complex="10pt" style:text-underline-type="single" style:text-underline-style="solid" style:text-underline-width="auto" style:text-underline-mode="continuous"/>
    </style:style>
    <style:style style:name="P84" style:parent-style-name="Standard" style:family="paragraph">
      <style:paragraph-properties fo:margin-left="0.3333in">
        <style:tab-stops>
          <style:tab-stop style:type="right" style:leader-style="dotted" style:leader-text="." style:position="0.5in"/>
          <style:tab-stop style:type="left" style:position="4in"/>
          <style:tab-stop style:type="right" style:position="6.5in"/>
          <style:tab-stop style:type="right" style:position="6.693in"/>
        </style:tab-stops>
      </style:paragraph-properties>
    </style:style>
    <style:style style:name="T85" style:parent-style-name="Car.predefinitoparagrafo" style:family="text">
      <style:text-properties fo:color="#000000" fo:font-size="10pt" style:font-size-asian="10pt" style:font-size-complex="10pt"/>
    </style:style>
    <style:style style:name="T86" style:parent-style-name="Car.predefinitoparagrafo" style:family="text">
      <style:text-properties fo:color="#000000" fo:font-size="10pt" style:font-size-asian="10pt" style:font-size-complex="10pt"/>
    </style:style>
    <style:style style:name="T87" style:parent-style-name="Car.predefinitoparagrafo" style:family="text">
      <style:text-properties fo:color="#000080" fo:font-size="10pt" style:font-size-asian="10pt" style:font-size-complex="10pt" style:text-underline-type="single" style:text-underline-style="solid" style:text-underline-width="auto" style:text-underline-mode="continuous"/>
    </style:style>
    <style:style style:name="P88" style:parent-style-name="Standard" style:family="paragraph">
      <style:paragraph-properties fo:margin-left="0.3333in">
        <style:tab-stops>
          <style:tab-stop style:type="right" style:leader-style="dotted" style:leader-text="." style:position="0.5in"/>
          <style:tab-stop style:type="left" style:position="4in"/>
          <style:tab-stop style:type="right" style:position="6.5in"/>
          <style:tab-stop style:type="right" style:position="6.693in"/>
        </style:tab-stops>
      </style:paragraph-properties>
    </style:style>
    <style:style style:name="T89" style:parent-style-name="Car.predefinitoparagrafo" style:family="text">
      <style:text-properties fo:color="#000000" fo:font-size="10pt" style:font-size-asian="10pt" style:font-size-complex="10pt"/>
    </style:style>
    <style:style style:name="T90" style:parent-style-name="Car.predefinitoparagrafo" style:family="text">
      <style:text-properties fo:color="#000000" fo:font-size="10pt" style:font-size-asian="10pt" style:font-size-complex="10pt"/>
    </style:style>
    <style:style style:name="T91" style:parent-style-name="Car.predefinitoparagrafo" style:family="text">
      <style:text-properties fo:color="#000080" fo:font-size="10pt" style:font-size-asian="10pt" style:font-size-complex="10pt" style:text-underline-type="single" style:text-underline-style="solid" style:text-underline-width="auto" style:text-underline-mode="continuous"/>
    </style:style>
    <style:style style:name="P92" style:parent-style-name="Standard" style:family="paragraph">
      <style:paragraph-properties fo:margin-left="0.3333in">
        <style:tab-stops>
          <style:tab-stop style:type="right" style:leader-style="dotted" style:leader-text="." style:position="0.5in"/>
          <style:tab-stop style:type="left" style:position="4in"/>
          <style:tab-stop style:type="right" style:position="6.5in"/>
          <style:tab-stop style:type="right" style:position="6.693in"/>
        </style:tab-stops>
      </style:paragraph-properties>
    </style:style>
    <style:style style:name="T93" style:parent-style-name="Car.predefinitoparagrafo" style:family="text">
      <style:text-properties fo:color="#000000" fo:font-size="10pt" style:font-size-asian="10pt" style:font-size-complex="10pt"/>
    </style:style>
    <style:style style:name="T94" style:parent-style-name="Car.predefinitoparagrafo" style:family="text">
      <style:text-properties fo:color="#000000" fo:font-size="10pt" style:font-size-asian="10pt" style:font-size-complex="10pt"/>
    </style:style>
    <style:style style:name="T95" style:parent-style-name="Car.predefinitoparagrafo" style:family="text">
      <style:text-properties fo:color="#000080" fo:font-size="10pt" style:font-size-asian="10pt" style:font-size-complex="10pt" style:text-underline-type="single" style:text-underline-style="solid" style:text-underline-width="auto" style:text-underline-mode="continuous"/>
    </style:style>
    <style:style style:name="P96" style:parent-style-name="Standard" style:family="paragraph">
      <style:paragraph-properties fo:margin-left="0.3333in">
        <style:tab-stops>
          <style:tab-stop style:type="right" style:leader-style="dotted" style:leader-text="." style:position="0.5in"/>
          <style:tab-stop style:type="left" style:position="4in"/>
          <style:tab-stop style:type="right" style:position="6.5in"/>
          <style:tab-stop style:type="right" style:position="6.693in"/>
        </style:tab-stops>
      </style:paragraph-properties>
    </style:style>
    <style:style style:name="T97" style:parent-style-name="Car.predefinitoparagrafo" style:family="text">
      <style:text-properties fo:color="#000000" fo:font-size="10pt" style:font-size-asian="10pt" style:font-size-complex="10pt"/>
    </style:style>
    <style:style style:name="T98" style:parent-style-name="Car.predefinitoparagrafo" style:family="text">
      <style:text-properties fo:color="#000000" fo:font-size="10pt" style:font-size-asian="10pt" style:font-size-complex="10pt"/>
    </style:style>
    <style:style style:name="T99" style:parent-style-name="Car.predefinitoparagrafo" style:family="text">
      <style:text-properties fo:color="#000080" fo:font-size="10pt" style:font-size-asian="10pt" style:font-size-complex="10pt" style:text-underline-type="single" style:text-underline-style="solid" style:text-underline-width="auto" style:text-underline-mode="continuous"/>
    </style:style>
    <style:style style:name="P100" style:parent-style-name="Standard" style:family="paragraph">
      <style:paragraph-properties fo:margin-left="0.3333in">
        <style:tab-stops>
          <style:tab-stop style:type="right" style:leader-style="dotted" style:leader-text="." style:position="0.5in"/>
          <style:tab-stop style:type="left" style:position="4in"/>
          <style:tab-stop style:type="right" style:position="6.5in"/>
          <style:tab-stop style:type="right" style:position="6.693in"/>
        </style:tab-stops>
      </style:paragraph-properties>
    </style:style>
    <style:style style:name="T101" style:parent-style-name="Car.predefinitoparagrafo" style:family="text">
      <style:text-properties fo:color="#000000" fo:font-size="10pt" style:font-size-asian="10pt" style:font-size-complex="10pt"/>
    </style:style>
    <style:style style:name="T102" style:parent-style-name="Car.predefinitoparagrafo" style:family="text">
      <style:text-properties fo:color="#000000" fo:font-size="10pt" style:font-size-asian="10pt" style:font-size-complex="10pt"/>
    </style:style>
    <style:style style:name="T103" style:parent-style-name="Car.predefinitoparagrafo" style:family="text">
      <style:text-properties fo:color="#000080" fo:font-size="10pt" style:font-size-asian="10pt" style:font-size-complex="10pt" style:text-underline-type="single" style:text-underline-style="solid" style:text-underline-width="auto" style:text-underline-mode="continuous"/>
    </style:style>
    <style:style style:name="P104" style:parent-style-name="Standard" style:family="paragraph">
      <style:paragraph-properties fo:margin-left="0.3333in">
        <style:tab-stops>
          <style:tab-stop style:type="right" style:leader-style="dotted" style:leader-text="." style:position="0.5in"/>
          <style:tab-stop style:type="left" style:position="4in"/>
          <style:tab-stop style:type="right" style:position="6.5in"/>
          <style:tab-stop style:type="right" style:position="6.693in"/>
        </style:tab-stops>
      </style:paragraph-properties>
    </style:style>
    <style:style style:name="T105" style:parent-style-name="Car.predefinitoparagrafo" style:family="text">
      <style:text-properties fo:color="#000000" fo:font-size="10pt" style:font-size-asian="10pt" style:font-size-complex="10pt"/>
    </style:style>
    <style:style style:name="T106" style:parent-style-name="Car.predefinitoparagrafo" style:family="text">
      <style:text-properties fo:color="#000000" fo:font-size="10pt" style:font-size-asian="10pt" style:font-size-complex="10pt"/>
    </style:style>
    <style:style style:name="T107" style:parent-style-name="Car.predefinitoparagrafo" style:family="text">
      <style:text-properties fo:color="#000080" fo:font-size="10pt" style:font-size-asian="10pt" style:font-size-complex="10pt" style:text-underline-type="single" style:text-underline-style="solid" style:text-underline-width="auto" style:text-underline-mode="continuous"/>
    </style:style>
    <style:style style:name="P108" style:parent-style-name="Standard" style:family="paragraph">
      <style:paragraph-properties fo:margin-left="0.3333in">
        <style:tab-stops>
          <style:tab-stop style:type="right" style:leader-style="dotted" style:leader-text="." style:position="0.5in"/>
          <style:tab-stop style:type="left" style:position="4in"/>
          <style:tab-stop style:type="right" style:position="6.5in"/>
          <style:tab-stop style:type="right" style:position="6.693in"/>
        </style:tab-stops>
      </style:paragraph-properties>
    </style:style>
    <style:style style:name="T109" style:parent-style-name="Car.predefinitoparagrafo" style:family="text">
      <style:text-properties fo:color="#000000" fo:font-size="10pt" style:font-size-asian="10pt" style:font-size-complex="10pt"/>
    </style:style>
    <style:style style:name="T110" style:parent-style-name="Car.predefinitoparagrafo" style:family="text">
      <style:text-properties fo:color="#000000" fo:font-size="10pt" style:font-size-asian="10pt" style:font-size-complex="10pt"/>
    </style:style>
    <style:style style:name="T111" style:parent-style-name="Car.predefinitoparagrafo" style:family="text">
      <style:text-properties fo:color="#000080" fo:font-size="10pt" style:font-size-asian="10pt" style:font-size-complex="10pt" style:text-underline-type="single" style:text-underline-style="solid" style:text-underline-width="auto" style:text-underline-mode="continuous"/>
    </style:style>
    <style:style style:name="P112" style:parent-style-name="Standard" style:family="paragraph">
      <style:paragraph-properties fo:margin-left="0.3333in">
        <style:tab-stops>
          <style:tab-stop style:type="right" style:leader-style="dotted" style:leader-text="." style:position="0.5in"/>
          <style:tab-stop style:type="left" style:position="4in"/>
          <style:tab-stop style:type="right" style:position="6.5in"/>
          <style:tab-stop style:type="right" style:position="6.693in"/>
        </style:tab-stops>
      </style:paragraph-properties>
    </style:style>
    <style:style style:name="T113" style:parent-style-name="Car.predefinitoparagrafo" style:family="text">
      <style:text-properties fo:color="#000000" fo:font-size="10pt" style:font-size-asian="10pt" style:font-size-complex="10pt"/>
    </style:style>
    <style:style style:name="T114" style:parent-style-name="Car.predefinitoparagrafo" style:family="text">
      <style:text-properties fo:color="#000000" fo:font-size="10pt" style:font-size-asian="10pt" style:font-size-complex="10pt"/>
    </style:style>
    <style:style style:name="T115" style:parent-style-name="Car.predefinitoparagrafo" style:family="text">
      <style:text-properties fo:color="#000080" fo:font-size="10pt" style:font-size-asian="10pt" style:font-size-complex="10pt" style:text-underline-type="single" style:text-underline-style="solid" style:text-underline-width="auto" style:text-underline-mode="continuous"/>
    </style:style>
    <style:style style:name="P116" style:parent-style-name="Standard" style:family="paragraph">
      <style:paragraph-properties fo:margin-top="0.0833in" fo:margin-left="0.1666in">
        <style:tab-stops>
          <style:tab-stop style:type="right" style:leader-style="dotted" style:leader-text="." style:position="0.5in"/>
          <style:tab-stop style:type="left" style:position="4in"/>
          <style:tab-stop style:type="right" style:position="6.5in"/>
          <style:tab-stop style:type="right" style:position="6.693in"/>
        </style:tab-stops>
      </style:paragraph-properties>
    </style:style>
    <style:style style:name="T117" style:parent-style-name="Car.predefinitoparagrafo" style:family="text">
      <style:text-properties fo:font-style="italic" style:font-style-asian="italic" fo:color="#000000" fo:font-size="10pt" style:font-size-asian="10pt" style:font-size-complex="10pt"/>
    </style:style>
    <style:style style:name="T118" style:parent-style-name="Car.predefinitoparagrafo" style:family="text">
      <style:text-properties fo:font-style="italic" style:font-style-asian="italic" fo:color="#000000" fo:font-size="10pt" style:font-size-asian="10pt" style:font-size-complex="10pt"/>
    </style:style>
    <style:style style:name="T119" style:parent-style-name="Car.predefinitoparagrafo" style:family="text">
      <style:text-properties fo:font-style="italic" style:font-style-asian="italic" fo:color="#000080" fo:font-size="10pt" style:font-size-asian="10pt" style:font-size-complex="10pt" style:text-underline-type="single" style:text-underline-style="solid" style:text-underline-width="auto" style:text-underline-mode="continuous"/>
    </style:style>
    <style:style style:name="P120" style:parent-style-name="Standard" style:family="paragraph">
      <style:paragraph-properties fo:margin-top="0.0833in" fo:margin-left="0.1666in">
        <style:tab-stops>
          <style:tab-stop style:type="right" style:leader-style="dotted" style:leader-text="." style:position="0.5in"/>
          <style:tab-stop style:type="left" style:position="4in"/>
          <style:tab-stop style:type="right" style:position="6.5in"/>
          <style:tab-stop style:type="right" style:position="6.693in"/>
        </style:tab-stops>
      </style:paragraph-properties>
    </style:style>
    <style:style style:name="T121" style:parent-style-name="Car.predefinitoparagrafo" style:family="text">
      <style:text-properties fo:font-style="italic" style:font-style-asian="italic" fo:color="#000000" fo:font-size="10pt" style:font-size-asian="10pt" style:font-size-complex="10pt"/>
    </style:style>
    <style:style style:name="T122" style:parent-style-name="Car.predefinitoparagrafo" style:family="text">
      <style:text-properties fo:font-style="italic" style:font-style-asian="italic" fo:color="#000000" fo:font-size="10pt" style:font-size-asian="10pt" style:font-size-complex="10pt"/>
    </style:style>
    <style:style style:name="T123" style:parent-style-name="Car.predefinitoparagrafo" style:family="text">
      <style:text-properties fo:font-style="italic" style:font-style-asian="italic" fo:color="#000080" fo:font-size="10pt" style:font-size-asian="10pt" style:font-size-complex="10pt" style:text-underline-type="single" style:text-underline-style="solid" style:text-underline-width="auto" style:text-underline-mode="continuous"/>
    </style:style>
    <style:style style:name="P124" style:parent-style-name="Standard" style:family="paragraph">
      <style:paragraph-properties fo:margin-top="0.0833in" fo:margin-left="0.1666in">
        <style:tab-stops>
          <style:tab-stop style:type="right" style:leader-style="dotted" style:leader-text="." style:position="0.5in"/>
          <style:tab-stop style:type="left" style:position="4in"/>
          <style:tab-stop style:type="right" style:position="6.5in"/>
          <style:tab-stop style:type="right" style:position="6.693in"/>
        </style:tab-stops>
      </style:paragraph-properties>
    </style:style>
    <style:style style:name="T125" style:parent-style-name="Car.predefinitoparagrafo" style:family="text">
      <style:text-properties fo:font-style="italic" style:font-style-asian="italic" fo:color="#000000" fo:font-size="10pt" style:font-size-asian="10pt" style:font-size-complex="10pt"/>
    </style:style>
    <style:style style:name="T126" style:parent-style-name="Car.predefinitoparagrafo" style:family="text">
      <style:text-properties fo:font-style="italic" style:font-style-asian="italic" fo:color="#000000" fo:font-size="10pt" style:font-size-asian="10pt" style:font-size-complex="10pt"/>
    </style:style>
    <style:style style:name="T127" style:parent-style-name="Car.predefinitoparagrafo" style:family="text">
      <style:text-properties fo:font-style="italic" style:font-style-asian="italic" fo:color="#000080" fo:font-size="10pt" style:font-size-asian="10pt" style:font-size-complex="10pt" style:text-underline-type="single" style:text-underline-style="solid" style:text-underline-width="auto" style:text-underline-mode="continuous"/>
    </style:style>
    <style:style style:name="P128" style:parent-style-name="Standard" style:family="paragraph">
      <style:paragraph-properties fo:margin-top="0.0833in" fo:margin-left="0.1666in">
        <style:tab-stops>
          <style:tab-stop style:type="right" style:leader-style="dotted" style:leader-text="." style:position="0.5in"/>
          <style:tab-stop style:type="left" style:position="4in"/>
          <style:tab-stop style:type="right" style:position="6.5in"/>
          <style:tab-stop style:type="right" style:position="6.693in"/>
        </style:tab-stops>
      </style:paragraph-properties>
    </style:style>
    <style:style style:name="T129" style:parent-style-name="Car.predefinitoparagrafo" style:family="text">
      <style:text-properties fo:font-style="italic" style:font-style-asian="italic" fo:color="#000000" fo:font-size="10pt" style:font-size-asian="10pt" style:font-size-complex="10pt"/>
    </style:style>
    <style:style style:name="T130" style:parent-style-name="Car.predefinitoparagrafo" style:family="text">
      <style:text-properties fo:font-style="italic" style:font-style-asian="italic" fo:color="#000000" fo:font-size="10pt" style:font-size-asian="10pt" style:font-size-complex="10pt"/>
    </style:style>
    <style:style style:name="T131" style:parent-style-name="Car.predefinitoparagrafo" style:family="text">
      <style:text-properties fo:font-style="italic" style:font-style-asian="italic" fo:color="#000080" fo:font-size="10pt" style:font-size-asian="10pt" style:font-size-complex="10pt" style:text-underline-type="single" style:text-underline-style="solid" style:text-underline-width="auto" style:text-underline-mode="continuous"/>
    </style:style>
    <style:style style:name="P132" style:parent-style-name="Standard" style:family="paragraph">
      <style:paragraph-properties fo:margin-top="0.0833in" fo:margin-left="0.1666in">
        <style:tab-stops>
          <style:tab-stop style:type="right" style:leader-style="dotted" style:leader-text="." style:position="0.5in"/>
          <style:tab-stop style:type="left" style:position="4in"/>
          <style:tab-stop style:type="right" style:position="6.5in"/>
          <style:tab-stop style:type="right" style:position="6.693in"/>
        </style:tab-stops>
      </style:paragraph-properties>
    </style:style>
    <style:style style:name="T133" style:parent-style-name="Car.predefinitoparagrafo" style:family="text">
      <style:text-properties fo:font-style="italic" style:font-style-asian="italic" fo:color="#000000" fo:font-size="10pt" style:font-size-asian="10pt" style:font-size-complex="10pt"/>
    </style:style>
    <style:style style:name="T134" style:parent-style-name="Car.predefinitoparagrafo" style:family="text">
      <style:text-properties fo:font-style="italic" style:font-style-asian="italic" fo:color="#000000" fo:font-size="10pt" style:font-size-asian="10pt" style:font-size-complex="10pt"/>
    </style:style>
    <style:style style:name="T135" style:parent-style-name="Car.predefinitoparagrafo" style:family="text">
      <style:text-properties fo:font-style="italic" style:font-style-asian="italic" fo:color="#000080" fo:font-size="10pt" style:font-size-asian="10pt" style:font-size-complex="10pt" style:text-underline-type="single" style:text-underline-style="solid" style:text-underline-width="auto" style:text-underline-mode="continuous"/>
    </style:style>
    <style:style style:name="P136" style:parent-style-name="Standard" style:family="paragraph">
      <style:paragraph-properties fo:margin-top="0.1666in" fo:margin-bottom="0.0833in">
        <style:tab-stops>
          <style:tab-stop style:type="right" style:leader-style="dotted" style:leader-text="." style:position="0.5in"/>
          <style:tab-stop style:type="left" style:position="4in"/>
          <style:tab-stop style:type="right" style:position="6.5in"/>
          <style:tab-stop style:type="right" style:position="6.693in"/>
        </style:tab-stops>
      </style:paragraph-properties>
    </style:style>
    <style:style style:name="T137" style:parent-style-name="Car.predefinitoparagrafo" style:family="text">
      <style:text-properties fo:font-weight="bold" style:font-weight-asian="bold" fo:color="#000000" fo:font-size="10pt" style:font-size-asian="10pt" style:font-size-complex="10pt"/>
    </style:style>
    <style:style style:name="T138" style:parent-style-name="Car.predefinitoparagrafo" style:family="text">
      <style:text-properties fo:font-weight="bold" style:font-weight-asian="bold" fo:color="#000000" fo:font-size="10pt" style:font-size-asian="10pt" style:font-size-complex="10pt"/>
    </style:style>
    <style:style style:name="T139" style:parent-style-name="Car.predefinitoparagrafo" style:family="text">
      <style:text-properties fo:font-weight="bold" style:font-weight-asian="bold" fo:color="#000080" fo:font-size="10pt" style:font-size-asian="10pt" style:font-size-complex="10pt" style:text-underline-type="single" style:text-underline-style="solid" style:text-underline-width="auto" style:text-underline-mode="continuous"/>
    </style:style>
    <style:style style:name="P140" style:parent-style-name="Standard" style:family="paragraph">
      <style:paragraph-properties fo:margin-top="0.0833in" fo:margin-left="0.1666in">
        <style:tab-stops>
          <style:tab-stop style:type="right" style:leader-style="dotted" style:leader-text="." style:position="0.5in"/>
          <style:tab-stop style:type="left" style:position="4in"/>
          <style:tab-stop style:type="right" style:position="6.5in"/>
          <style:tab-stop style:type="right" style:position="6.693in"/>
        </style:tab-stops>
      </style:paragraph-properties>
    </style:style>
    <style:style style:name="T141" style:parent-style-name="Car.predefinitoparagrafo" style:family="text">
      <style:text-properties fo:font-style="italic" style:font-style-asian="italic" fo:color="#000000" fo:font-size="10pt" style:font-size-asian="10pt" style:font-size-complex="10pt"/>
    </style:style>
    <style:style style:name="T142" style:parent-style-name="Car.predefinitoparagrafo" style:family="text">
      <style:text-properties fo:font-style="italic" style:font-style-asian="italic" fo:color="#000000" fo:font-size="10pt" style:font-size-asian="10pt" style:font-size-complex="10pt"/>
    </style:style>
    <style:style style:name="T143" style:parent-style-name="Car.predefinitoparagrafo" style:family="text">
      <style:text-properties fo:font-style="italic" style:font-style-asian="italic" fo:color="#000080" fo:font-size="10pt" style:font-size-asian="10pt" style:font-size-complex="10pt" style:text-underline-type="single" style:text-underline-style="solid" style:text-underline-width="auto" style:text-underline-mode="continuous"/>
    </style:style>
    <style:style style:name="P144" style:parent-style-name="Standard" style:family="paragraph">
      <style:paragraph-properties fo:margin-top="0.0833in" fo:margin-left="0.1666in">
        <style:tab-stops>
          <style:tab-stop style:type="right" style:leader-style="dotted" style:leader-text="." style:position="0.5in"/>
          <style:tab-stop style:type="left" style:position="4in"/>
          <style:tab-stop style:type="right" style:position="6.5in"/>
          <style:tab-stop style:type="right" style:position="6.693in"/>
        </style:tab-stops>
      </style:paragraph-properties>
    </style:style>
    <style:style style:name="T145" style:parent-style-name="Car.predefinitoparagrafo" style:family="text">
      <style:text-properties fo:font-style="italic" style:font-style-asian="italic" fo:color="#000000" fo:font-size="10pt" style:font-size-asian="10pt" style:font-size-complex="10pt"/>
    </style:style>
    <style:style style:name="T146" style:parent-style-name="Car.predefinitoparagrafo" style:family="text">
      <style:text-properties fo:font-style="italic" style:font-style-asian="italic" fo:color="#000000" fo:font-size="10pt" style:font-size-asian="10pt" style:font-size-complex="10pt"/>
    </style:style>
    <style:style style:name="T147" style:parent-style-name="Car.predefinitoparagrafo" style:family="text">
      <style:text-properties fo:font-style="italic" style:font-style-asian="italic" fo:color="#000080" fo:font-size="10pt" style:font-size-asian="10pt" style:font-size-complex="10pt" style:text-underline-type="single" style:text-underline-style="solid" style:text-underline-width="auto" style:text-underline-mode="continuous"/>
    </style:style>
    <style:style style:name="P148" style:parent-style-name="Standard" style:family="paragraph">
      <style:paragraph-properties fo:margin-top="0.0833in" fo:margin-left="0.1666in">
        <style:tab-stops>
          <style:tab-stop style:type="right" style:leader-style="dotted" style:leader-text="." style:position="0.5in"/>
          <style:tab-stop style:type="left" style:position="4in"/>
          <style:tab-stop style:type="right" style:position="6.5in"/>
          <style:tab-stop style:type="right" style:position="6.693in"/>
        </style:tab-stops>
      </style:paragraph-properties>
    </style:style>
    <style:style style:name="T149" style:parent-style-name="Car.predefinitoparagrafo" style:family="text">
      <style:text-properties fo:font-style="italic" style:font-style-asian="italic" fo:color="#000000" fo:font-size="10pt" style:font-size-asian="10pt" style:font-size-complex="10pt"/>
    </style:style>
    <style:style style:name="T150" style:parent-style-name="Car.predefinitoparagrafo" style:family="text">
      <style:text-properties fo:font-style="italic" style:font-style-asian="italic" fo:color="#000000" fo:font-size="10pt" style:font-size-asian="10pt" style:font-size-complex="10pt"/>
    </style:style>
    <style:style style:name="T151" style:parent-style-name="Car.predefinitoparagrafo" style:family="text">
      <style:text-properties fo:font-style="italic" style:font-style-asian="italic" fo:color="#000080" fo:font-size="10pt" style:font-size-asian="10pt" style:font-size-complex="10pt" style:text-underline-type="single" style:text-underline-style="solid" style:text-underline-width="auto" style:text-underline-mode="continuous"/>
    </style:style>
    <style:style style:name="P152" style:parent-style-name="Standard" style:family="paragraph">
      <style:paragraph-properties fo:margin-top="0.0833in" fo:margin-left="0.1666in">
        <style:tab-stops>
          <style:tab-stop style:type="right" style:leader-style="dotted" style:leader-text="." style:position="0.5in"/>
          <style:tab-stop style:type="left" style:position="4in"/>
          <style:tab-stop style:type="right" style:position="6.5in"/>
          <style:tab-stop style:type="right" style:position="6.693in"/>
        </style:tab-stops>
      </style:paragraph-properties>
    </style:style>
    <style:style style:name="T153" style:parent-style-name="Car.predefinitoparagrafo" style:family="text">
      <style:text-properties fo:font-style="italic" style:font-style-asian="italic" fo:color="#000000" fo:font-size="10pt" style:font-size-asian="10pt" style:font-size-complex="10pt"/>
    </style:style>
    <style:style style:name="T154" style:parent-style-name="Car.predefinitoparagrafo" style:family="text">
      <style:text-properties fo:font-style="italic" style:font-style-asian="italic" fo:color="#000000" fo:font-size="10pt" style:font-size-asian="10pt" style:font-size-complex="10pt"/>
    </style:style>
    <style:style style:name="T155" style:parent-style-name="Car.predefinitoparagrafo" style:family="text">
      <style:text-properties fo:font-style="italic" style:font-style-asian="italic" fo:color="#000080" fo:font-size="10pt" style:font-size-asian="10pt" style:font-size-complex="10pt" style:text-underline-type="single" style:text-underline-style="solid" style:text-underline-width="auto" style:text-underline-mode="continuous"/>
    </style:style>
    <style:style style:name="P156" style:parent-style-name="Standard" style:family="paragraph">
      <style:paragraph-properties fo:margin-top="0.0833in" fo:margin-left="0.1666in">
        <style:tab-stops>
          <style:tab-stop style:type="right" style:leader-style="dotted" style:leader-text="." style:position="0.5in"/>
          <style:tab-stop style:type="left" style:position="4in"/>
          <style:tab-stop style:type="right" style:position="6.5in"/>
          <style:tab-stop style:type="right" style:position="6.693in"/>
        </style:tab-stops>
      </style:paragraph-properties>
    </style:style>
    <style:style style:name="T157" style:parent-style-name="Car.predefinitoparagrafo" style:family="text">
      <style:text-properties fo:font-style="italic" style:font-style-asian="italic" fo:color="#000000" fo:font-size="10pt" style:font-size-asian="10pt" style:font-size-complex="10pt"/>
    </style:style>
    <style:style style:name="T158" style:parent-style-name="Car.predefinitoparagrafo" style:family="text">
      <style:text-properties fo:font-style="italic" style:font-style-asian="italic" fo:color="#000000" fo:font-size="10pt" style:font-size-asian="10pt" style:font-size-complex="10pt"/>
    </style:style>
    <style:style style:name="T159" style:parent-style-name="Car.predefinitoparagrafo" style:family="text">
      <style:text-properties fo:font-style="italic" style:font-style-asian="italic" fo:color="#000080" fo:font-size="10pt" style:font-size-asian="10pt" style:font-size-complex="10pt" style:text-underline-type="single" style:text-underline-style="solid" style:text-underline-width="auto" style:text-underline-mode="continuous"/>
    </style:style>
    <style:style style:name="P160" style:parent-style-name="Standard" style:family="paragraph">
      <style:paragraph-properties fo:margin-left="0.3333in">
        <style:tab-stops>
          <style:tab-stop style:type="right" style:leader-style="dotted" style:leader-text="." style:position="0.5in"/>
          <style:tab-stop style:type="left" style:position="4in"/>
          <style:tab-stop style:type="right" style:position="6.5in"/>
          <style:tab-stop style:type="right" style:position="6.693in"/>
        </style:tab-stops>
      </style:paragraph-properties>
    </style:style>
    <style:style style:name="T161" style:parent-style-name="Car.predefinitoparagrafo" style:family="text">
      <style:text-properties fo:color="#000000" fo:font-size="10pt" style:font-size-asian="10pt" style:font-size-complex="10pt"/>
    </style:style>
    <style:style style:name="T162" style:parent-style-name="Car.predefinitoparagrafo" style:family="text">
      <style:text-properties fo:color="#000000" fo:font-size="10pt" style:font-size-asian="10pt" style:font-size-complex="10pt"/>
    </style:style>
    <style:style style:name="T163" style:parent-style-name="Car.predefinitoparagrafo" style:family="text">
      <style:text-properties fo:color="#000080" fo:font-size="10pt" style:font-size-asian="10pt" style:font-size-complex="10pt" style:text-underline-type="single" style:text-underline-style="solid" style:text-underline-width="auto" style:text-underline-mode="continuous"/>
    </style:style>
    <style:style style:name="P164" style:parent-style-name="Standard" style:family="paragraph">
      <style:paragraph-properties fo:margin-top="0.0833in" fo:margin-left="0.1666in">
        <style:tab-stops>
          <style:tab-stop style:type="right" style:leader-style="dotted" style:leader-text="." style:position="0.5in"/>
          <style:tab-stop style:type="left" style:position="4in"/>
          <style:tab-stop style:type="right" style:position="6.5in"/>
          <style:tab-stop style:type="right" style:position="6.693in"/>
        </style:tab-stops>
      </style:paragraph-properties>
    </style:style>
    <style:style style:name="T165" style:parent-style-name="Car.predefinitoparagrafo" style:family="text">
      <style:text-properties fo:font-style="italic" style:font-style-asian="italic" fo:color="#000000" fo:font-size="10pt" style:font-size-asian="10pt" style:font-size-complex="10pt"/>
    </style:style>
    <style:style style:name="T166" style:parent-style-name="Car.predefinitoparagrafo" style:family="text">
      <style:text-properties fo:font-style="italic" style:font-style-asian="italic" fo:color="#000000" fo:font-size="10pt" style:font-size-asian="10pt" style:font-size-complex="10pt"/>
    </style:style>
    <style:style style:name="T167" style:parent-style-name="Car.predefinitoparagrafo" style:family="text">
      <style:text-properties fo:font-style="italic" style:font-style-asian="italic" fo:color="#000080" fo:font-size="10pt" style:font-size-asian="10pt" style:font-size-complex="10pt" style:text-underline-type="single" style:text-underline-style="solid" style:text-underline-width="auto" style:text-underline-mode="continuous"/>
    </style:style>
    <style:style style:name="P168" style:parent-style-name="Standard" style:family="paragraph">
      <style:paragraph-properties fo:margin-left="0.3333in">
        <style:tab-stops>
          <style:tab-stop style:type="right" style:leader-style="dotted" style:leader-text="." style:position="0.5in"/>
          <style:tab-stop style:type="left" style:position="4in"/>
          <style:tab-stop style:type="right" style:position="6.5in"/>
          <style:tab-stop style:type="right" style:position="6.693in"/>
        </style:tab-stops>
      </style:paragraph-properties>
    </style:style>
    <style:style style:name="T169" style:parent-style-name="Car.predefinitoparagrafo" style:family="text">
      <style:text-properties fo:color="#000000" fo:font-size="10pt" style:font-size-asian="10pt" style:font-size-complex="10pt"/>
    </style:style>
    <style:style style:name="T170" style:parent-style-name="Car.predefinitoparagrafo" style:family="text">
      <style:text-properties fo:color="#000000" fo:font-size="10pt" style:font-size-asian="10pt" style:font-size-complex="10pt"/>
    </style:style>
    <style:style style:name="T171" style:parent-style-name="Car.predefinitoparagrafo" style:family="text">
      <style:text-properties fo:color="#000080" fo:font-size="10pt" style:font-size-asian="10pt" style:font-size-complex="10pt" style:text-underline-type="single" style:text-underline-style="solid" style:text-underline-width="auto" style:text-underline-mode="continuous"/>
    </style:style>
    <style:style style:name="P172" style:parent-style-name="Standard" style:family="paragraph">
      <style:paragraph-properties fo:margin-left="0.3333in">
        <style:tab-stops>
          <style:tab-stop style:type="right" style:leader-style="dotted" style:leader-text="." style:position="0.5in"/>
          <style:tab-stop style:type="left" style:position="4in"/>
          <style:tab-stop style:type="right" style:position="6.5in"/>
          <style:tab-stop style:type="right" style:position="6.693in"/>
        </style:tab-stops>
      </style:paragraph-properties>
    </style:style>
    <style:style style:name="T173" style:parent-style-name="Car.predefinitoparagrafo" style:family="text">
      <style:text-properties fo:color="#000000" fo:font-size="10pt" style:font-size-asian="10pt" style:font-size-complex="10pt"/>
    </style:style>
    <style:style style:name="T174" style:parent-style-name="Car.predefinitoparagrafo" style:family="text">
      <style:text-properties fo:color="#000000" fo:font-size="10pt" style:font-size-asian="10pt" style:font-size-complex="10pt"/>
    </style:style>
    <style:style style:name="T175" style:parent-style-name="Car.predefinitoparagrafo" style:family="text">
      <style:text-properties fo:color="#000080" fo:font-size="10pt" style:font-size-asian="10pt" style:font-size-complex="10pt" style:text-underline-type="single" style:text-underline-style="solid" style:text-underline-width="auto" style:text-underline-mode="continuous"/>
    </style:style>
    <style:style style:name="P176" style:parent-style-name="Standard" style:family="paragraph">
      <style:paragraph-properties fo:margin-left="0.3333in">
        <style:tab-stops>
          <style:tab-stop style:type="right" style:leader-style="dotted" style:leader-text="." style:position="0.5in"/>
          <style:tab-stop style:type="left" style:position="4in"/>
          <style:tab-stop style:type="right" style:position="6.5in"/>
          <style:tab-stop style:type="right" style:position="6.693in"/>
        </style:tab-stops>
      </style:paragraph-properties>
    </style:style>
    <style:style style:name="T177" style:parent-style-name="Car.predefinitoparagrafo" style:family="text">
      <style:text-properties fo:color="#000000" fo:font-size="10pt" style:font-size-asian="10pt" style:font-size-complex="10pt"/>
    </style:style>
    <style:style style:name="T178" style:parent-style-name="Car.predefinitoparagrafo" style:family="text">
      <style:text-properties fo:color="#000000" fo:font-size="10pt" style:font-size-asian="10pt" style:font-size-complex="10pt"/>
    </style:style>
    <style:style style:name="T179" style:parent-style-name="Car.predefinitoparagrafo" style:family="text">
      <style:text-properties fo:color="#000080" fo:font-size="10pt" style:font-size-asian="10pt" style:font-size-complex="10pt" style:text-underline-type="single" style:text-underline-style="solid" style:text-underline-width="auto" style:text-underline-mode="continuous"/>
    </style:style>
    <style:style style:name="P180" style:parent-style-name="Standard" style:family="paragraph">
      <style:paragraph-properties fo:margin-left="0.3333in">
        <style:tab-stops>
          <style:tab-stop style:type="right" style:leader-style="dotted" style:leader-text="." style:position="0.5in"/>
          <style:tab-stop style:type="left" style:position="4in"/>
          <style:tab-stop style:type="right" style:position="6.5in"/>
          <style:tab-stop style:type="right" style:position="6.693in"/>
        </style:tab-stops>
      </style:paragraph-properties>
    </style:style>
    <style:style style:name="T181" style:parent-style-name="Car.predefinitoparagrafo" style:family="text">
      <style:text-properties fo:color="#000000" fo:font-size="10pt" style:font-size-asian="10pt" style:font-size-complex="10pt"/>
    </style:style>
    <style:style style:name="T182" style:parent-style-name="Car.predefinitoparagrafo" style:family="text">
      <style:text-properties fo:color="#000000" fo:font-size="10pt" style:font-size-asian="10pt" style:font-size-complex="10pt"/>
    </style:style>
    <style:style style:name="T183" style:parent-style-name="Car.predefinitoparagrafo" style:family="text">
      <style:text-properties fo:color="#000080" fo:font-size="10pt" style:font-size-asian="10pt" style:font-size-complex="10pt" style:text-underline-type="single" style:text-underline-style="solid" style:text-underline-width="auto" style:text-underline-mode="continuous"/>
    </style:style>
    <style:style style:name="P184" style:parent-style-name="Standard" style:family="paragraph">
      <style:paragraph-properties fo:margin-left="0.3333in">
        <style:tab-stops>
          <style:tab-stop style:type="right" style:leader-style="dotted" style:leader-text="." style:position="0.5in"/>
          <style:tab-stop style:type="left" style:position="4in"/>
          <style:tab-stop style:type="right" style:position="6.5in"/>
          <style:tab-stop style:type="right" style:position="6.693in"/>
        </style:tab-stops>
      </style:paragraph-properties>
    </style:style>
    <style:style style:name="T185" style:parent-style-name="Car.predefinitoparagrafo" style:family="text">
      <style:text-properties fo:color="#000000" fo:font-size="10pt" style:font-size-asian="10pt" style:font-size-complex="10pt"/>
    </style:style>
    <style:style style:name="T186" style:parent-style-name="Car.predefinitoparagrafo" style:family="text">
      <style:text-properties fo:color="#000000" fo:font-size="10pt" style:font-size-asian="10pt" style:font-size-complex="10pt"/>
    </style:style>
    <style:style style:name="T187" style:parent-style-name="Car.predefinitoparagrafo" style:family="text">
      <style:text-properties fo:color="#000080" fo:font-size="10pt" style:font-size-asian="10pt" style:font-size-complex="10pt" style:text-underline-type="single" style:text-underline-style="solid" style:text-underline-width="auto" style:text-underline-mode="continuous"/>
    </style:style>
    <style:style style:name="P188" style:parent-style-name="Standard" style:family="paragraph">
      <style:paragraph-properties fo:margin-top="0.0833in" fo:margin-left="0.1666in">
        <style:tab-stops>
          <style:tab-stop style:type="right" style:leader-style="dotted" style:leader-text="." style:position="0.5in"/>
          <style:tab-stop style:type="left" style:position="4in"/>
          <style:tab-stop style:type="right" style:position="6.5in"/>
          <style:tab-stop style:type="right" style:position="6.693in"/>
        </style:tab-stops>
      </style:paragraph-properties>
    </style:style>
    <style:style style:name="T189" style:parent-style-name="Car.predefinitoparagrafo" style:family="text">
      <style:text-properties fo:font-style="italic" style:font-style-asian="italic" fo:color="#000000" fo:font-size="10pt" style:font-size-asian="10pt" style:font-size-complex="10pt"/>
    </style:style>
    <style:style style:name="T190" style:parent-style-name="Car.predefinitoparagrafo" style:family="text">
      <style:text-properties fo:font-style="italic" style:font-style-asian="italic" fo:color="#000000" fo:font-size="10pt" style:font-size-asian="10pt" style:font-size-complex="10pt"/>
    </style:style>
    <style:style style:name="T191" style:parent-style-name="Car.predefinitoparagrafo" style:family="text">
      <style:text-properties fo:font-style="italic" style:font-style-asian="italic" fo:color="#000080" fo:font-size="10pt" style:font-size-asian="10pt" style:font-size-complex="10pt" style:text-underline-type="single" style:text-underline-style="solid" style:text-underline-width="auto" style:text-underline-mode="continuous"/>
    </style:style>
    <style:style style:name="P192" style:parent-style-name="Standard" style:family="paragraph">
      <style:paragraph-properties fo:margin-left="0.3333in">
        <style:tab-stops>
          <style:tab-stop style:type="right" style:leader-style="dotted" style:leader-text="." style:position="0.5in"/>
          <style:tab-stop style:type="left" style:position="4in"/>
          <style:tab-stop style:type="right" style:position="6.5in"/>
          <style:tab-stop style:type="right" style:position="6.693in"/>
        </style:tab-stops>
      </style:paragraph-properties>
    </style:style>
    <style:style style:name="T193" style:parent-style-name="Car.predefinitoparagrafo" style:family="text">
      <style:text-properties fo:color="#000000" fo:font-size="10pt" style:font-size-asian="10pt" style:font-size-complex="10pt"/>
    </style:style>
    <style:style style:name="T194" style:parent-style-name="Car.predefinitoparagrafo" style:family="text">
      <style:text-properties fo:color="#000000" fo:font-size="10pt" style:font-size-asian="10pt" style:font-size-complex="10pt"/>
    </style:style>
    <style:style style:name="T195" style:parent-style-name="Car.predefinitoparagrafo" style:family="text">
      <style:text-properties fo:color="#000080" fo:font-size="10pt" style:font-size-asian="10pt" style:font-size-complex="10pt" style:text-underline-type="single" style:text-underline-style="solid" style:text-underline-width="auto" style:text-underline-mode="continuous"/>
    </style:style>
    <style:style style:name="P196" style:parent-style-name="Standard" style:family="paragraph">
      <style:paragraph-properties fo:margin-left="0.3333in">
        <style:tab-stops>
          <style:tab-stop style:type="right" style:leader-style="dotted" style:leader-text="." style:position="0.5in"/>
          <style:tab-stop style:type="left" style:position="4in"/>
          <style:tab-stop style:type="right" style:position="6.5in"/>
          <style:tab-stop style:type="right" style:position="6.693in"/>
        </style:tab-stops>
      </style:paragraph-properties>
    </style:style>
    <style:style style:name="T197" style:parent-style-name="Car.predefinitoparagrafo" style:family="text">
      <style:text-properties fo:color="#000000" fo:font-size="10pt" style:font-size-asian="10pt" style:font-size-complex="10pt"/>
    </style:style>
    <style:style style:name="T198" style:parent-style-name="Car.predefinitoparagrafo" style:family="text">
      <style:text-properties fo:color="#000000" fo:font-size="10pt" style:font-size-asian="10pt" style:font-size-complex="10pt"/>
    </style:style>
    <style:style style:name="T199" style:parent-style-name="Car.predefinitoparagrafo" style:family="text">
      <style:text-properties fo:color="#000080" fo:font-size="10pt" style:font-size-asian="10pt" style:font-size-complex="10pt" style:text-underline-type="single" style:text-underline-style="solid" style:text-underline-width="auto" style:text-underline-mode="continuous"/>
    </style:style>
    <style:style style:name="P200" style:parent-style-name="Standard" style:family="paragraph">
      <style:paragraph-properties fo:margin-left="0.3333in">
        <style:tab-stops>
          <style:tab-stop style:type="right" style:leader-style="dotted" style:leader-text="." style:position="0.5in"/>
          <style:tab-stop style:type="left" style:position="4in"/>
          <style:tab-stop style:type="right" style:position="6.5in"/>
          <style:tab-stop style:type="right" style:position="6.693in"/>
        </style:tab-stops>
      </style:paragraph-properties>
    </style:style>
    <style:style style:name="T201" style:parent-style-name="Car.predefinitoparagrafo" style:family="text">
      <style:text-properties fo:color="#000000" fo:font-size="10pt" style:font-size-asian="10pt" style:font-size-complex="10pt"/>
    </style:style>
    <style:style style:name="T202" style:parent-style-name="Car.predefinitoparagrafo" style:family="text">
      <style:text-properties fo:color="#000000" fo:font-size="10pt" style:font-size-asian="10pt" style:font-size-complex="10pt"/>
    </style:style>
    <style:style style:name="T203" style:parent-style-name="Car.predefinitoparagrafo" style:family="text">
      <style:text-properties fo:color="#000080" fo:font-size="10pt" style:font-size-asian="10pt" style:font-size-complex="10pt" style:text-underline-type="single" style:text-underline-style="solid" style:text-underline-width="auto" style:text-underline-mode="continuous"/>
    </style:style>
    <style:style style:name="P204" style:parent-style-name="Standard" style:family="paragraph">
      <style:paragraph-properties fo:margin-left="0.3333in">
        <style:tab-stops>
          <style:tab-stop style:type="right" style:leader-style="dotted" style:leader-text="." style:position="0.5in"/>
          <style:tab-stop style:type="left" style:position="4in"/>
          <style:tab-stop style:type="right" style:position="6.5in"/>
          <style:tab-stop style:type="right" style:position="6.693in"/>
        </style:tab-stops>
      </style:paragraph-properties>
    </style:style>
    <style:style style:name="T205" style:parent-style-name="Car.predefinitoparagrafo" style:family="text">
      <style:text-properties fo:color="#000000" fo:font-size="10pt" style:font-size-asian="10pt" style:font-size-complex="10pt"/>
    </style:style>
    <style:style style:name="T206" style:parent-style-name="Car.predefinitoparagrafo" style:family="text">
      <style:text-properties fo:color="#000000" fo:font-size="10pt" style:font-size-asian="10pt" style:font-size-complex="10pt"/>
    </style:style>
    <style:style style:name="T207" style:parent-style-name="Car.predefinitoparagrafo" style:family="text">
      <style:text-properties fo:color="#000080" fo:font-size="10pt" style:font-size-asian="10pt" style:font-size-complex="10pt" style:text-underline-type="single" style:text-underline-style="solid" style:text-underline-width="auto" style:text-underline-mode="continuous"/>
    </style:style>
    <style:style style:name="P208" style:parent-style-name="Standard" style:family="paragraph">
      <style:paragraph-properties fo:margin-left="0.3333in">
        <style:tab-stops>
          <style:tab-stop style:type="right" style:leader-style="dotted" style:leader-text="." style:position="0.5in"/>
          <style:tab-stop style:type="left" style:position="4in"/>
          <style:tab-stop style:type="right" style:position="6.5in"/>
          <style:tab-stop style:type="right" style:position="6.693in"/>
        </style:tab-stops>
      </style:paragraph-properties>
    </style:style>
    <style:style style:name="T209" style:parent-style-name="Car.predefinitoparagrafo" style:family="text">
      <style:text-properties fo:color="#000000" fo:font-size="10pt" style:font-size-asian="10pt" style:font-size-complex="10pt"/>
    </style:style>
    <style:style style:name="T210" style:parent-style-name="Car.predefinitoparagrafo" style:family="text">
      <style:text-properties fo:color="#000000" fo:font-size="10pt" style:font-size-asian="10pt" style:font-size-complex="10pt"/>
    </style:style>
    <style:style style:name="T211" style:parent-style-name="Car.predefinitoparagrafo" style:family="text">
      <style:text-properties fo:color="#000080" fo:font-size="10pt" style:font-size-asian="10pt" style:font-size-complex="10pt" style:text-underline-type="single" style:text-underline-style="solid" style:text-underline-width="auto" style:text-underline-mode="continuous"/>
    </style:style>
    <style:style style:name="P212" style:parent-style-name="Standard" style:family="paragraph">
      <style:paragraph-properties fo:margin-left="0.3333in">
        <style:tab-stops>
          <style:tab-stop style:type="right" style:leader-style="dotted" style:leader-text="." style:position="0.5in"/>
          <style:tab-stop style:type="left" style:position="4in"/>
          <style:tab-stop style:type="right" style:position="6.5in"/>
          <style:tab-stop style:type="right" style:position="6.693in"/>
        </style:tab-stops>
      </style:paragraph-properties>
    </style:style>
    <style:style style:name="T213" style:parent-style-name="Car.predefinitoparagrafo" style:family="text">
      <style:text-properties fo:color="#000000" fo:font-size="10pt" style:font-size-asian="10pt" style:font-size-complex="10pt"/>
    </style:style>
    <style:style style:name="T214" style:parent-style-name="Car.predefinitoparagrafo" style:family="text">
      <style:text-properties fo:color="#000000" fo:font-size="10pt" style:font-size-asian="10pt" style:font-size-complex="10pt"/>
    </style:style>
    <style:style style:name="T215" style:parent-style-name="Car.predefinitoparagrafo" style:family="text">
      <style:text-properties fo:color="#000080" fo:font-size="10pt" style:font-size-asian="10pt" style:font-size-complex="10pt" style:text-underline-type="single" style:text-underline-style="solid" style:text-underline-width="auto" style:text-underline-mode="continuous"/>
    </style:style>
    <style:style style:name="P216" style:parent-style-name="Standard" style:family="paragraph">
      <style:paragraph-properties fo:margin-left="0.3333in">
        <style:tab-stops>
          <style:tab-stop style:type="right" style:leader-style="dotted" style:leader-text="." style:position="0.5in"/>
          <style:tab-stop style:type="left" style:position="4in"/>
          <style:tab-stop style:type="right" style:position="6.5in"/>
          <style:tab-stop style:type="right" style:position="6.693in"/>
        </style:tab-stops>
      </style:paragraph-properties>
    </style:style>
    <style:style style:name="T217" style:parent-style-name="Car.predefinitoparagrafo" style:family="text">
      <style:text-properties fo:color="#000000" fo:font-size="10pt" style:font-size-asian="10pt" style:font-size-complex="10pt"/>
    </style:style>
    <style:style style:name="T218" style:parent-style-name="Car.predefinitoparagrafo" style:family="text">
      <style:text-properties fo:color="#000000" fo:font-size="10pt" style:font-size-asian="10pt" style:font-size-complex="10pt"/>
    </style:style>
    <style:style style:name="T219" style:parent-style-name="Car.predefinitoparagrafo" style:family="text">
      <style:text-properties fo:color="#000080" fo:font-size="10pt" style:font-size-asian="10pt" style:font-size-complex="10pt" style:text-underline-type="single" style:text-underline-style="solid" style:text-underline-width="auto" style:text-underline-mode="continuous"/>
    </style:style>
    <style:style style:name="P220" style:parent-style-name="Standard" style:family="paragraph">
      <style:paragraph-properties fo:margin-top="0.0833in" fo:margin-left="0.1666in">
        <style:tab-stops>
          <style:tab-stop style:type="right" style:leader-style="dotted" style:leader-text="." style:position="0.5in"/>
          <style:tab-stop style:type="left" style:position="4in"/>
          <style:tab-stop style:type="right" style:position="6.5in"/>
          <style:tab-stop style:type="right" style:position="6.693in"/>
        </style:tab-stops>
      </style:paragraph-properties>
    </style:style>
    <style:style style:name="T221" style:parent-style-name="Car.predefinitoparagrafo" style:family="text">
      <style:text-properties fo:font-style="italic" style:font-style-asian="italic" fo:color="#000000" fo:font-size="10pt" style:font-size-asian="10pt" style:font-size-complex="10pt"/>
    </style:style>
    <style:style style:name="T222" style:parent-style-name="Car.predefinitoparagrafo" style:family="text">
      <style:text-properties fo:font-style="italic" style:font-style-asian="italic" fo:color="#000000" fo:font-size="10pt" style:font-size-asian="10pt" style:font-size-complex="10pt"/>
    </style:style>
    <style:style style:name="T223" style:parent-style-name="Car.predefinitoparagrafo" style:family="text">
      <style:text-properties fo:font-style="italic" style:font-style-asian="italic" fo:color="#000080" fo:font-size="10pt" style:font-size-asian="10pt" style:font-size-complex="10pt" style:text-underline-type="single" style:text-underline-style="solid" style:text-underline-width="auto" style:text-underline-mode="continuous"/>
    </style:style>
    <style:style style:name="P224" style:parent-style-name="Standard" style:family="paragraph">
      <style:paragraph-properties fo:margin-top="0.1666in" fo:margin-bottom="0.0833in">
        <style:tab-stops>
          <style:tab-stop style:type="right" style:leader-style="dotted" style:leader-text="." style:position="0.5in"/>
          <style:tab-stop style:type="left" style:position="4in"/>
          <style:tab-stop style:type="right" style:position="6.5in"/>
          <style:tab-stop style:type="right" style:position="6.693in"/>
        </style:tab-stops>
      </style:paragraph-properties>
    </style:style>
    <style:style style:name="T225" style:parent-style-name="Car.predefinitoparagrafo" style:family="text">
      <style:text-properties fo:font-weight="bold" style:font-weight-asian="bold" fo:color="#000000" fo:font-size="10pt" style:font-size-asian="10pt" style:font-size-complex="10pt"/>
    </style:style>
    <style:style style:name="T226" style:parent-style-name="Car.predefinitoparagrafo" style:family="text">
      <style:text-properties fo:font-weight="bold" style:font-weight-asian="bold" fo:color="#000000" fo:font-size="10pt" style:font-size-asian="10pt" style:font-size-complex="10pt"/>
    </style:style>
    <style:style style:name="T227" style:parent-style-name="Car.predefinitoparagrafo" style:family="text">
      <style:text-properties fo:font-weight="bold" style:font-weight-asian="bold" fo:color="#000080" fo:font-size="10pt" style:font-size-asian="10pt" style:font-size-complex="10pt" style:text-underline-type="single" style:text-underline-style="solid" style:text-underline-width="auto" style:text-underline-mode="continuous"/>
    </style:style>
    <style:style style:name="P228" style:parent-style-name="Standard" style:family="paragraph">
      <style:paragraph-properties fo:margin-top="0.1666in" fo:margin-bottom="0.0833in">
        <style:tab-stops>
          <style:tab-stop style:type="right" style:leader-style="dotted" style:leader-text="." style:position="0.5in"/>
          <style:tab-stop style:type="left" style:position="4in"/>
          <style:tab-stop style:type="right" style:position="6.5in"/>
          <style:tab-stop style:type="right" style:position="6.693in"/>
        </style:tab-stops>
      </style:paragraph-properties>
    </style:style>
    <style:style style:name="T229" style:parent-style-name="Car.predefinitoparagrafo" style:family="text">
      <style:text-properties fo:font-weight="bold" style:font-weight-asian="bold" fo:color="#000000" fo:font-size="10pt" style:font-size-asian="10pt" style:font-size-complex="10pt"/>
    </style:style>
    <style:style style:name="T230" style:parent-style-name="Car.predefinitoparagrafo" style:family="text">
      <style:text-properties fo:font-weight="bold" style:font-weight-asian="bold" fo:color="#000000" fo:font-size="10pt" style:font-size-asian="10pt" style:font-size-complex="10pt"/>
    </style:style>
    <style:style style:name="T231" style:parent-style-name="Car.predefinitoparagrafo" style:family="text">
      <style:text-properties fo:font-weight="bold" style:font-weight-asian="bold" fo:color="#000080" fo:font-size="10pt" style:font-size-asian="10pt" style:font-size-complex="10pt" style:text-underline-type="single" style:text-underline-style="solid" style:text-underline-width="auto" style:text-underline-mode="continuous"/>
    </style:style>
    <style:style style:name="P232" style:parent-style-name="Standard" style:family="paragraph">
      <style:paragraph-properties fo:margin-top="0.1666in" fo:margin-bottom="0.0833in">
        <style:tab-stops>
          <style:tab-stop style:type="right" style:leader-style="dotted" style:leader-text="." style:position="0.5in"/>
          <style:tab-stop style:type="left" style:position="4in"/>
          <style:tab-stop style:type="right" style:position="6.5in"/>
          <style:tab-stop style:type="right" style:position="6.693in"/>
        </style:tab-stops>
      </style:paragraph-properties>
    </style:style>
    <style:style style:name="T233" style:parent-style-name="Car.predefinitoparagrafo" style:family="text">
      <style:text-properties fo:font-weight="bold" style:font-weight-asian="bold" fo:color="#000000" fo:font-size="10pt" style:font-size-asian="10pt" style:font-size-complex="10pt"/>
    </style:style>
    <style:style style:name="T234" style:parent-style-name="Car.predefinitoparagrafo" style:family="text">
      <style:text-properties fo:font-weight="bold" style:font-weight-asian="bold" fo:color="#000000" fo:font-size="10pt" style:font-size-asian="10pt" style:font-size-complex="10pt"/>
    </style:style>
    <style:style style:name="T235" style:parent-style-name="Car.predefinitoparagrafo" style:family="text">
      <style:text-properties fo:font-weight="bold" style:font-weight-asian="bold" fo:color="#000080" fo:font-size="10pt" style:font-size-asian="10pt" style:font-size-complex="10pt" style:text-underline-type="single" style:text-underline-style="solid" style:text-underline-width="auto" style:text-underline-mode="continuous"/>
    </style:style>
    <style:style style:name="P236"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237" style:parent-style-name="Standard" style:family="paragraph">
      <style:paragraph-properties fo:text-align="center">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text-properties fo:font-weight="bold" style:font-weight-asian="bold" fo:font-style="italic" style:font-style-asian="italic"/>
    </style:style>
    <style:style style:name="P238" style:parent-style-name="Standard" style:family="paragraph">
      <style:paragraph-properties fo:break-before="page">
        <style:tab-stops>
          <style:tab-stop style:type="left" style:position="0.5in"/>
          <style:tab-stop style:type="left" style:position="1.0555in"/>
          <style:tab-stop style:type="left" style:position="4in"/>
        </style:tab-stops>
      </style:paragraph-properties>
      <style:text-properties fo:font-weight="bold" style:font-weight-asian="bold" fo:font-style="italic" style:font-style-asian="italic"/>
    </style:style>
    <style:style style:name="P239" style:parent-style-name="Titolo1" style:family="paragraph"/>
    <style:style style:name="P240" style:parent-style-name="Standard" style:family="paragraph">
      <style:text-properties fo:language="it" fo:country="IT"/>
    </style:style>
    <style:style style:name="P241" style:parent-style-name="Paragrafoelenco" style:family="paragraph"/>
    <style:style style:name="P242" style:parent-style-name="Paragrafoelenco" style:family="paragraph"/>
    <style:style style:name="P243" style:parent-style-name="Paragrafoelenco" style:family="paragraph">
      <style:text-properties fo:language="it" fo:country="IT"/>
    </style:style>
    <style:style style:name="P244" style:parent-style-name="Paragrafoelenco" style:family="paragraph">
      <style:text-properties fo:language="it" fo:country="IT"/>
    </style:style>
    <style:style style:name="P245" style:parent-style-name="Paragrafoelenco" style:family="paragraph"/>
    <style:style style:name="T246" style:parent-style-name="Car.predefinitoparagrafo" style:family="text">
      <style:text-properties fo:language="it" fo:country="IT"/>
    </style:style>
    <style:style style:name="P247" style:parent-style-name="Paragrafoelenco" style:family="paragraph">
      <style:text-properties fo:language="it" fo:country="IT"/>
    </style:style>
    <style:style style:name="P248" style:parent-style-name="Standard" style:family="paragraph">
      <style:text-properties fo:language="it" fo:country="IT"/>
    </style:style>
    <style:style style:name="P249" style:parent-style-name="Titolo2" style:family="paragraph"/>
    <style:style style:name="P250" style:parent-style-name="Titolo2" style:family="paragraph"/>
    <style:style style:name="P251" style:parent-style-name="Titolo2" style:family="paragraph"/>
    <style:style style:name="P252" style:parent-style-name="Paragrafoelenco" style:family="paragraph"/>
    <style:style style:name="T253" style:parent-style-name="Car.predefinitoparagrafo" style:family="text">
      <style:text-properties fo:font-weight="bold" style:font-weight-asian="bold" style:font-weight-complex="bold"/>
    </style:style>
    <style:style style:name="P254" style:parent-style-name="Titolo2" style:family="paragraph"/>
    <style:style style:name="P255" style:parent-style-name="Titolo2" style:family="paragraph">
      <style:paragraph-properties fo:keep-with-next="always" fo:margin-bottom="0.1388in"/>
    </style:style>
    <style:style style:name="P256" style:parent-style-name="Titolo1" style:family="paragraph"/>
    <style:style style:name="P257" style:parent-style-name="Standard" style:family="paragraph">
      <style:text-properties fo:language="it" fo:country="IT"/>
    </style:style>
    <style:style style:name="P258" style:parent-style-name="Titolo2" style:family="paragraph"/>
    <style:style style:name="P259" style:parent-style-name="Standard" style:family="paragraph">
      <style:paragraph-properties fo:margin-left="0.1298in">
        <style:tab-stops>
          <style:tab-stop style:type="left" style:position="0.3701in"/>
          <style:tab-stop style:type="left" style:position="3.8701in"/>
        </style:tab-stops>
      </style:paragraph-properties>
    </style:style>
    <style:style style:name="T260" style:parent-style-name="Car.predefinitoparagrafo" style:family="text">
      <style:text-properties fo:font-style="italic" style:font-style-asian="italic"/>
    </style:style>
    <style:style style:name="P261"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262" style:parent-style-name="Titolo3" style:family="paragraph"/>
    <style:style style:name="T263" style:parent-style-name="Car.predefinitoparagrafo" style:family="text">
      <style:text-properties fo:font-size="12pt" style:font-size-asian="12pt" style:font-size-complex="12pt"/>
    </style:style>
    <style:style style:name="P264" style:parent-style-name="Standard" style:family="paragraph">
      <style:paragraph-properties fo:margin-left="0.2597in">
        <style:tab-stops>
          <style:tab-stop style:type="left" style:position="0.2402in"/>
          <style:tab-stop style:type="left" style:position="3.7402in"/>
        </style:tab-stops>
      </style:paragraph-properties>
    </style:style>
    <style:style style:name="T265" style:parent-style-name="Car.predefinitoparagrafo" style:family="text">
      <style:text-properties fo:font-style="italic" style:font-style-asian="italic"/>
    </style:style>
    <style:style style:name="P266" style:parent-style-name="Titolo3" style:family="paragraph">
      <style:text-properties fo:font-style="italic" style:font-style-asian="italic" fo:font-size="12pt" style:font-size-asian="12pt" style:font-size-complex="12pt"/>
    </style:style>
    <style:style style:name="P267" style:parent-style-name="Titolo3" style:family="paragraph"/>
    <style:style style:name="T268" style:parent-style-name="Car.predefinitoparagrafo" style:family="text">
      <style:text-properties fo:font-size="12pt" style:font-size-asian="12pt" style:font-size-complex="12pt"/>
    </style:style>
    <style:style style:name="P269" style:parent-style-name="Standard" style:family="paragraph">
      <style:paragraph-properties fo:margin-left="0.2597in">
        <style:tab-stops>
          <style:tab-stop style:type="left" style:position="0.2402in"/>
          <style:tab-stop style:type="left" style:position="3.7402in"/>
        </style:tab-stops>
      </style:paragraph-properties>
    </style:style>
    <style:style style:name="T270" style:parent-style-name="Car.predefinitoparagrafo" style:family="text">
      <style:text-properties fo:font-style="italic" style:font-style-asian="italic" fo:language="it" fo:country="IT"/>
    </style:style>
    <style:style style:name="P271" style:parent-style-name="Standard" style:family="paragraph">
      <style:paragraph-properties fo:margin-left="0.25in" fo:text-indent="-0.25in">
        <style:tab-stops>
          <style:tab-stop style:type="left" style:position="0.25in"/>
          <style:tab-stop style:type="left" style:position="3.75in"/>
        </style:tab-stops>
      </style:paragraph-properties>
      <style:text-properties fo:font-style="italic" style:font-style-asian="italic" fo:language="it" fo:country="IT"/>
    </style:style>
    <style:style style:name="P272" style:parent-style-name="Titolo3" style:family="paragraph"/>
    <style:style style:name="T273" style:parent-style-name="Car.predefinitoparagrafo" style:family="text">
      <style:text-properties fo:font-size="12pt" style:font-size-asian="12pt" style:font-size-complex="12pt"/>
    </style:style>
    <style:style style:name="P274" style:parent-style-name="Titolo3" style:family="paragraph">
      <style:text-properties fo:font-style="italic" style:font-style-asian="italic" fo:font-size="12pt" style:font-size-asian="12pt" style:font-size-complex="12pt"/>
    </style:style>
    <style:style style:name="P275" style:parent-style-name="Titolo3" style:family="paragraph"/>
    <style:style style:name="P276" style:parent-style-name="Titolo3" style:family="paragraph"/>
    <style:style style:name="P277" style:parent-style-name="Titolo3" style:family="paragraph"/>
    <style:style style:name="T278" style:parent-style-name="Car.predefinitoparagrafo" style:family="text">
      <style:text-properties fo:font-size="12pt" style:font-size-asian="12pt" style:font-size-complex="12pt"/>
    </style:style>
    <style:style style:name="T279" style:parent-style-name="Car.predefinitoparagrafo" style:family="text">
      <style:text-properties fo:font-style="italic" style:font-style-asian="italic"/>
    </style:style>
    <style:style style:name="P280" style:parent-style-name="Standard" style:family="paragraph">
      <style:paragraph-properties fo:margin-left="0.75in" fo:text-indent="-0.25in">
        <style:tab-stops>
          <style:tab-stop style:type="left" style:position="-0.25in"/>
          <style:tab-stop style:type="left" style:position="3.25in"/>
        </style:tab-stops>
      </style:paragraph-properties>
    </style:style>
    <style:style style:name="P281" style:parent-style-name="Titolo3" style:family="paragraph"/>
    <style:style style:name="T282" style:parent-style-name="Car.predefinitoparagrafo" style:family="text">
      <style:text-properties fo:font-size="12pt" style:font-size-asian="12pt" style:font-size-complex="12pt"/>
    </style:style>
    <style:style style:name="P283" style:parent-style-name="Standard" style:family="paragraph">
      <style:paragraph-properties fo:margin-left="0.2597in">
        <style:tab-stops>
          <style:tab-stop style:type="left" style:position="0.2402in"/>
          <style:tab-stop style:type="left" style:position="3.7402in"/>
        </style:tab-stops>
      </style:paragraph-properties>
    </style:style>
    <style:style style:name="T284" style:parent-style-name="Car.predefinitoparagrafo" style:family="text">
      <style:text-properties fo:font-style="italic" style:font-style-asian="italic"/>
    </style:style>
    <style:style style:name="P285" style:parent-style-name="Standard" style:family="paragraph">
      <style:text-properties fo:font-style="italic" style:font-style-asian="italic"/>
    </style:style>
    <style:style style:name="P286" style:parent-style-name="Titolo3" style:family="paragraph"/>
    <style:style style:name="T287" style:parent-style-name="Car.predefinitoparagrafo" style:family="text">
      <style:text-properties fo:font-size="12pt" style:font-size-asian="12pt" style:font-size-complex="12pt"/>
    </style:style>
    <style:style style:name="P288" style:parent-style-name="Standard" style:family="paragraph">
      <style:paragraph-properties fo:margin-left="0.2597in">
        <style:tab-stops>
          <style:tab-stop style:type="left" style:position="0.2402in"/>
          <style:tab-stop style:type="left" style:position="3.7402in"/>
        </style:tab-stops>
      </style:paragraph-properties>
    </style:style>
    <style:style style:name="T289" style:parent-style-name="Car.predefinitoparagrafo" style:family="text">
      <style:text-properties fo:font-style="italic" style:font-style-asian="italic"/>
    </style:style>
    <style:style style:name="P290" style:parent-style-name="Standard" style:family="paragraph">
      <style:text-properties fo:font-style="italic" style:font-style-asian="italic"/>
    </style:style>
    <style:style style:name="P291" style:parent-style-name="Titolo3" style:family="paragraph"/>
    <style:style style:name="T292" style:parent-style-name="Car.predefinitoparagrafo" style:family="text">
      <style:text-properties fo:font-size="12pt" style:font-size-asian="12pt" style:font-size-complex="12pt"/>
    </style:style>
    <style:style style:name="T293" style:parent-style-name="Car.predefinitoparagrafo" style:family="text">
      <style:text-properties fo:font-style="italic" style:font-style-asian="italic"/>
    </style:style>
    <style:style style:name="P294" style:parent-style-name="Standard" style:family="paragraph"/>
    <style:style style:name="T295" style:parent-style-name="Car.predefinitoparagrafo" style:family="text">
      <style:text-properties fo:font-style="italic" style:font-style-asian="italic"/>
    </style:style>
    <style:style style:name="P296" style:parent-style-name="Standard" style:family="paragraph"/>
    <style:style style:name="T297" style:parent-style-name="Car.predefinitoparagrafo" style:family="text">
      <style:text-properties fo:font-style="italic" style:font-style-asian="italic"/>
    </style:style>
    <style:style style:name="P298" style:parent-style-name="Standard" style:family="paragraph"/>
    <style:style style:name="T299" style:parent-style-name="Car.predefinitoparagrafo" style:family="text">
      <style:text-properties fo:font-style="italic" style:font-style-asian="italic"/>
    </style:style>
    <style:style style:name="P300" style:parent-style-name="Standard" style:family="paragraph"/>
    <style:style style:name="T301" style:parent-style-name="Car.predefinitoparagrafo" style:family="text">
      <style:text-properties fo:font-style="italic" style:font-style-asian="italic"/>
    </style:style>
    <style:style style:name="P302" style:parent-style-name="Standard" style:family="paragraph">
      <style:text-properties fo:font-style="italic" style:font-style-asian="italic"/>
    </style:style>
    <style:style style:name="T303" style:parent-style-name="Car.predefinitoparagrafo" style:family="text">
      <style:text-properties fo:font-style="italic" style:font-style-asian="italic"/>
    </style:style>
    <style:style style:name="P304" style:parent-style-name="Titolo3" style:family="paragraph"/>
    <style:style style:name="T305" style:parent-style-name="Car.predefinitoparagrafo" style:family="text">
      <style:text-properties fo:font-size="12pt" style:font-size-asian="12pt" style:font-size-complex="12pt"/>
    </style:style>
    <style:style style:name="T306" style:parent-style-name="Car.predefinitoparagrafo" style:family="text">
      <style:text-properties fo:font-style="italic" style:font-style-asian="italic"/>
    </style:style>
    <style:style style:name="P307" style:parent-style-name="Standard" style:family="paragraph">
      <style:paragraph-properties>
        <style:tab-stops>
          <style:tab-stop style:type="left" style:position="0in"/>
          <style:tab-stop style:type="left" style:position="0.5555in"/>
          <style:tab-stop style:type="left" style:position="3.5in"/>
        </style:tab-stops>
      </style:paragraph-properties>
    </style:style>
    <style:style style:name="T308" style:parent-style-name="Car.predefinitoparagrafo" style:family="text">
      <style:text-properties fo:font-style="italic" style:font-style-asian="italic"/>
    </style:style>
    <style:style style:name="P309" style:parent-style-name="Standard" style:family="paragraph">
      <style:paragraph-properties>
        <style:tab-stops>
          <style:tab-stop style:type="left" style:position="0in"/>
          <style:tab-stop style:type="left" style:position="0.5555in"/>
          <style:tab-stop style:type="left" style:position="3.5in"/>
        </style:tab-stops>
      </style:paragraph-properties>
    </style:style>
    <style:style style:name="T310" style:parent-style-name="Car.predefinitoparagrafo" style:family="text">
      <style:text-properties fo:font-style="italic" style:font-style-asian="italic"/>
    </style:style>
    <style:style style:name="P311"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12"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T313" style:parent-style-name="Car.predefinitoparagrafo" style:family="text">
      <style:text-properties fo:font-style="italic" style:font-style-asian="italic"/>
    </style:style>
    <style:style style:name="P314"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T315" style:parent-style-name="Car.predefinitoparagrafo" style:family="text">
      <style:text-properties fo:font-style="italic" style:font-style-asian="italic"/>
    </style:style>
    <style:style style:name="P316"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17" style:parent-style-name="Titolo2" style:family="paragraph"/>
    <style:style style:name="T318" style:parent-style-name="Car.predefinitoparagrafo" style:family="text">
      <style:text-properties fo:font-style="italic" style:font-style-asian="italic"/>
    </style:style>
    <style:style style:name="P319" style:parent-style-name="Standard" style:family="paragraph">
      <style:text-properties fo:font-style="italic" style:font-style-asian="italic"/>
    </style:style>
    <style:style style:name="T320" style:parent-style-name="Car.predefinitoparagrafo" style:family="text">
      <style:text-properties fo:font-style="italic" style:font-style-asian="italic"/>
    </style:style>
    <style:style style:name="P321" style:parent-style-name="Standard" style:family="paragraph"/>
    <style:style style:name="T322" style:parent-style-name="Car.predefinitoparagrafo" style:family="text">
      <style:text-properties fo:font-style="italic" style:font-style-asian="italic"/>
    </style:style>
    <style:style style:name="P323" style:parent-style-name="Standard" style:family="paragraph"/>
    <style:style style:name="T324" style:parent-style-name="Car.predefinitoparagrafo" style:family="text">
      <style:text-properties fo:font-style="italic" style:font-style-asian="italic"/>
    </style:style>
    <style:style style:name="P325" style:parent-style-name="Standard" style:family="paragraph">
      <style:text-properties fo:font-style="italic" style:font-style-asian="italic"/>
    </style:style>
    <style:style style:name="T326" style:parent-style-name="Car.predefinitoparagrafo" style:family="text">
      <style:text-properties fo:font-style="italic" style:font-style-asian="italic"/>
    </style:style>
    <style:style style:name="P327"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28" style:parent-style-name="Titolo2" style:family="paragraph"/>
    <style:style style:name="P329" style:parent-style-name="Standard" style:family="paragraph">
      <style:paragraph-properties fo:margin-left="0.1298in">
        <style:tab-stops>
          <style:tab-stop style:type="left" style:position="0.3701in"/>
          <style:tab-stop style:type="left" style:position="3.8701in"/>
        </style:tab-stops>
      </style:paragraph-properties>
    </style:style>
    <style:style style:name="T330" style:parent-style-name="Car.predefinitoparagrafo" style:family="text">
      <style:text-properties fo:font-style="italic" style:font-style-asian="italic" fo:language="it" fo:country="IT"/>
    </style:style>
    <style:style style:name="P331"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fo:language="it" fo:country="IT"/>
    </style:style>
    <style:style style:name="P332" style:parent-style-name="Titolo2" style:family="paragraph"/>
    <style:style style:name="P333" style:parent-style-name="Standard" style:family="paragraph">
      <style:paragraph-properties fo:margin-left="0.1298in">
        <style:tab-stops>
          <style:tab-stop style:type="left" style:position="0.3701in"/>
          <style:tab-stop style:type="left" style:position="3.8701in"/>
        </style:tab-stops>
      </style:paragraph-properties>
    </style:style>
    <style:style style:name="T334" style:parent-style-name="Car.predefinitoparagrafo" style:family="text">
      <style:text-properties fo:font-style="italic" style:font-style-asian="italic"/>
    </style:style>
    <style:style style:name="P335" style:parent-style-name="Titolo2" style:family="paragraph"/>
    <style:style style:name="P336" style:parent-style-name="Standard" style:family="paragraph">
      <style:paragraph-properties fo:margin-left="0.1298in">
        <style:tab-stops>
          <style:tab-stop style:type="left" style:position="0.3701in"/>
          <style:tab-stop style:type="left" style:position="3.8701in"/>
        </style:tab-stops>
      </style:paragraph-properties>
    </style:style>
    <style:style style:name="T337" style:parent-style-name="Car.predefinitoparagrafo" style:family="text">
      <style:text-properties fo:font-style="italic" style:font-style-asian="italic"/>
    </style:style>
    <style:style style:name="P338" style:parent-style-name="Titolo2" style:family="paragraph"/>
    <style:style style:name="P339" style:parent-style-name="Standard" style:family="paragraph">
      <style:paragraph-properties fo:margin-left="0.1298in">
        <style:tab-stops>
          <style:tab-stop style:type="left" style:position="0.3701in"/>
          <style:tab-stop style:type="left" style:position="3.8701in"/>
        </style:tab-stops>
      </style:paragraph-properties>
    </style:style>
    <style:style style:name="T340" style:parent-style-name="Car.predefinitoparagrafo" style:family="text">
      <style:text-properties fo:font-style="italic" style:font-style-asian="italic"/>
    </style:style>
    <style:style style:name="P341"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342" style:parent-style-name="Titolo1" style:family="paragraph"/>
    <style:style style:name="P343"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344"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T345" style:parent-style-name="Car.predefinitoparagrafo" style:family="text">
      <style:text-properties fo:font-style="italic" style:font-style-asian="italic"/>
    </style:style>
    <style:style style:name="P346"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47" style:parent-style-name="Standard" style:family="paragraph">
      <style:paragraph-properties>
        <style:tab-stops>
          <style:tab-stop style:type="left" style:position="0.0625in"/>
          <style:tab-stop style:type="left" style:position="0.618in"/>
          <style:tab-stop style:type="left" style:position="3.5625in"/>
        </style:tab-stops>
      </style:paragraph-properties>
    </style:style>
    <style:style style:name="T348" style:parent-style-name="Car.predefinitoparagrafo" style:family="text">
      <style:text-properties fo:font-style="italic" style:font-style-asian="italic"/>
    </style:style>
    <style:style style:name="P349" style:parent-style-name="Standard" style:family="paragraph">
      <style:paragraph-properties>
        <style:tab-stops>
          <style:tab-stop style:type="left" style:position="-0.25in"/>
          <style:tab-stop style:type="left" style:position="0.3055in"/>
          <style:tab-stop style:type="left" style:position="3.25in"/>
        </style:tab-stops>
      </style:paragraph-properties>
    </style:style>
    <style:style style:name="T350" style:parent-style-name="Car.predefinitoparagrafo" style:family="text">
      <style:text-properties fo:font-style="italic" style:font-style-asian="italic"/>
    </style:style>
    <style:style style:name="P351" style:parent-style-name="Standard" style:family="paragraph">
      <style:paragraph-properties>
        <style:tab-stops>
          <style:tab-stop style:type="left" style:position="-0.25in"/>
          <style:tab-stop style:type="left" style:position="0.3055in"/>
          <style:tab-stop style:type="left" style:position="3.25in"/>
        </style:tab-stops>
      </style:paragraph-properties>
    </style:style>
    <style:style style:name="T352" style:parent-style-name="Car.predefinitoparagrafo" style:family="text">
      <style:text-properties fo:font-style="italic" style:font-style-asian="italic"/>
    </style:style>
    <style:style style:name="P353" style:parent-style-name="Standard" style:family="paragraph">
      <style:paragraph-properties>
        <style:tab-stops>
          <style:tab-stop style:type="left" style:position="-0.25in"/>
          <style:tab-stop style:type="left" style:position="0.3055in"/>
          <style:tab-stop style:type="left" style:position="3.25in"/>
        </style:tab-stops>
      </style:paragraph-properties>
    </style:style>
    <style:style style:name="T354" style:parent-style-name="Car.predefinitoparagrafo" style:family="text">
      <style:text-properties fo:font-style="italic" style:font-style-asian="italic"/>
    </style:style>
    <style:style style:name="P355" style:parent-style-name="Standard" style:family="paragraph">
      <style:paragraph-properties>
        <style:tab-stops>
          <style:tab-stop style:type="left" style:position="-0.25in"/>
          <style:tab-stop style:type="left" style:position="0.3055in"/>
          <style:tab-stop style:type="left" style:position="3.25in"/>
        </style:tab-stops>
      </style:paragraph-properties>
    </style:style>
    <style:style style:name="T356" style:parent-style-name="Car.predefinitoparagrafo" style:family="text">
      <style:text-properties fo:font-style="italic" style:font-style-asian="italic"/>
    </style:style>
    <style:style style:name="P357" style:parent-style-name="Standard" style:family="paragraph">
      <style:paragraph-properties>
        <style:tab-stops>
          <style:tab-stop style:type="left" style:position="-0.25in"/>
          <style:tab-stop style:type="left" style:position="0.3055in"/>
          <style:tab-stop style:type="left" style:position="3.25in"/>
        </style:tab-stops>
      </style:paragraph-properties>
    </style:style>
    <style:style style:name="T358" style:parent-style-name="Car.predefinitoparagrafo" style:family="text">
      <style:text-properties fo:font-style="italic" style:font-style-asian="italic"/>
    </style:style>
    <style:style style:name="P359" style:parent-style-name="Standard" style:family="paragraph">
      <style:paragraph-properties>
        <style:tab-stops>
          <style:tab-stop style:type="left" style:position="-0.25in"/>
          <style:tab-stop style:type="left" style:position="0.3055in"/>
          <style:tab-stop style:type="left" style:position="3.25in"/>
        </style:tab-stops>
      </style:paragraph-properties>
    </style:style>
    <style:style style:name="T360" style:parent-style-name="Car.predefinitoparagrafo" style:family="text">
      <style:text-properties fo:font-style="italic" style:font-style-asian="italic"/>
    </style:style>
    <style:style style:name="P361" style:parent-style-name="Standard" style:family="paragraph">
      <style:paragraph-properties>
        <style:tab-stops>
          <style:tab-stop style:type="left" style:position="-0.25in"/>
          <style:tab-stop style:type="left" style:position="0.3055in"/>
          <style:tab-stop style:type="left" style:position="3.25in"/>
        </style:tab-stops>
      </style:paragraph-properties>
    </style:style>
    <style:style style:name="T362" style:parent-style-name="Car.predefinitoparagrafo" style:family="text">
      <style:text-properties fo:font-style="italic" style:font-style-asian="italic"/>
    </style:style>
    <style:style style:name="P363" style:parent-style-name="Standard" style:family="paragraph">
      <style:paragraph-properties>
        <style:tab-stops>
          <style:tab-stop style:type="left" style:position="-0.25in"/>
          <style:tab-stop style:type="left" style:position="0.3055in"/>
          <style:tab-stop style:type="left" style:position="3.25in"/>
        </style:tab-stops>
      </style:paragraph-properties>
    </style:style>
    <style:style style:name="T364" style:parent-style-name="Car.predefinitoparagrafo" style:family="text">
      <style:text-properties fo:font-style="italic" style:font-style-asian="italic"/>
    </style:style>
    <style:style style:name="P365" style:parent-style-name="Standard" style:family="paragraph">
      <style:paragraph-properties>
        <style:tab-stops>
          <style:tab-stop style:type="left" style:position="0.0625in"/>
          <style:tab-stop style:type="left" style:position="0.618in"/>
          <style:tab-stop style:type="left" style:position="3.5625in"/>
        </style:tab-stops>
      </style:paragraph-properties>
    </style:style>
    <style:style style:name="T366" style:parent-style-name="Car.predefinitoparagrafo" style:family="text">
      <style:text-properties fo:font-style="italic" style:font-style-asian="italic"/>
    </style:style>
    <style:style style:name="P367" style:parent-style-name="Standard" style:family="paragraph">
      <style:paragraph-properties>
        <style:tab-stops>
          <style:tab-stop style:type="left" style:position="0.0625in"/>
          <style:tab-stop style:type="left" style:position="0.618in"/>
          <style:tab-stop style:type="left" style:position="3.5625in"/>
        </style:tab-stops>
      </style:paragraph-properties>
    </style:style>
    <style:style style:name="T368" style:parent-style-name="Car.predefinitoparagrafo" style:family="text">
      <style:text-properties fo:font-style="italic" style:font-style-asian="italic"/>
    </style:style>
    <style:style style:name="P369" style:parent-style-name="Standard" style:family="paragraph">
      <style:paragraph-properties>
        <style:tab-stops>
          <style:tab-stop style:type="left" style:position="0.0625in"/>
          <style:tab-stop style:type="left" style:position="0.618in"/>
          <style:tab-stop style:type="left" style:position="3.5625in"/>
        </style:tab-stops>
      </style:paragraph-properties>
    </style:style>
    <style:style style:name="T370" style:parent-style-name="Car.predefinitoparagrafo" style:family="text">
      <style:text-properties fo:font-style="italic" style:font-style-asian="italic"/>
    </style:style>
    <style:style style:name="P371"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72"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T373" style:parent-style-name="Car.predefinitoparagrafo" style:family="text">
      <style:text-properties fo:font-style="italic" style:font-style-asian="italic"/>
    </style:style>
    <style:style style:name="P374"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75"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T376" style:parent-style-name="Car.predefinitoparagrafo" style:family="text">
      <style:text-properties fo:font-style="italic" style:font-style-asian="italic"/>
    </style:style>
    <style:style style:name="P377"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T378" style:parent-style-name="Car.predefinitoparagrafo" style:family="text">
      <style:text-properties fo:font-style="italic" style:font-style-asian="italic"/>
    </style:style>
    <style:style style:name="P379"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T380" style:parent-style-name="Car.predefinitoparagrafo" style:family="text">
      <style:text-properties fo:font-style="italic" style:font-style-asian="italic"/>
    </style:style>
    <style:style style:name="P381"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T382" style:parent-style-name="Car.predefinitoparagrafo" style:family="text">
      <style:text-properties fo:font-style="italic" style:font-style-asian="italic"/>
    </style:style>
    <style:style style:name="P383"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84"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T385" style:parent-style-name="Car.predefinitoparagrafo" style:family="text">
      <style:text-properties fo:font-style="italic" style:font-style-asian="italic"/>
    </style:style>
    <style:style style:name="P386"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87"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T388" style:parent-style-name="Car.predefinitoparagrafo" style:family="text">
      <style:text-properties fo:font-style="italic" style:font-style-asian="italic"/>
    </style:style>
    <style:style style:name="P389" style:parent-style-name="Titolo2" style:family="paragraph">
      <style:text-properties fo:font-style="italic" style:font-style-asian="italic"/>
    </style:style>
    <style:style style:name="P390" style:parent-style-name="Titolo2" style:family="paragraph"/>
    <style:style style:name="P391"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392"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T393" style:parent-style-name="Car.predefinitoparagrafo" style:family="text">
      <style:text-properties fo:font-style="italic" style:font-style-asian="italic"/>
    </style:style>
    <style:style style:name="P394"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95"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T396" style:parent-style-name="Car.predefinitoparagrafo" style:family="text">
      <style:text-properties fo:font-style="italic" style:font-style-asian="italic"/>
    </style:style>
    <style:style style:name="P397"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98" style:parent-style-name="Standard" style:family="paragraph">
      <style:paragraph-properties>
        <style:tab-stops>
          <style:tab-stop style:type="left" style:position="-0.25in"/>
          <style:tab-stop style:type="left" style:position="0.3055in"/>
          <style:tab-stop style:type="left" style:position="3.25in"/>
        </style:tab-stops>
      </style:paragraph-properties>
    </style:style>
    <style:style style:name="T399" style:parent-style-name="Car.predefinitoparagrafo" style:family="text">
      <style:text-properties fo:font-style="italic" style:font-style-asian="italic"/>
    </style:style>
    <style:style style:name="P400" style:parent-style-name="Standard" style:family="paragraph">
      <style:paragraph-properties>
        <style:tab-stops>
          <style:tab-stop style:type="left" style:position="-0.25in"/>
          <style:tab-stop style:type="left" style:position="0.3055in"/>
          <style:tab-stop style:type="left" style:position="3.25in"/>
        </style:tab-stops>
      </style:paragraph-properties>
    </style:style>
    <style:style style:name="T401" style:parent-style-name="Car.predefinitoparagrafo" style:family="text">
      <style:text-properties fo:font-style="italic" style:font-style-asian="italic"/>
    </style:style>
    <style:style style:name="P402" style:parent-style-name="Standard" style:family="paragraph">
      <style:paragraph-properties>
        <style:tab-stops>
          <style:tab-stop style:type="left" style:position="-0.25in"/>
          <style:tab-stop style:type="left" style:position="0.3055in"/>
          <style:tab-stop style:type="left" style:position="3.25in"/>
        </style:tab-stops>
      </style:paragraph-properties>
    </style:style>
    <style:style style:name="T403" style:parent-style-name="Car.predefinitoparagrafo" style:family="text">
      <style:text-properties fo:font-style="italic" style:font-style-asian="italic"/>
    </style:style>
    <style:style style:name="P404" style:parent-style-name="Standard" style:family="paragraph">
      <style:paragraph-properties>
        <style:tab-stops>
          <style:tab-stop style:type="left" style:position="-0.25in"/>
          <style:tab-stop style:type="left" style:position="0.3055in"/>
          <style:tab-stop style:type="left" style:position="3.25in"/>
        </style:tab-stops>
      </style:paragraph-properties>
    </style:style>
    <style:style style:name="T405" style:parent-style-name="Car.predefinitoparagrafo" style:family="text">
      <style:text-properties fo:font-style="italic" style:font-style-asian="italic"/>
    </style:style>
    <style:style style:name="P406" style:parent-style-name="Standard" style:family="paragraph">
      <style:paragraph-properties>
        <style:tab-stops>
          <style:tab-stop style:type="left" style:position="-0.25in"/>
          <style:tab-stop style:type="left" style:position="0.3055in"/>
          <style:tab-stop style:type="left" style:position="3.25in"/>
        </style:tab-stops>
      </style:paragraph-properties>
    </style:style>
    <style:style style:name="T407" style:parent-style-name="Car.predefinitoparagrafo" style:family="text">
      <style:text-properties fo:font-style="italic" style:font-style-asian="italic"/>
    </style:style>
    <style:style style:name="P408" style:parent-style-name="Standard" style:family="paragraph">
      <style:paragraph-properties>
        <style:tab-stops>
          <style:tab-stop style:type="left" style:position="-0.25in"/>
          <style:tab-stop style:type="left" style:position="0.3055in"/>
          <style:tab-stop style:type="left" style:position="3.25in"/>
        </style:tab-stops>
      </style:paragraph-properties>
    </style:style>
    <style:style style:name="T409" style:parent-style-name="Car.predefinitoparagrafo" style:family="text">
      <style:text-properties fo:font-style="italic" style:font-style-asian="italic"/>
    </style:style>
    <style:style style:name="P410" style:parent-style-name="Standard" style:family="paragraph">
      <style:paragraph-properties>
        <style:tab-stops>
          <style:tab-stop style:type="left" style:position="-0.25in"/>
          <style:tab-stop style:type="left" style:position="0.3055in"/>
          <style:tab-stop style:type="left" style:position="3.25in"/>
        </style:tab-stops>
      </style:paragraph-properties>
    </style:style>
    <style:style style:name="T411" style:parent-style-name="Car.predefinitoparagrafo" style:family="text">
      <style:text-properties fo:font-style="italic" style:font-style-asian="italic"/>
    </style:style>
    <style:style style:name="P412" style:parent-style-name="Standard" style:family="paragraph">
      <style:paragraph-properties>
        <style:tab-stops>
          <style:tab-stop style:type="left" style:position="-0.25in"/>
          <style:tab-stop style:type="left" style:position="0.3055in"/>
          <style:tab-stop style:type="left" style:position="3.25in"/>
        </style:tab-stops>
      </style:paragraph-properties>
    </style:style>
    <style:style style:name="T413" style:parent-style-name="Car.predefinitoparagrafo" style:family="text">
      <style:text-properties fo:font-style="italic" style:font-style-asian="italic"/>
    </style:style>
    <style:style style:name="P414" style:parent-style-name="Standard" style:family="paragraph">
      <style:paragraph-properties>
        <style:tab-stops>
          <style:tab-stop style:type="left" style:position="-0.25in"/>
          <style:tab-stop style:type="left" style:position="0.3055in"/>
          <style:tab-stop style:type="left" style:position="3.25in"/>
        </style:tab-stops>
      </style:paragraph-properties>
    </style:style>
    <style:style style:name="T415" style:parent-style-name="Car.predefinitoparagrafo" style:family="text">
      <style:text-properties fo:font-style="italic" style:font-style-asian="italic"/>
    </style:style>
    <style:style style:name="P416" style:parent-style-name="Standard" style:family="paragraph">
      <style:paragraph-properties>
        <style:tab-stops>
          <style:tab-stop style:type="left" style:position="-0.25in"/>
          <style:tab-stop style:type="left" style:position="0.3055in"/>
          <style:tab-stop style:type="left" style:position="3.25in"/>
        </style:tab-stops>
      </style:paragraph-properties>
    </style:style>
    <style:style style:name="T417" style:parent-style-name="Car.predefinitoparagrafo" style:family="text">
      <style:text-properties fo:font-style="italic" style:font-style-asian="italic"/>
    </style:style>
    <style:style style:name="P418" style:parent-style-name="Standard" style:family="paragraph">
      <style:paragraph-properties>
        <style:tab-stops>
          <style:tab-stop style:type="left" style:position="-0.25in"/>
          <style:tab-stop style:type="left" style:position="0.3055in"/>
          <style:tab-stop style:type="left" style:position="3.25in"/>
        </style:tab-stops>
      </style:paragraph-properties>
    </style:style>
    <style:style style:name="T419" style:parent-style-name="Car.predefinitoparagrafo" style:family="text">
      <style:text-properties fo:font-style="italic" style:font-style-asian="italic"/>
    </style:style>
    <style:style style:name="P420" style:parent-style-name="Standard" style:family="paragraph">
      <style:paragraph-properties>
        <style:tab-stops>
          <style:tab-stop style:type="left" style:position="-0.25in"/>
          <style:tab-stop style:type="left" style:position="0.3055in"/>
          <style:tab-stop style:type="left" style:position="3.25in"/>
        </style:tab-stops>
      </style:paragraph-properties>
    </style:style>
    <style:style style:name="T421" style:parent-style-name="Car.predefinitoparagrafo" style:family="text">
      <style:text-properties fo:font-style="italic" style:font-style-asian="italic"/>
    </style:style>
    <style:style style:name="P422"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423" style:parent-style-name="Titolo2" style:family="paragraph"/>
    <style:style style:name="T424" style:parent-style-name="Car.predefinitoparagrafo" style:family="text">
      <style:text-properties fo:font-style="italic" style:font-style-asian="italic"/>
    </style:style>
    <style:style style:name="P425" style:parent-style-name="Standard" style:family="paragraph">
      <style:text-properties fo:font-style="italic" style:font-style-asian="italic"/>
    </style:style>
    <style:style style:name="T426" style:parent-style-name="Car.predefinitoparagrafo" style:family="text">
      <style:text-properties fo:font-style="italic" style:font-style-asian="italic"/>
    </style:style>
    <style:style style:name="P427" style:parent-style-name="Standard" style:family="paragraph">
      <style:text-properties fo:font-style="italic" style:font-style-asian="italic"/>
    </style:style>
    <style:style style:name="P428" style:parent-style-name="Standard" style:family="paragraph"/>
    <style:style style:name="T429" style:parent-style-name="Car.predefinitoparagrafo" style:family="text">
      <style:text-properties fo:font-style="italic" style:font-style-asian="italic"/>
    </style:style>
    <style:style style:name="P430" style:parent-style-name="Standard" style:family="paragraph"/>
    <style:style style:name="T431" style:parent-style-name="Car.predefinitoparagrafo" style:family="text">
      <style:text-properties fo:font-style="italic" style:font-style-asian="italic"/>
    </style:style>
    <style:style style:name="P432" style:parent-style-name="Standard" style:family="paragraph"/>
    <style:style style:name="T433" style:parent-style-name="Car.predefinitoparagrafo" style:family="text">
      <style:text-properties fo:font-style="italic" style:font-style-asian="italic"/>
    </style:style>
    <style:style style:name="P434" style:parent-style-name="Standard" style:family="paragraph">
      <style:paragraph-properties fo:margin-left="1.3125in">
        <style:tab-stops>
          <style:tab-stop style:type="left" style:position="0.5in"/>
          <style:tab-stop style:type="left" style:position="1.0625in"/>
          <style:tab-stop style:type="left" style:position="4in"/>
        </style:tab-stops>
      </style:paragraph-properties>
    </style:style>
    <style:style style:name="T435" style:parent-style-name="Car.predefinitoparagrafo" style:family="text">
      <style:text-properties fo:font-style="italic" style:font-style-asian="italic"/>
    </style:style>
    <style:style style:name="P436" style:parent-style-name="Standard" style:family="paragraph">
      <style:paragraph-properties fo:margin-left="1.3125in">
        <style:tab-stops>
          <style:tab-stop style:type="left" style:position="0.5in"/>
          <style:tab-stop style:type="left" style:position="1.0625in"/>
          <style:tab-stop style:type="left" style:position="4in"/>
        </style:tab-stops>
      </style:paragraph-properties>
    </style:style>
    <style:style style:name="T437" style:parent-style-name="Car.predefinitoparagrafo" style:family="text">
      <style:text-properties fo:font-style="italic" style:font-style-asian="italic"/>
    </style:style>
    <style:style style:name="P438" style:parent-style-name="Standard" style:family="paragraph">
      <style:paragraph-properties fo:margin-left="1.3125in">
        <style:tab-stops>
          <style:tab-stop style:type="left" style:position="0.5in"/>
          <style:tab-stop style:type="left" style:position="1.0625in"/>
          <style:tab-stop style:type="left" style:position="4in"/>
        </style:tab-stops>
      </style:paragraph-properties>
    </style:style>
    <style:style style:name="T439" style:parent-style-name="Car.predefinitoparagrafo" style:family="text">
      <style:text-properties fo:font-style="italic" style:font-style-asian="italic"/>
    </style:style>
    <style:style style:name="P440" style:parent-style-name="Standard" style:family="paragraph">
      <style:paragraph-properties>
        <style:tab-stops>
          <style:tab-stop style:type="left" style:position="-0.25in"/>
          <style:tab-stop style:type="left" style:position="0.3125in"/>
          <style:tab-stop style:type="left" style:position="3.25in"/>
        </style:tab-stops>
      </style:paragraph-properties>
    </style:style>
    <style:style style:name="T441" style:parent-style-name="Car.predefinitoparagrafo" style:family="text">
      <style:text-properties fo:font-style="italic" style:font-style-asian="italic"/>
    </style:style>
    <style:style style:name="P442" style:parent-style-name="Standard" style:family="paragraph">
      <style:paragraph-properties>
        <style:tab-stops>
          <style:tab-stop style:type="left" style:position="-0.25in"/>
          <style:tab-stop style:type="left" style:position="0.3125in"/>
          <style:tab-stop style:type="left" style:position="3.25in"/>
        </style:tab-stops>
      </style:paragraph-properties>
    </style:style>
    <style:style style:name="T443" style:parent-style-name="Car.predefinitoparagrafo" style:family="text">
      <style:text-properties fo:font-style="italic" style:font-style-asian="italic"/>
    </style:style>
    <style:style style:name="P444" style:parent-style-name="Standard" style:family="paragraph">
      <style:paragraph-properties fo:margin-left="1.3125in">
        <style:tab-stops>
          <style:tab-stop style:type="left" style:position="0.5in"/>
          <style:tab-stop style:type="left" style:position="1.0625in"/>
          <style:tab-stop style:type="left" style:position="4in"/>
        </style:tab-stops>
      </style:paragraph-properties>
    </style:style>
    <style:style style:name="T445" style:parent-style-name="Car.predefinitoparagrafo" style:family="text">
      <style:text-properties fo:font-style="italic" style:font-style-asian="italic"/>
    </style:style>
    <style:style style:name="P446" style:parent-style-name="Standard" style:family="paragraph">
      <style:paragraph-properties fo:margin-left="1.3125in">
        <style:tab-stops>
          <style:tab-stop style:type="left" style:position="0.5in"/>
          <style:tab-stop style:type="left" style:position="1.0625in"/>
          <style:tab-stop style:type="left" style:position="4in"/>
        </style:tab-stops>
      </style:paragraph-properties>
    </style:style>
    <style:style style:name="T447" style:parent-style-name="Car.predefinitoparagrafo" style:family="text">
      <style:text-properties fo:font-style="italic" style:font-style-asian="italic"/>
    </style:style>
    <style:style style:name="P448" style:parent-style-name="Standard" style:family="paragraph">
      <style:text-properties fo:font-style="italic" style:font-style-asian="italic"/>
    </style:style>
    <style:style style:name="P449" style:parent-style-name="Standard" style:family="paragraph">
      <style:text-properties fo:font-style="italic" style:font-style-asian="italic"/>
    </style:style>
    <style:style style:name="T450" style:parent-style-name="Car.predefinitoparagrafo" style:family="text">
      <style:text-properties fo:font-style="italic" style:font-style-asian="italic"/>
    </style:style>
    <style:style style:name="P451" style:parent-style-name="Standard" style:family="paragraph">
      <style:text-properties fo:font-style="italic" style:font-style-asian="italic"/>
    </style:style>
    <style:style style:name="P452" style:parent-style-name="Titolo2" style:family="paragraph"/>
    <style:style style:name="P453"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454"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T455" style:parent-style-name="Car.predefinitoparagrafo" style:family="text">
      <style:text-properties fo:font-style="italic" style:font-style-asian="italic"/>
    </style:style>
    <style:style style:name="P456" style:parent-style-name="Standard" style:family="paragraph">
      <style:paragraph-properties fo:margin-left="0.4in" fo:text-indent="-0.2in">
        <style:tab-stops>
          <style:tab-stop style:type="left" style:position="0.5in"/>
          <style:tab-stop style:type="left" style:position="1.0555in"/>
          <style:tab-stop style:type="left" style:position="4in"/>
        </style:tab-stops>
      </style:paragraph-properties>
    </style:style>
    <style:style style:name="T457" style:parent-style-name="Car.predefinitoparagrafo" style:family="text">
      <style:text-properties fo:font-style="italic" style:font-style-asian="italic" fo:color="#000000"/>
    </style:style>
    <style:style style:name="P458" style:parent-style-name="Standard" style:family="paragraph">
      <style:paragraph-properties fo:margin-left="0.4in" fo:text-indent="-0.2in">
        <style:tab-stops>
          <style:tab-stop style:type="left" style:position="0.5in"/>
          <style:tab-stop style:type="left" style:position="1.0555in"/>
          <style:tab-stop style:type="left" style:position="4in"/>
        </style:tab-stops>
      </style:paragraph-properties>
    </style:style>
    <style:style style:name="T459" style:parent-style-name="Car.predefinitoparagrafo" style:family="text">
      <style:text-properties fo:font-style="italic" style:font-style-asian="italic" fo:color="#000000"/>
    </style:style>
    <style:style style:name="P460" style:parent-style-name="Standard" style:family="paragraph">
      <style:paragraph-properties fo:margin-left="0.4in" fo:text-indent="-0.2in">
        <style:tab-stops>
          <style:tab-stop style:type="left" style:position="0.5in"/>
          <style:tab-stop style:type="left" style:position="1.0555in"/>
          <style:tab-stop style:type="left" style:position="4in"/>
        </style:tab-stops>
      </style:paragraph-properties>
    </style:style>
    <style:style style:name="T461" style:parent-style-name="Car.predefinitoparagrafo" style:family="text">
      <style:text-properties fo:font-style="italic" style:font-style-asian="italic" fo:color="#000000"/>
    </style:style>
    <style:style style:name="P462" style:parent-style-name="Standard" style:family="paragraph">
      <style:paragraph-properties fo:text-indent="-0.0125in">
        <style:tab-stops>
          <style:tab-stop style:type="left" style:position="0.5in"/>
          <style:tab-stop style:type="left" style:position="1.0555in"/>
          <style:tab-stop style:type="left" style:position="4in"/>
        </style:tab-stops>
      </style:paragraph-properties>
    </style:style>
    <style:style style:name="T463" style:parent-style-name="Car.predefinitoparagrafo" style:family="text">
      <style:text-properties fo:font-style="italic" style:font-style-asian="italic" fo:color="#000000"/>
    </style:style>
    <style:style style:name="P464" style:parent-style-name="Standard" style:family="paragraph">
      <style:paragraph-properties fo:text-indent="-0.0125in">
        <style:tab-stops>
          <style:tab-stop style:type="left" style:position="0.5in"/>
          <style:tab-stop style:type="left" style:position="1.0555in"/>
          <style:tab-stop style:type="left" style:position="4in"/>
        </style:tab-stops>
      </style:paragraph-properties>
      <style:text-properties fo:font-style="italic" style:font-style-asian="italic" fo:color="#000000"/>
    </style:style>
    <style:style style:name="P465" style:parent-style-name="Standard" style:family="paragraph">
      <style:paragraph-properties fo:text-indent="-0.0125in">
        <style:tab-stops>
          <style:tab-stop style:type="left" style:position="0.5in"/>
          <style:tab-stop style:type="left" style:position="1.0555in"/>
          <style:tab-stop style:type="left" style:position="4in"/>
        </style:tab-stops>
      </style:paragraph-properties>
    </style:style>
    <style:style style:name="T466" style:parent-style-name="Car.predefinitoparagrafo" style:family="text">
      <style:text-properties fo:font-style="italic" style:font-style-asian="italic" fo:color="#000000"/>
    </style:style>
    <style:style style:name="P467"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468"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T469" style:parent-style-name="Car.predefinitoparagrafo" style:family="text">
      <style:text-properties fo:font-style="italic" style:font-style-asian="italic"/>
    </style:style>
    <style:style style:name="P470"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471"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T472" style:parent-style-name="Car.predefinitoparagrafo" style:family="text">
      <style:text-properties fo:font-style="italic" style:font-style-asian="italic"/>
    </style:style>
    <style:style style:name="P473"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474" style:parent-style-name="Standard" style:family="paragraph">
      <style:paragraph-properties fo:margin-left="0.5in">
        <style:tab-stops>
          <style:tab-stop style:type="left" style:position="0.5in"/>
          <style:tab-stop style:type="left" style:position="1.0555in"/>
          <style:tab-stop style:type="left" style:position="4in"/>
        </style:tab-stops>
      </style:paragraph-properties>
    </style:style>
    <style:style style:name="T475" style:parent-style-name="Car.predefinitoparagrafo" style:family="text">
      <style:text-properties fo:font-style="italic" style:font-style-asian="italic"/>
    </style:style>
    <style:style style:name="P476"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477"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T478" style:parent-style-name="Car.predefinitoparagrafo" style:family="text">
      <style:text-properties fo:font-style="italic" style:font-style-asian="italic"/>
    </style:style>
    <style:style style:name="P479"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480" style:parent-style-name="Standard" style:family="paragraph">
      <style:paragraph-properties fo:margin-left="0.5in">
        <style:tab-stops>
          <style:tab-stop style:type="left" style:position="0.5in"/>
          <style:tab-stop style:type="left" style:position="1.0555in"/>
          <style:tab-stop style:type="left" style:position="4in"/>
        </style:tab-stops>
      </style:paragraph-properties>
    </style:style>
    <style:style style:name="T481" style:parent-style-name="Car.predefinitoparagrafo" style:family="text">
      <style:text-properties fo:font-style="italic" style:font-style-asian="italic"/>
    </style:style>
    <style:style style:name="P482"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483"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T484" style:parent-style-name="Car.predefinitoparagrafo" style:family="text">
      <style:text-properties fo:font-style="italic" style:font-style-asian="italic"/>
    </style:style>
    <style:style style:name="P485"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486" style:parent-style-name="Standard" style:family="paragraph">
      <style:paragraph-properties fo:margin-bottom="0.0694in" fo:margin-left="0.25in">
        <style:tab-stops>
          <style:tab-stop style:type="left" style:position="0.25in"/>
          <style:tab-stop style:type="left" style:position="3.75in"/>
        </style:tab-stops>
      </style:paragraph-properties>
      <style:text-properties fo:font-weight="bold" style:font-weight-asian="bold" fo:color="#000000" style:text-underline-type="single" style:text-underline-style="solid" style:text-underline-width="auto" style:text-underline-mode="continuous"/>
    </style:style>
    <style:style style:name="P487" style:parent-style-name="Titolo2" style:family="paragraph"/>
    <style:style style:name="T488" style:parent-style-name="Car.predefinitoparagrafo" style:family="text">
      <style:text-properties fo:font-style="italic" style:font-style-asian="italic"/>
    </style:style>
    <style:style style:name="P489" style:parent-style-name="Standard" style:family="paragraph">
      <style:text-properties fo:font-style="italic" style:font-style-asian="italic"/>
    </style:style>
    <style:style style:name="P490" style:parent-style-name="Standard" style:family="paragraph"/>
    <style:style style:name="T491" style:parent-style-name="Car.predefinitoparagrafo" style:family="text">
      <style:text-properties fo:font-style="italic" style:font-style-asian="italic"/>
    </style:style>
    <style:style style:name="P492" style:parent-style-name="Standard" style:family="paragraph"/>
    <style:style style:name="T493" style:parent-style-name="Car.predefinitoparagrafo" style:family="text">
      <style:text-properties fo:font-style="italic" style:font-style-asian="italic"/>
    </style:style>
    <style:style style:name="P494" style:parent-style-name="Standard" style:family="paragraph"/>
    <style:style style:name="T495" style:parent-style-name="Car.predefinitoparagrafo" style:family="text">
      <style:text-properties fo:font-style="italic" style:font-style-asian="italic"/>
    </style:style>
    <style:style style:name="P496" style:parent-style-name="Standard" style:family="paragraph"/>
    <style:style style:name="T497" style:parent-style-name="Car.predefinitoparagrafo" style:family="text">
      <style:text-properties fo:font-style="italic" style:font-style-asian="italic"/>
    </style:style>
    <style:style style:name="P498" style:parent-style-name="Standard" style:family="paragraph"/>
    <style:style style:name="T499" style:parent-style-name="Car.predefinitoparagrafo" style:family="text">
      <style:text-properties fo:font-style="italic" style:font-style-asian="italic"/>
    </style:style>
    <style:style style:name="P500" style:parent-style-name="Standard" style:family="paragraph"/>
    <style:style style:name="T501" style:parent-style-name="Car.predefinitoparagrafo" style:family="text">
      <style:text-properties fo:font-style="italic" style:font-style-asian="italic"/>
    </style:style>
    <style:style style:name="P502" style:parent-style-name="Standard" style:family="paragraph">
      <style:text-properties fo:font-style="italic" style:font-style-asian="italic"/>
    </style:style>
    <style:style style:name="T503" style:parent-style-name="Car.predefinitoparagrafo" style:family="text">
      <style:text-properties fo:font-style="italic" style:font-style-asian="italic"/>
    </style:style>
    <style:style style:name="P504" style:parent-style-name="Standard" style:family="paragraph">
      <style:paragraph-properties fo:margin-bottom="0.0694in" fo:margin-left="0.25in">
        <style:tab-stops>
          <style:tab-stop style:type="left" style:position="0.25in"/>
          <style:tab-stop style:type="left" style:position="3.75in"/>
        </style:tab-stops>
      </style:paragraph-properties>
      <style:text-properties fo:font-weight="bold" style:font-weight-asian="bold" fo:font-style="italic" style:font-style-asian="italic" fo:color="#000000" style:text-underline-type="single" style:text-underline-style="solid" style:text-underline-width="auto" style:text-underline-mode="continuous"/>
    </style:style>
    <style:style style:name="P505" style:parent-style-name="Titolo2" style:family="paragraph"/>
    <style:style style:name="P506"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507"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T508" style:parent-style-name="Car.predefinitoparagrafo" style:family="text">
      <style:text-properties fo:font-style="italic" style:font-style-asian="italic"/>
    </style:style>
    <style:style style:name="P509"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510" style:parent-style-name="Titolo3" style:family="paragraph"/>
    <style:style style:name="T511" style:parent-style-name="Car.predefinitoparagrafo" style:family="text">
      <style:text-properties fo:font-size="12pt" style:font-size-asian="12pt" style:font-size-complex="12pt"/>
    </style:style>
    <style:style style:name="P512"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513"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T514" style:parent-style-name="Car.predefinitoparagrafo" style:family="text">
      <style:text-properties fo:font-style="italic" style:font-style-asian="italic"/>
    </style:style>
    <style:style style:name="P515" style:parent-style-name="Standard" style:family="paragraph">
      <style:paragraph-properties fo:margin-left="0.4in" fo:text-indent="-0.2in">
        <style:tab-stops>
          <style:tab-stop style:type="left" style:position="0.5in"/>
          <style:tab-stop style:type="left" style:position="1.0555in"/>
          <style:tab-stop style:type="left" style:position="4in"/>
        </style:tab-stops>
      </style:paragraph-properties>
    </style:style>
    <style:style style:name="T516" style:parent-style-name="Car.predefinitoparagrafo" style:family="text">
      <style:text-properties fo:font-style="italic" style:font-style-asian="italic" fo:color="#000000"/>
    </style:style>
    <style:style style:name="P517" style:parent-style-name="Standard" style:family="paragraph">
      <style:paragraph-properties fo:margin-left="0.4in" fo:text-indent="-0.2in">
        <style:tab-stops>
          <style:tab-stop style:type="left" style:position="0.5in"/>
          <style:tab-stop style:type="left" style:position="1.0555in"/>
          <style:tab-stop style:type="left" style:position="4in"/>
        </style:tab-stops>
      </style:paragraph-properties>
    </style:style>
    <style:style style:name="T518" style:parent-style-name="Car.predefinitoparagrafo" style:family="text">
      <style:text-properties fo:font-style="italic" style:font-style-asian="italic" fo:color="#000000"/>
    </style:style>
    <style:style style:name="P519" style:parent-style-name="Standard" style:family="paragraph">
      <style:paragraph-properties fo:margin-left="0.4in" fo:text-indent="-0.2in">
        <style:tab-stops>
          <style:tab-stop style:type="left" style:position="0.5in"/>
          <style:tab-stop style:type="left" style:position="1.0555in"/>
          <style:tab-stop style:type="left" style:position="4in"/>
        </style:tab-stops>
      </style:paragraph-properties>
    </style:style>
    <style:style style:name="T520" style:parent-style-name="Car.predefinitoparagrafo" style:family="text">
      <style:text-properties fo:font-style="italic" style:font-style-asian="italic" fo:color="#000000"/>
    </style:style>
    <style:style style:name="P521" style:parent-style-name="Standard" style:family="paragraph">
      <style:paragraph-properties fo:margin-left="0.4in" fo:text-indent="-0.2in">
        <style:tab-stops>
          <style:tab-stop style:type="left" style:position="0.5in"/>
          <style:tab-stop style:type="left" style:position="1.0555in"/>
          <style:tab-stop style:type="left" style:position="4in"/>
        </style:tab-stops>
      </style:paragraph-properties>
    </style:style>
    <style:style style:name="T522" style:parent-style-name="Car.predefinitoparagrafo" style:family="text">
      <style:text-properties fo:font-style="italic" style:font-style-asian="italic" fo:color="#000000"/>
    </style:style>
    <style:style style:name="P523" style:parent-style-name="Standard" style:family="paragraph">
      <style:paragraph-properties fo:text-indent="-0.0125in">
        <style:tab-stops>
          <style:tab-stop style:type="left" style:position="0.3125in"/>
          <style:tab-stop style:type="left" style:position="0.5in"/>
          <style:tab-stop style:type="left" style:position="1.0555in"/>
          <style:tab-stop style:type="left" style:position="4in"/>
        </style:tab-stops>
      </style:paragraph-properties>
      <style:text-properties fo:font-style="italic" style:font-style-asian="italic" fo:color="#000000"/>
    </style:style>
    <style:style style:name="P524" style:parent-style-name="Standard" style:family="paragraph">
      <style:paragraph-properties fo:text-indent="-0.0125in">
        <style:tab-stops>
          <style:tab-stop style:type="left" style:position="0.3125in"/>
          <style:tab-stop style:type="left" style:position="0.5in"/>
          <style:tab-stop style:type="left" style:position="1.0555in"/>
          <style:tab-stop style:type="left" style:position="4in"/>
        </style:tab-stops>
      </style:paragraph-properties>
    </style:style>
    <style:style style:name="T525" style:parent-style-name="Car.predefinitoparagrafo" style:family="text">
      <style:text-properties fo:font-style="italic" style:font-style-asian="italic" fo:color="#000000"/>
    </style:style>
    <style:style style:name="P526" style:parent-style-name="Standard" style:family="paragraph">
      <style:paragraph-properties fo:margin-bottom="0.0694in" fo:margin-left="0.25in">
        <style:tab-stops>
          <style:tab-stop style:type="left" style:position="0.25in"/>
          <style:tab-stop style:type="left" style:position="3.75in"/>
        </style:tab-stops>
      </style:paragraph-properties>
      <style:text-properties fo:font-weight="bold" style:font-weight-asian="bold" fo:font-style="italic" style:font-style-asian="italic" fo:color="#000000" style:text-underline-type="single" style:text-underline-style="solid" style:text-underline-width="auto" style:text-underline-mode="continuous"/>
    </style:style>
    <style:style style:name="P527" style:parent-style-name="Titolo2" style:family="paragraph"/>
    <style:style style:name="P528"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T529" style:parent-style-name="Car.predefinitoparagrafo" style:family="text">
      <style:text-properties fo:font-style="italic" style:font-style-asian="italic"/>
    </style:style>
    <style:style style:name="P530"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531"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T532" style:parent-style-name="Car.predefinitoparagrafo" style:family="text">
      <style:text-properties fo:font-style="italic" style:font-style-asian="italic"/>
    </style:style>
    <style:style style:name="P533"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534" style:parent-style-name="Titolo3" style:family="paragraph"/>
    <style:style style:name="T535" style:parent-style-name="Car.predefinitoparagrafo" style:family="text">
      <style:text-properties fo:font-size="12pt" style:font-size-asian="12pt" style:font-size-complex="12pt"/>
    </style:style>
    <style:style style:name="T536" style:parent-style-name="Car.predefinitoparagrafo" style:family="text">
      <style:text-properties fo:font-style="italic" style:font-style-asian="italic"/>
    </style:style>
    <style:style style:name="P537" style:parent-style-name="Standard" style:family="paragraph">
      <style:paragraph-properties fo:margin-top="0.0277in" fo:margin-bottom="0.0694in" fo:margin-left="1in">
        <style:tab-stops>
          <style:tab-stop style:type="left" style:position="-0.5in"/>
          <style:tab-stop style:type="left" style:position="3in"/>
        </style:tab-stops>
      </style:paragraph-properties>
      <style:text-properties fo:font-weight="bold" style:font-weight-asian="bold" fo:font-style="italic" style:font-style-asian="italic" fo:color="#000000" fo:font-size="10pt" style:font-size-asian="10pt" style:font-size-complex="10pt" style:text-underline-type="single" style:text-underline-style="solid" style:text-underline-width="auto" style:text-underline-mode="continuous"/>
    </style:style>
    <style:style style:name="P538" style:parent-style-name="Titolo3" style:family="paragraph"/>
    <style:style style:name="T539" style:parent-style-name="Car.predefinitoparagrafo" style:family="text">
      <style:text-properties fo:font-size="12pt" style:font-size-asian="12pt" style:font-size-complex="12pt"/>
    </style:style>
    <style:style style:name="T540" style:parent-style-name="Car.predefinitoparagrafo" style:family="text">
      <style:text-properties fo:font-style="italic" style:font-style-asian="italic"/>
    </style:style>
    <style:style style:name="P541" style:parent-style-name="Standard" style:family="paragraph">
      <style:paragraph-properties fo:margin-top="0.0277in" fo:margin-bottom="0.0694in" fo:margin-left="1in">
        <style:tab-stops>
          <style:tab-stop style:type="left" style:position="-0.5in"/>
          <style:tab-stop style:type="left" style:position="3in"/>
        </style:tab-stops>
      </style:paragraph-properties>
      <style:text-properties fo:font-weight="bold" style:font-weight-asian="bold" fo:font-style="italic" style:font-style-asian="italic" fo:color="#000000" fo:font-size="10pt" style:font-size-asian="10pt" style:font-size-complex="10pt" style:text-underline-type="single" style:text-underline-style="solid" style:text-underline-width="auto" style:text-underline-mode="continuous"/>
    </style:style>
    <style:style style:name="P542" style:parent-style-name="Titolo3" style:family="paragraph"/>
    <style:style style:name="T543" style:parent-style-name="Car.predefinitoparagrafo" style:family="text">
      <style:text-properties fo:font-size="12pt" style:font-size-asian="12pt" style:font-size-complex="12pt"/>
    </style:style>
    <style:style style:name="T544" style:parent-style-name="Car.predefinitoparagrafo" style:family="text">
      <style:text-properties fo:font-style="italic" style:font-style-asian="italic"/>
    </style:style>
    <style:style style:name="P545" style:parent-style-name="Standard" style:family="paragraph"/>
    <style:style style:name="T546" style:parent-style-name="Car.predefinitoparagrafo" style:family="text">
      <style:text-properties fo:font-style="italic" style:font-style-asian="italic"/>
    </style:style>
    <style:style style:name="P547" style:parent-style-name="Standard" style:family="paragraph"/>
    <style:style style:name="T548" style:parent-style-name="Car.predefinitoparagrafo" style:family="text">
      <style:text-properties fo:font-style="italic" style:font-style-asian="italic"/>
    </style:style>
    <style:style style:name="P549" style:parent-style-name="Standard" style:family="paragraph"/>
    <style:style style:name="T550" style:parent-style-name="Car.predefinitoparagrafo" style:family="text">
      <style:text-properties fo:font-style="italic" style:font-style-asian="italic"/>
    </style:style>
    <style:style style:name="P551" style:parent-style-name="Standard" style:family="paragraph"/>
    <style:style style:name="T552" style:parent-style-name="Car.predefinitoparagrafo" style:family="text">
      <style:text-properties fo:font-style="italic" style:font-style-asian="italic"/>
    </style:style>
    <style:style style:name="P553" style:parent-style-name="Standard" style:family="paragraph"/>
    <style:style style:name="T554" style:parent-style-name="Car.predefinitoparagrafo" style:family="text">
      <style:text-properties fo:font-style="italic" style:font-style-asian="italic"/>
    </style:style>
    <style:style style:name="P555" style:parent-style-name="Titolo3" style:family="paragraph">
      <style:text-properties fo:font-style="italic" style:font-style-asian="italic"/>
    </style:style>
    <style:style style:name="P556" style:parent-style-name="Titolo3" style:family="paragraph"/>
    <style:style style:name="T557" style:parent-style-name="Car.predefinitoparagrafo" style:family="text">
      <style:text-properties fo:font-size="12pt" style:font-size-asian="12pt" style:font-size-complex="12pt"/>
    </style:style>
    <style:style style:name="T558" style:parent-style-name="Car.predefinitoparagrafo" style:family="text">
      <style:text-properties fo:font-style="italic" style:font-style-asian="italic"/>
    </style:style>
    <style:style style:name="P559" style:parent-style-name="Standard" style:family="paragraph">
      <style:text-properties fo:font-style="italic" style:font-style-asian="italic"/>
    </style:style>
    <style:style style:name="P560" style:parent-style-name="Titolo3" style:family="paragraph"/>
    <style:style style:name="T561" style:parent-style-name="Car.predefinitoparagrafo" style:family="text">
      <style:text-properties fo:font-size="12pt" style:font-size-asian="12pt" style:font-size-complex="12pt"/>
    </style:style>
    <style:style style:name="P562"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563"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T564" style:parent-style-name="Car.predefinitoparagrafo" style:family="text">
      <style:text-properties fo:font-style="italic" style:font-style-asian="italic"/>
    </style:style>
    <style:style style:name="P565" style:parent-style-name="Standard" style:family="paragraph">
      <style:paragraph-properties>
        <style:tab-stops>
          <style:tab-stop style:type="left" style:position="-0.25in"/>
          <style:tab-stop style:type="left" style:position="0.3055in"/>
          <style:tab-stop style:type="left" style:position="3.25in"/>
        </style:tab-stops>
      </style:paragraph-properties>
    </style:style>
    <style:style style:name="T566" style:parent-style-name="Car.predefinitoparagrafo" style:family="text">
      <style:text-properties fo:font-style="italic" style:font-style-asian="italic"/>
    </style:style>
    <style:style style:name="P567" style:parent-style-name="Standard" style:family="paragraph">
      <style:paragraph-properties>
        <style:tab-stops>
          <style:tab-stop style:type="left" style:position="-0.25in"/>
          <style:tab-stop style:type="left" style:position="0.3055in"/>
          <style:tab-stop style:type="left" style:position="3.25in"/>
        </style:tab-stops>
      </style:paragraph-properties>
    </style:style>
    <style:style style:name="T568" style:parent-style-name="Car.predefinitoparagrafo" style:family="text">
      <style:text-properties fo:font-style="italic" style:font-style-asian="italic"/>
    </style:style>
    <style:style style:name="P569" style:parent-style-name="Standard" style:family="paragraph">
      <style:paragraph-properties>
        <style:tab-stops>
          <style:tab-stop style:type="left" style:position="-0.25in"/>
          <style:tab-stop style:type="left" style:position="0.3055in"/>
          <style:tab-stop style:type="left" style:position="3.25in"/>
        </style:tab-stops>
      </style:paragraph-properties>
    </style:style>
    <style:style style:name="T570" style:parent-style-name="Car.predefinitoparagrafo" style:family="text">
      <style:text-properties fo:font-style="italic" style:font-style-asian="italic"/>
    </style:style>
    <style:style style:name="P571" style:parent-style-name="Standard" style:family="paragraph">
      <style:paragraph-properties>
        <style:tab-stops>
          <style:tab-stop style:type="left" style:position="-0.25in"/>
          <style:tab-stop style:type="left" style:position="0.3055in"/>
          <style:tab-stop style:type="left" style:position="3.25in"/>
        </style:tab-stops>
      </style:paragraph-properties>
    </style:style>
    <style:style style:name="T572" style:parent-style-name="Car.predefinitoparagrafo" style:family="text">
      <style:text-properties fo:font-style="italic" style:font-style-asian="italic"/>
    </style:style>
    <style:style style:name="P573" style:parent-style-name="Standard" style:family="paragraph">
      <style:paragraph-properties>
        <style:tab-stops>
          <style:tab-stop style:type="left" style:position="-0.25in"/>
          <style:tab-stop style:type="left" style:position="0.3055in"/>
          <style:tab-stop style:type="left" style:position="3.25in"/>
        </style:tab-stops>
      </style:paragraph-properties>
    </style:style>
    <style:style style:name="T574" style:parent-style-name="Car.predefinitoparagrafo" style:family="text">
      <style:text-properties fo:font-style="italic" style:font-style-asian="italic"/>
    </style:style>
    <style:style style:name="P575"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57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577" style:parent-style-name="Car.predefinitoparagrafo" style:family="text">
      <style:text-properties fo:font-style="italic" style:font-style-asian="italic"/>
    </style:style>
    <style:style style:name="P57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text-properties fo:font-style="italic" style:font-style-asian="italic"/>
    </style:style>
    <style:style style:name="TableColumn580" style:family="table-column">
      <style:table-column-properties style:column-width="0.3666in" style:use-optimal-column-width="false"/>
    </style:style>
    <style:style style:name="TableColumn581" style:family="table-column">
      <style:table-column-properties style:column-width="1.5118in" style:use-optimal-column-width="false"/>
    </style:style>
    <style:style style:name="TableColumn582" style:family="table-column">
      <style:table-column-properties style:column-width="0.6569in" style:use-optimal-column-width="false"/>
    </style:style>
    <style:style style:name="TableColumn583" style:family="table-column">
      <style:table-column-properties style:column-width="0.2631in" style:use-optimal-column-width="false"/>
    </style:style>
    <style:style style:name="TableColumn584" style:family="table-column">
      <style:table-column-properties style:column-width="0.2631in" style:use-optimal-column-width="false"/>
    </style:style>
    <style:style style:name="TableColumn585" style:family="table-column">
      <style:table-column-properties style:column-width="0.2631in" style:use-optimal-column-width="false"/>
    </style:style>
    <style:style style:name="TableColumn586" style:family="table-column">
      <style:table-column-properties style:column-width="0.2631in" style:use-optimal-column-width="false"/>
    </style:style>
    <style:style style:name="TableColumn587" style:family="table-column">
      <style:table-column-properties style:column-width="0.2631in" style:use-optimal-column-width="false"/>
    </style:style>
    <style:style style:name="TableColumn588" style:family="table-column">
      <style:table-column-properties style:column-width="0.2631in" style:use-optimal-column-width="false"/>
    </style:style>
    <style:style style:name="TableColumn589" style:family="table-column">
      <style:table-column-properties style:column-width="0.2638in" style:use-optimal-column-width="false"/>
    </style:style>
    <style:style style:name="TableColumn590" style:family="table-column">
      <style:table-column-properties style:column-width="0.2631in" style:use-optimal-column-width="false"/>
    </style:style>
    <style:style style:name="TableColumn591" style:family="table-column">
      <style:table-column-properties style:column-width="0.2631in" style:use-optimal-column-width="false"/>
    </style:style>
    <style:style style:name="TableColumn592" style:family="table-column">
      <style:table-column-properties style:column-width="0.3277in" style:use-optimal-column-width="false"/>
    </style:style>
    <style:style style:name="TableColumn593" style:family="table-column">
      <style:table-column-properties style:column-width="0.3291in" style:use-optimal-column-width="false"/>
    </style:style>
    <style:style style:name="TableColumn594" style:family="table-column">
      <style:table-column-properties style:column-width="0.3388in" style:use-optimal-column-width="false"/>
    </style:style>
    <style:style style:name="Table579" style:family="table">
      <style:table-properties style:width="5.9006in" fo:margin-left="-0.1104in" table:align="left"/>
    </style:style>
    <style:style style:name="TableRow595" style:family="table-row">
      <style:table-row-properties style:use-optimal-row-height="false"/>
    </style:style>
    <style:style style:name="TableCell596"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597" style:parent-style-name="Standard" style:family="paragraph">
      <style:paragraph-properties fo:margin-right="0in">
        <style:tab-stops>
          <style:tab-stop style:type="left" style:position="0.5in"/>
          <style:tab-stop style:type="left" style:position="1.0555in"/>
          <style:tab-stop style:type="left" style:position="4in"/>
          <style:tab-stop style:type="left" style:position="6.375in"/>
        </style:tab-stops>
      </style:paragraph-properties>
    </style:style>
    <style:style style:name="T598" style:parent-style-name="Car.predefinitoparagrafo" style:family="text">
      <style:text-properties fo:font-weight="bold" style:font-weight-asian="bold"/>
    </style:style>
    <style:style style:name="TableCell599"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00" style:parent-style-name="Standard" style:family="paragraph">
      <style:paragraph-properties fo:margin-left="-0.118in" fo:margin-right="0.0069in" fo:text-indent="0.0625in">
        <style:tab-stops>
          <style:tab-stop style:type="left" style:position="0.618in"/>
          <style:tab-stop style:type="left" style:position="4.118in"/>
        </style:tab-stops>
      </style:paragraph-properties>
    </style:style>
    <style:style style:name="T601" style:parent-style-name="Car.predefinitoparagrafo" style:family="text">
      <style:text-properties fo:font-weight="bold" style:font-weight-asian="bold"/>
    </style:style>
    <style:style style:name="TableCell602"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03" style:parent-style-name="Standard" style:family="paragraph">
      <style:paragraph-properties fo:margin-right="0.0069in"/>
    </style:style>
    <style:style style:name="T604" style:parent-style-name="Car.predefinitoparagrafo" style:family="text">
      <style:text-properties fo:font-weight="bold" style:font-weight-asian="bold"/>
    </style:style>
    <style:style style:name="TableCell605"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0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607" style:parent-style-name="Car.predefinitoparagrafo" style:family="text">
      <style:text-properties fo:font-weight="bold" style:font-weight-asian="bold"/>
    </style:style>
    <style:style style:name="TableCell608"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09"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610" style:parent-style-name="Car.predefinitoparagrafo" style:family="text">
      <style:text-properties fo:font-weight="bold" style:font-weight-asian="bold"/>
    </style:style>
    <style:style style:name="TableCell611"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12"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613" style:parent-style-name="Car.predefinitoparagrafo" style:family="text">
      <style:text-properties fo:font-weight="bold" style:font-weight-asian="bold"/>
    </style:style>
    <style:style style:name="TableCell614"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15"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616" style:parent-style-name="Car.predefinitoparagrafo" style:family="text">
      <style:text-properties fo:font-weight="bold" style:font-weight-asian="bold"/>
    </style:style>
    <style:style style:name="TableCell617"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1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619" style:parent-style-name="Car.predefinitoparagrafo" style:family="text">
      <style:text-properties fo:font-weight="bold" style:font-weight-asian="bold"/>
    </style:style>
    <style:style style:name="TableCell620"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21"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622" style:parent-style-name="Car.predefinitoparagrafo" style:family="text">
      <style:text-properties fo:font-weight="bold" style:font-weight-asian="bold"/>
    </style:style>
    <style:style style:name="TableCell623"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24"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625" style:parent-style-name="Car.predefinitoparagrafo" style:family="text">
      <style:text-properties fo:font-weight="bold" style:font-weight-asian="bold"/>
    </style:style>
    <style:style style:name="TableCell626"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27"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628" style:parent-style-name="Car.predefinitoparagrafo" style:family="text">
      <style:text-properties fo:font-weight="bold" style:font-weight-asian="bold"/>
    </style:style>
    <style:style style:name="TableCell629"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3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631" style:parent-style-name="Car.predefinitoparagrafo" style:family="text">
      <style:text-properties fo:font-weight="bold" style:font-weight-asian="bold"/>
    </style:style>
    <style:style style:name="TableCell632"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33" style:parent-style-name="Standard" style:family="paragraph">
      <style:paragraph-properties fo:margin-right="0in"/>
    </style:style>
    <style:style style:name="T634" style:parent-style-name="Car.predefinitoparagrafo" style:family="text">
      <style:text-properties fo:font-weight="bold" style:font-weight-asian="bold"/>
    </style:style>
    <style:style style:name="TableCell635"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36" style:parent-style-name="Standard" style:family="paragraph">
      <style:paragraph-properties fo:margin-right="0in"/>
    </style:style>
    <style:style style:name="T637" style:parent-style-name="Car.predefinitoparagrafo" style:family="text">
      <style:text-properties fo:font-weight="bold" style:font-weight-asian="bold"/>
    </style:style>
    <style:style style:name="TableCell638" style:family="table-cell">
      <style:table-cell-properties fo:border="0.0104in solid #000000" style:writing-mode="lr-tb" fo:padding-top="0in" fo:padding-left="0.075in" fo:padding-bottom="0in" fo:padding-right="0.075in"/>
    </style:style>
    <style:style style:name="P639" style:parent-style-name="Standard" style:family="paragraph">
      <style:paragraph-properties fo:margin-right="0in"/>
    </style:style>
    <style:style style:name="T640" style:parent-style-name="Car.predefinitoparagrafo" style:family="text">
      <style:text-properties fo:font-weight="bold" style:font-weight-asian="bold"/>
    </style:style>
    <style:style style:name="TableRow641" style:family="table-row">
      <style:table-row-properties style:use-optimal-row-height="false"/>
    </style:style>
    <style:style style:name="TableCell642"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43" style:parent-style-name="Standard" style:family="paragraph">
      <style:paragraph-properties fo:margin-right="0in"/>
    </style:style>
    <style:style style:name="TableCell644"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45"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646"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47"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648"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649"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50"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51"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52"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53"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54"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55"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56"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57"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58"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59"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60"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61"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62"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63"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64"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65"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66"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67" style:parent-style-name="Standard" style:family="paragraph">
      <style:paragraph-properties>
        <style:tab-stops>
          <style:tab-stop style:type="left" style:position="0.3819in"/>
          <style:tab-stop style:type="left" style:position="0.5in"/>
          <style:tab-stop style:type="left" style:position="1.0555in"/>
          <style:tab-stop style:type="left" style:position="4in"/>
          <style:tab-stop style:type="left" style:position="6.375in"/>
        </style:tab-stops>
      </style:paragraph-properties>
    </style:style>
    <style:style style:name="TableCell668"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69" style:parent-style-name="Standard" style:family="paragraph">
      <style:paragraph-properties>
        <style:tab-stops>
          <style:tab-stop style:type="left" style:position="0.3819in"/>
          <style:tab-stop style:type="left" style:position="0.5in"/>
          <style:tab-stop style:type="left" style:position="1.0555in"/>
          <style:tab-stop style:type="left" style:position="4in"/>
          <style:tab-stop style:type="left" style:position="6.375in"/>
        </style:tab-stops>
      </style:paragraph-properties>
    </style:style>
    <style:style style:name="TableCell670" style:family="table-cell">
      <style:table-cell-properties fo:border="0.0104in solid #000000" style:writing-mode="lr-tb" fo:padding-top="0in" fo:padding-left="0.075in" fo:padding-bottom="0in" fo:padding-right="0.075in"/>
    </style:style>
    <style:style style:name="P671" style:parent-style-name="Standard" style:family="paragraph">
      <style:paragraph-properties>
        <style:tab-stops>
          <style:tab-stop style:type="left" style:position="0.3819in"/>
          <style:tab-stop style:type="left" style:position="0.5in"/>
          <style:tab-stop style:type="left" style:position="1.0555in"/>
          <style:tab-stop style:type="left" style:position="4in"/>
          <style:tab-stop style:type="left" style:position="6.375in"/>
        </style:tab-stops>
      </style:paragraph-properties>
    </style:style>
    <style:style style:name="TableRow672" style:family="table-row">
      <style:table-row-properties style:use-optimal-row-height="false"/>
    </style:style>
    <style:style style:name="TableCell673"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74" style:parent-style-name="Standard" style:family="paragraph">
      <style:paragraph-properties fo:margin-right="0in"/>
    </style:style>
    <style:style style:name="TableCell675"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76"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677"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78"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679"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68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81"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682"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83"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84"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85"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8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87"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8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89"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9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91"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92"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93"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94"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95"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9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97"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9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699"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0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01" style:family="table-cell">
      <style:table-cell-properties fo:border="0.0104in solid #000000" style:writing-mode="lr-tb" fo:padding-top="0in" fo:padding-left="0.075in" fo:padding-bottom="0in" fo:padding-right="0.075in"/>
    </style:style>
    <style:style style:name="P702"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Row703" style:family="table-row">
      <style:table-row-properties style:use-optimal-row-height="false"/>
    </style:style>
    <style:style style:name="TableCell704"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05" style:parent-style-name="Standard" style:family="paragraph">
      <style:paragraph-properties fo:margin-right="0in"/>
    </style:style>
    <style:style style:name="TableCell706"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07"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708"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09"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710"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711"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12"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713"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14"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715"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16"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17"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18"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19"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20"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21"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22"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23"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24"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25"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26"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27"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28"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29"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30"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31"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32" style:family="table-cell">
      <style:table-cell-properties fo:border="0.0104in solid #000000" style:writing-mode="lr-tb" fo:padding-top="0in" fo:padding-left="0.075in" fo:padding-bottom="0in" fo:padding-right="0.075in"/>
    </style:style>
    <style:style style:name="P733"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Row734" style:family="table-row">
      <style:table-row-properties style:use-optimal-row-height="false"/>
    </style:style>
    <style:style style:name="TableCell735"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36" style:parent-style-name="Standard" style:family="paragraph">
      <style:paragraph-properties fo:margin-right="0in"/>
    </style:style>
    <style:style style:name="TableCell737"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38" style:parent-style-name="Standard" style:family="paragraph">
      <style:paragraph-properties fo:margin-right="0.0069in"/>
    </style:style>
    <style:style style:name="TableCell739"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40"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741"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742"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43"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744"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45"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74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47"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74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49"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5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51"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52"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53"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54"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55"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5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57"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5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59"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6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61"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62"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63" style:family="table-cell">
      <style:table-cell-properties fo:border="0.0104in solid #000000" style:writing-mode="lr-tb" fo:padding-top="0in" fo:padding-left="0.075in" fo:padding-bottom="0in" fo:padding-right="0.075in"/>
    </style:style>
    <style:style style:name="P764"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Row765" style:family="table-row">
      <style:table-row-properties style:use-optimal-row-height="false"/>
    </style:style>
    <style:style style:name="TableCell766"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67" style:parent-style-name="Standard" style:family="paragraph">
      <style:paragraph-properties fo:margin-right="0in"/>
    </style:style>
    <style:style style:name="TableCell768"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69"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770"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71"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772"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773"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74"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775"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76"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777"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78"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779"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80"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781"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82"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83"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84"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85"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86"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87"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88"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89"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90"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91"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92"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93"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94" style:family="table-cell">
      <style:table-cell-properties fo:border="0.0104in solid #000000" style:writing-mode="lr-tb" fo:padding-top="0in" fo:padding-left="0.075in" fo:padding-bottom="0in" fo:padding-right="0.075in"/>
    </style:style>
    <style:style style:name="P795"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Row796" style:family="table-row">
      <style:table-row-properties style:use-optimal-row-height="false"/>
    </style:style>
    <style:style style:name="TableCell797"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98" style:parent-style-name="Standard" style:family="paragraph">
      <style:paragraph-properties fo:margin-right="0in"/>
    </style:style>
    <style:style style:name="TableCell799"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00"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801"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02"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803"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804"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05"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80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07"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80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09"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81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11"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812"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13"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814"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15"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1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17"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1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19"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2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21"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22"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23"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24"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25" style:family="table-cell">
      <style:table-cell-properties fo:border="0.0104in solid #000000" style:writing-mode="lr-tb" fo:padding-top="0in" fo:padding-left="0.075in" fo:padding-bottom="0in" fo:padding-right="0.075in"/>
    </style:style>
    <style:style style:name="P82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Row827" style:family="table-row">
      <style:table-row-properties style:use-optimal-row-height="false"/>
    </style:style>
    <style:style style:name="TableCell828"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29" style:parent-style-name="Standard" style:family="paragraph">
      <style:paragraph-properties fo:margin-right="0in"/>
    </style:style>
    <style:style style:name="TableCell830"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31"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832"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33"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834"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835"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36"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837"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38"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839"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40"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841"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42"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843"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44"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845"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46"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847"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48"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49"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50"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51"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52"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53"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54"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55"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56" style:family="table-cell">
      <style:table-cell-properties fo:border="0.0104in solid #000000" style:writing-mode="lr-tb" fo:padding-top="0in" fo:padding-left="0.075in" fo:padding-bottom="0in" fo:padding-right="0.075in"/>
    </style:style>
    <style:style style:name="P857"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Row858" style:family="table-row">
      <style:table-row-properties style:use-optimal-row-height="false"/>
    </style:style>
    <style:style style:name="TableCell859"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60" style:parent-style-name="Standard" style:family="paragraph">
      <style:paragraph-properties fo:margin-right="0in"/>
    </style:style>
    <style:style style:name="TableCell861"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62"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863"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64"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865"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86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67"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86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69"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87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71"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872"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73"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874"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75"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87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77"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87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79"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88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81"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82"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83"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84"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85"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8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87" style:family="table-cell">
      <style:table-cell-properties fo:border="0.0104in solid #000000" style:writing-mode="lr-tb" fo:padding-top="0in" fo:padding-left="0.075in" fo:padding-bottom="0in" fo:padding-right="0.075in"/>
    </style:style>
    <style:style style:name="P88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Row889" style:family="table-row">
      <style:table-row-properties style:use-optimal-row-height="false"/>
    </style:style>
    <style:style style:name="TableCell890"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91" style:parent-style-name="Standard" style:family="paragraph">
      <style:paragraph-properties fo:margin-right="0in"/>
    </style:style>
    <style:style style:name="TableCell892"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93"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894"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95"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896"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897"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98"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899"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00"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01"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02"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03"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04"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05"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06"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07"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08"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09"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10"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11"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12"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13"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14"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915"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16"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917"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18" style:family="table-cell">
      <style:table-cell-properties fo:border="0.0104in solid #000000" style:writing-mode="lr-tb" fo:padding-top="0in" fo:padding-left="0.075in" fo:padding-bottom="0in" fo:padding-right="0.075in"/>
    </style:style>
    <style:style style:name="P919"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Row920" style:family="table-row">
      <style:table-row-properties style:use-optimal-row-height="false"/>
    </style:style>
    <style:style style:name="TableCell921"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922" style:parent-style-name="Standard" style:family="paragraph">
      <style:paragraph-properties fo:margin-right="0in"/>
    </style:style>
    <style:style style:name="TableCell923"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924"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925"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926"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927"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2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29"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3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31"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32"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33"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34"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35"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3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37"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3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39"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4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41"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42"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43"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44"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45"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4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47"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94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49" style:family="table-cell">
      <style:table-cell-properties fo:border="0.0104in solid #000000" style:writing-mode="lr-tb" fo:padding-top="0in" fo:padding-left="0.075in" fo:padding-bottom="0in" fo:padding-right="0.075in"/>
    </style:style>
    <style:style style:name="P95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Row951" style:family="table-row">
      <style:table-row-properties style:use-optimal-row-height="false"/>
    </style:style>
    <style:style style:name="TableCell952"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953" style:parent-style-name="Standard" style:family="paragraph">
      <style:paragraph-properties fo:margin-right="0in"/>
    </style:style>
    <style:style style:name="TableCell954"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955"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956"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957"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958"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59"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60"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61"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62"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63"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64"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65"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66"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67"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68"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69"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70"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71"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72"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73"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74"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75"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76"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77"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78"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79"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80" style:family="table-cell">
      <style:table-cell-properties fo:border="0.0104in solid #000000" style:writing-mode="lr-tb" fo:padding-top="0in" fo:padding-left="0.075in" fo:padding-bottom="0in" fo:padding-right="0.075in"/>
    </style:style>
    <style:style style:name="P981"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Row982" style:family="table-row">
      <style:table-row-properties style:use-optimal-row-height="false"/>
    </style:style>
    <style:style style:name="TableCell983"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984" style:parent-style-name="Standard" style:family="paragraph">
      <style:paragraph-properties fo:margin-right="0in"/>
    </style:style>
    <style:style style:name="TableCell985"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986"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987"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988"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989"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9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91"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92"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93"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94"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95"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9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97"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9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99"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100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1001"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1002"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1003"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1004"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1005"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100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1007"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100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1009"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101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1011" style:family="table-cell">
      <style:table-cell-properties fo:border="0.0104in solid #000000" fo:background-color="#E5E5E5" style:writing-mode="lr-tb" fo:padding-top="0in" fo:padding-left="0.075in" fo:padding-bottom="0in" fo:padding-right="0.075in"/>
    </style:style>
    <style:style style:name="P1012"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P1013"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text-properties fo:font-style="italic" style:font-style-asian="italic"/>
    </style:style>
    <style:style style:name="P1014" style:parent-style-name="Standard" style:family="paragraph">
      <style:text-properties fo:font-style="italic" style:font-style-asian="italic"/>
    </style:style>
    <style:style style:name="P1015" style:parent-style-name="Standard" style:family="paragraph">
      <style:text-properties fo:font-style="italic" style:font-style-asian="italic"/>
    </style:style>
    <style:style style:name="T1016" style:parent-style-name="Car.predefinitoparagrafo" style:family="text">
      <style:text-properties fo:font-style="italic" style:font-style-asian="italic"/>
    </style:style>
    <style:style style:name="P1017" style:parent-style-name="Standard" style:family="paragraph">
      <style:text-properties fo:font-style="italic" style:font-style-asian="italic"/>
    </style:style>
    <style:style style:name="P1018" style:parent-style-name="Standard" style:family="paragraph">
      <style:paragraph-properties fo:margin-left="0.4in" fo:text-indent="-0.2in">
        <style:tab-stops>
          <style:tab-stop style:type="left" style:position="0.5in"/>
          <style:tab-stop style:type="left" style:position="0.875in"/>
          <style:tab-stop style:type="left" style:position="4in"/>
          <style:tab-stop style:type="left" style:position="4.125in"/>
          <style:tab-stop style:type="left" style:position="4.375in"/>
        </style:tab-stops>
      </style:paragraph-properties>
    </style:style>
    <style:style style:name="T1019" style:parent-style-name="Car.predefinitoparagrafo" style:family="text">
      <style:text-properties fo:font-style="italic" style:font-style-asian="italic" fo:color="#000000"/>
    </style:style>
    <style:style style:name="T1020" style:parent-style-name="Car.predefinitoparagrafo" style:family="text">
      <style:text-properties fo:font-style="italic" style:font-style-asian="italic" fo:color="#000000"/>
    </style:style>
    <style:style style:name="P1021" style:parent-style-name="Standard" style:family="paragraph">
      <style:paragraph-properties fo:margin-left="0.4in" fo:text-indent="-0.2in">
        <style:tab-stops>
          <style:tab-stop style:type="left" style:position="0.5in"/>
          <style:tab-stop style:type="left" style:position="0.875in"/>
          <style:tab-stop style:type="left" style:position="4in"/>
          <style:tab-stop style:type="left" style:position="4.125in"/>
          <style:tab-stop style:type="left" style:position="4.375in"/>
        </style:tab-stops>
      </style:paragraph-properties>
    </style:style>
    <style:style style:name="T1022" style:parent-style-name="Car.predefinitoparagrafo" style:family="text">
      <style:text-properties fo:font-style="italic" style:font-style-asian="italic" fo:color="#000000"/>
    </style:style>
    <style:style style:name="T1023" style:parent-style-name="Car.predefinitoparagrafo" style:family="text">
      <style:text-properties fo:font-style="italic" style:font-style-asian="italic" fo:color="#000000"/>
    </style:style>
    <style:style style:name="P1024" style:parent-style-name="Standard" style:family="paragraph">
      <style:paragraph-properties fo:margin-left="0.4in" fo:text-indent="-0.2in">
        <style:tab-stops>
          <style:tab-stop style:type="left" style:position="0.5in"/>
          <style:tab-stop style:type="left" style:position="0.875in"/>
          <style:tab-stop style:type="left" style:position="4in"/>
          <style:tab-stop style:type="left" style:position="4.125in"/>
          <style:tab-stop style:type="left" style:position="4.375in"/>
        </style:tab-stops>
      </style:paragraph-properties>
    </style:style>
    <style:style style:name="T1025" style:parent-style-name="Car.predefinitoparagrafo" style:family="text">
      <style:text-properties fo:font-style="italic" style:font-style-asian="italic" fo:color="#000000"/>
    </style:style>
    <style:style style:name="T1026" style:parent-style-name="Car.predefinitoparagrafo" style:family="text">
      <style:text-properties fo:font-style="italic" style:font-style-asian="italic" fo:color="#000000"/>
    </style:style>
    <style:style style:name="P1027" style:parent-style-name="Standard" style:family="paragraph">
      <style:paragraph-properties fo:margin-left="0.4in" fo:text-indent="-0.2in">
        <style:tab-stops>
          <style:tab-stop style:type="left" style:position="0.5in"/>
          <style:tab-stop style:type="left" style:position="0.875in"/>
          <style:tab-stop style:type="left" style:position="4in"/>
          <style:tab-stop style:type="left" style:position="4.125in"/>
          <style:tab-stop style:type="left" style:position="4.375in"/>
        </style:tab-stops>
      </style:paragraph-properties>
    </style:style>
    <style:style style:name="T1028" style:parent-style-name="Car.predefinitoparagrafo" style:family="text">
      <style:text-properties fo:font-style="italic" style:font-style-asian="italic" fo:color="#000000"/>
    </style:style>
    <style:style style:name="T1029" style:parent-style-name="Car.predefinitoparagrafo" style:family="text">
      <style:text-properties fo:font-style="italic" style:font-style-asian="italic" fo:color="#000000"/>
    </style:style>
    <style:style style:name="P1030" style:parent-style-name="Standard" style:family="paragraph">
      <style:paragraph-properties fo:margin-left="0.4in" fo:text-indent="-0.2in">
        <style:tab-stops>
          <style:tab-stop style:type="left" style:position="0.5in"/>
          <style:tab-stop style:type="left" style:position="0.875in"/>
          <style:tab-stop style:type="left" style:position="4in"/>
          <style:tab-stop style:type="left" style:position="4.125in"/>
          <style:tab-stop style:type="left" style:position="4.375in"/>
        </style:tab-stops>
      </style:paragraph-properties>
    </style:style>
    <style:style style:name="T1031" style:parent-style-name="Car.predefinitoparagrafo" style:family="text">
      <style:text-properties fo:font-style="italic" style:font-style-asian="italic" fo:color="#000000"/>
    </style:style>
    <style:style style:name="T1032" style:parent-style-name="Car.predefinitoparagrafo" style:family="text">
      <style:text-properties fo:font-style="italic" style:font-style-asian="italic" fo:color="#000000"/>
    </style:style>
    <style:style style:name="P1033" style:parent-style-name="Standard" style:family="paragraph">
      <style:paragraph-properties fo:margin-left="0.4in" fo:text-indent="-0.2in">
        <style:tab-stops>
          <style:tab-stop style:type="left" style:position="0.5in"/>
          <style:tab-stop style:type="left" style:position="0.875in"/>
          <style:tab-stop style:type="left" style:position="4in"/>
          <style:tab-stop style:type="left" style:position="4.125in"/>
          <style:tab-stop style:type="left" style:position="4.375in"/>
        </style:tab-stops>
      </style:paragraph-properties>
    </style:style>
    <style:style style:name="T1034" style:parent-style-name="Car.predefinitoparagrafo" style:family="text">
      <style:text-properties fo:font-style="italic" style:font-style-asian="italic" fo:color="#000000"/>
    </style:style>
    <style:style style:name="T1035" style:parent-style-name="Car.predefinitoparagrafo" style:family="text">
      <style:text-properties fo:font-style="italic" style:font-style-asian="italic" fo:color="#000000"/>
    </style:style>
    <style:style style:name="P1036" style:parent-style-name="Standard" style:family="paragraph">
      <style:paragraph-properties fo:margin-left="0.4in" fo:text-indent="-0.2in">
        <style:tab-stops>
          <style:tab-stop style:type="left" style:position="0.5in"/>
          <style:tab-stop style:type="left" style:position="0.875in"/>
          <style:tab-stop style:type="left" style:position="4in"/>
          <style:tab-stop style:type="left" style:position="4.125in"/>
          <style:tab-stop style:type="left" style:position="4.375in"/>
        </style:tab-stops>
      </style:paragraph-properties>
    </style:style>
    <style:style style:name="T1037" style:parent-style-name="Car.predefinitoparagrafo" style:family="text">
      <style:text-properties fo:font-style="italic" style:font-style-asian="italic" fo:color="#000000"/>
    </style:style>
    <style:style style:name="T1038" style:parent-style-name="Car.predefinitoparagrafo" style:family="text">
      <style:text-properties fo:font-style="italic" style:font-style-asian="italic" fo:color="#000000"/>
    </style:style>
    <style:style style:name="P1039" style:parent-style-name="Standard" style:family="paragraph">
      <style:paragraph-properties fo:margin-left="0.4in" fo:text-indent="-0.2in">
        <style:tab-stops>
          <style:tab-stop style:type="left" style:position="0.5in"/>
          <style:tab-stop style:type="left" style:position="0.875in"/>
          <style:tab-stop style:type="left" style:position="4in"/>
          <style:tab-stop style:type="left" style:position="4.125in"/>
          <style:tab-stop style:type="left" style:position="4.375in"/>
        </style:tab-stops>
      </style:paragraph-properties>
    </style:style>
    <style:style style:name="T1040" style:parent-style-name="Car.predefinitoparagrafo" style:family="text">
      <style:text-properties fo:font-style="italic" style:font-style-asian="italic" fo:color="#000000"/>
    </style:style>
    <style:style style:name="T1041" style:parent-style-name="Car.predefinitoparagrafo" style:family="text">
      <style:text-properties fo:font-style="italic" style:font-style-asian="italic" fo:color="#000000"/>
    </style:style>
    <style:style style:name="P1042"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1043"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T1044" style:parent-style-name="Car.predefinitoparagrafo" style:family="text">
      <style:text-properties fo:font-style="italic" style:font-style-asian="italic"/>
    </style:style>
    <style:style style:name="P1045" style:parent-style-name="Titolo2" style:family="paragraph"/>
    <style:style style:name="P1046"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1047"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T1048" style:parent-style-name="Car.predefinitoparagrafo" style:family="text">
      <style:text-properties fo:font-style="italic" style:font-style-asian="italic"/>
    </style:style>
    <style:style style:name="P1049"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1050" style:parent-style-name="Titolo3" style:family="paragraph"/>
    <style:style style:name="T1051" style:parent-style-name="Car.predefinitoparagrafo" style:family="text">
      <style:text-properties fo:font-size="12pt" style:font-size-asian="12pt" style:font-size-complex="12pt"/>
    </style:style>
    <style:style style:name="T1052" style:parent-style-name="Car.predefinitoparagrafo" style:family="text">
      <style:text-properties fo:font-style="italic" style:font-style-asian="italic"/>
    </style:style>
    <style:style style:name="P1053" style:parent-style-name="Standard" style:family="paragraph">
      <style:text-properties fo:font-style="italic" style:font-style-asian="italic"/>
    </style:style>
    <style:style style:name="P1054" style:parent-style-name="Titolo3" style:family="paragraph"/>
    <style:style style:name="T1055" style:parent-style-name="Car.predefinitoparagrafo" style:family="text">
      <style:text-properties fo:font-size="12pt" style:font-size-asian="12pt" style:font-size-complex="12pt"/>
    </style:style>
    <style:style style:name="T1056" style:parent-style-name="Car.predefinitoparagrafo" style:family="text">
      <style:text-properties fo:font-style="italic" style:font-style-asian="italic"/>
    </style:style>
    <style:style style:name="P1057" style:parent-style-name="Titolo3" style:family="paragraph">
      <style:text-properties fo:font-style="italic" style:font-style-asian="italic"/>
    </style:style>
    <style:style style:name="P1058" style:parent-style-name="Titolo3" style:family="paragraph"/>
    <style:style style:name="T1059" style:parent-style-name="Car.predefinitoparagrafo" style:family="text">
      <style:text-properties fo:font-size="12pt" style:font-size-asian="12pt" style:font-size-complex="12pt"/>
    </style:style>
    <style:style style:name="T1060" style:parent-style-name="Car.predefinitoparagrafo" style:family="text">
      <style:text-properties fo:font-style="italic" style:font-style-asian="italic"/>
    </style:style>
    <style:style style:name="P1061" style:parent-style-name="Standard" style:family="paragraph">
      <style:text-properties fo:font-style="italic" style:font-style-asian="italic"/>
    </style:style>
    <style:style style:name="P1062" style:parent-style-name="Titolo3" style:family="paragraph"/>
    <style:style style:name="T1063" style:parent-style-name="Car.predefinitoparagrafo" style:family="text">
      <style:text-properties fo:font-size="12pt" style:font-size-asian="12pt" style:font-size-complex="12pt"/>
    </style:style>
    <style:style style:name="P1064" style:parent-style-name="Standard" style:family="paragraph">
      <style:text-properties fo:font-style="italic" style:font-style-asian="italic"/>
    </style:style>
    <style:style style:name="T1065" style:parent-style-name="Car.predefinitoparagrafo" style:family="text">
      <style:text-properties fo:font-style="italic" style:font-style-asian="italic"/>
    </style:style>
    <style:style style:name="P1066" style:parent-style-name="Standard" style:family="paragraph">
      <style:text-properties fo:font-style="italic" style:font-style-asian="italic"/>
    </style:style>
    <style:style style:name="P1067" style:parent-style-name="Titolo3" style:family="paragraph"/>
    <style:style style:name="T1068" style:parent-style-name="Car.predefinitoparagrafo" style:family="text">
      <style:text-properties fo:font-size="12pt" style:font-size-asian="12pt" style:font-size-complex="12pt"/>
    </style:style>
    <style:style style:name="T1069" style:parent-style-name="Car.predefinitoparagrafo" style:family="text">
      <style:text-properties fo:font-style="italic" style:font-style-asian="italic"/>
    </style:style>
    <style:style style:name="P1070" style:parent-style-name="Standard" style:family="paragraph">
      <style:text-properties fo:font-style="italic" style:font-style-asian="italic"/>
    </style:style>
    <style:style style:name="P1071" style:parent-style-name="Titolo3" style:family="paragraph"/>
    <style:style style:name="T1072" style:parent-style-name="Car.predefinitoparagrafo" style:family="text">
      <style:text-properties fo:font-size="12pt" style:font-size-asian="12pt" style:font-size-complex="12pt"/>
    </style:style>
    <style:style style:name="T1073" style:parent-style-name="Car.predefinitoparagrafo" style:family="text">
      <style:text-properties fo:font-style="italic" style:font-style-asian="italic"/>
    </style:style>
    <style:style style:name="P1074" style:parent-style-name="Standard" style:family="paragraph">
      <style:text-properties fo:font-style="italic" style:font-style-asian="italic"/>
    </style:style>
    <style:style style:name="P1075" style:parent-style-name="Titolo3" style:family="paragraph"/>
    <style:style style:name="T1076" style:parent-style-name="Car.predefinitoparagrafo" style:family="text">
      <style:text-properties fo:font-size="12pt" style:font-size-asian="12pt" style:font-size-complex="12pt"/>
    </style:style>
    <style:style style:name="T1077" style:parent-style-name="Car.predefinitoparagrafo" style:family="text">
      <style:text-properties fo:font-style="italic" style:font-style-asian="italic"/>
    </style:style>
    <style:style style:name="P1078" style:parent-style-name="Standard" style:family="paragraph">
      <style:paragraph-properties fo:margin-bottom="0.0694in" fo:margin-left="0.25in">
        <style:tab-stops>
          <style:tab-stop style:type="left" style:position="0.25in"/>
          <style:tab-stop style:type="left" style:position="3.75in"/>
        </style:tab-stops>
      </style:paragraph-properties>
      <style:text-properties fo:font-weight="bold" style:font-weight-asian="bold" fo:font-style="italic" style:font-style-asian="italic" fo:color="#000000" style:text-underline-type="single" style:text-underline-style="solid" style:text-underline-width="auto" style:text-underline-mode="continuous"/>
    </style:style>
    <style:style style:name="P1079" style:parent-style-name="Titolo2" style:family="paragraph"/>
    <style:style style:name="T1080" style:parent-style-name="Car.predefinitoparagrafo" style:family="text">
      <style:text-properties fo:font-style="italic" style:font-style-asian="italic"/>
    </style:style>
    <style:style style:name="P1081" style:parent-style-name="Standard" style:family="paragraph">
      <style:text-properties fo:font-style="italic" style:font-style-asian="italic"/>
    </style:style>
    <style:style style:name="T1082" style:parent-style-name="Car.predefinitoparagrafo" style:family="text">
      <style:text-properties fo:font-style="italic" style:font-style-asian="italic"/>
    </style:style>
    <style:style style:name="P1083" style:parent-style-name="Standard" style:family="paragraph">
      <style:text-properties fo:font-style="italic" style:font-style-asian="italic"/>
    </style:style>
    <style:style style:name="T1084" style:parent-style-name="Car.predefinitoparagrafo" style:family="text">
      <style:text-properties fo:font-style="italic" style:font-style-asian="italic"/>
    </style:style>
    <style:style style:name="P1085" style:parent-style-name="Standard" style:family="paragraph">
      <style:paragraph-properties fo:margin-left="0.4in" fo:text-indent="-0.2in">
        <style:tab-stops>
          <style:tab-stop style:type="left" style:position="0.5in"/>
          <style:tab-stop style:type="left" style:position="1.0555in"/>
          <style:tab-stop style:type="left" style:position="4in"/>
        </style:tab-stops>
      </style:paragraph-properties>
      <style:text-properties fo:font-style="italic" style:font-style-asian="italic" fo:color="#000000"/>
    </style:style>
    <style:style style:name="P1086" style:parent-style-name="Titolo1" style:family="paragraph"/>
    <style:style style:name="T1087" style:parent-style-name="Car.predefinitoparagrafo" style:family="text">
      <style:text-properties fo:font-style="italic" style:font-style-asian="italic"/>
    </style:style>
    <style:style style:name="P1088" style:parent-style-name="Standard" style:family="paragraph">
      <style:text-properties fo:font-style="italic" style:font-style-asian="italic"/>
    </style:style>
    <style:style style:name="P1089" style:parent-style-name="Titolo1" style:family="paragraph"/>
    <style:style style:name="T1090" style:parent-style-name="Car.predefinitoparagrafo" style:family="text">
      <style:text-properties fo:font-style="italic" style:font-style-asian="italic"/>
    </style:style>
    <style:style style:name="P1091" style:parent-style-name="Standard" style:family="paragraph">
      <style:text-properties fo:font-style="italic" style:font-style-asian="italic"/>
    </style:style>
    <style:style style:name="P1092" style:parent-style-name="Titolo1" style:family="paragraph"/>
    <style:style style:name="T1093" style:parent-style-name="Car.predefinitoparagrafo" style:family="text">
      <style:text-properties fo:font-style="italic" style:font-style-asian="italic"/>
    </style:style>
    <style:style style:name="P1094" style:parent-style-name="Standard" style:family="paragraph">
      <style:text-properties fo:font-style="italic" style:font-style-asian="italic"/>
    </style:style>
    <style:style style:name="P1095" style:parent-style-name="Standard" style:family="paragraph"/>
    <style:style style:name="T1096" style:parent-style-name="Car.predefinitoparagrafo" style:family="text">
      <style:text-properties fo:font-style="italic" style:font-style-asian="italic"/>
    </style:style>
    <style:style style:name="P1097" style:parent-style-name="Standard" style:family="paragraph"/>
    <style:style style:name="T1098" style:parent-style-name="Car.predefinitoparagrafo" style:family="text">
      <style:text-properties fo:font-style="italic" style:font-style-asian="italic"/>
    </style:style>
    <style:style style:name="P1099" style:parent-style-name="Standard" style:family="paragraph"/>
    <style:style style:name="T1100" style:parent-style-name="Car.predefinitoparagrafo" style:family="text">
      <style:text-properties fo:font-style="italic" style:font-style-asian="italic"/>
    </style:style>
    <style:style style:name="P1101" style:parent-style-name="Standard" style:family="paragraph">
      <style:text-properties fo:font-style="italic" style:font-style-asian="italic"/>
    </style:style>
    <style:style style:name="T1102" style:parent-style-name="Car.predefinitoparagrafo" style:family="text">
      <style:text-properties fo:font-style="italic" style:font-style-asian="italic"/>
    </style:style>
    <style:style style:name="P1103" style:parent-style-name="Standard" style:family="paragraph">
      <style:text-properties fo:font-style="italic" style:font-style-asian="italic"/>
    </style:style>
    <style:style style:name="P1104" style:parent-style-name="Standard" style:family="paragraph">
      <style:paragraph-properties fo:margin-left="0.4in" fo:text-indent="-0.2in">
        <style:tab-stops>
          <style:tab-stop style:type="left" style:position="0.1in"/>
          <style:tab-stop style:type="left" style:position="3.6in"/>
        </style:tab-stops>
      </style:paragraph-properties>
    </style:style>
    <style:style style:name="T1105" style:parent-style-name="Car.predefinitoparagrafo" style:family="text">
      <style:text-properties fo:font-style="italic" style:font-style-asian="italic" fo:color="#000000"/>
    </style:style>
    <style:style style:name="P1106" style:parent-style-name="Standard" style:family="paragraph">
      <style:paragraph-properties fo:margin-left="0.4in" fo:text-indent="-0.2in">
        <style:tab-stops>
          <style:tab-stop style:type="left" style:position="0.1in"/>
          <style:tab-stop style:type="left" style:position="3.6in"/>
        </style:tab-stops>
      </style:paragraph-properties>
    </style:style>
    <style:style style:name="T1107" style:parent-style-name="Car.predefinitoparagrafo" style:family="text">
      <style:text-properties fo:font-style="italic" style:font-style-asian="italic" fo:color="#000000"/>
    </style:style>
    <style:style style:name="P1108" style:parent-style-name="Standard" style:family="paragraph">
      <style:paragraph-properties fo:margin-left="0.4in" fo:text-indent="-0.2in">
        <style:tab-stops>
          <style:tab-stop style:type="left" style:position="0.1in"/>
          <style:tab-stop style:type="left" style:position="3.6in"/>
        </style:tab-stops>
      </style:paragraph-properties>
    </style:style>
    <style:style style:name="T1109" style:parent-style-name="Car.predefinitoparagrafo" style:family="text">
      <style:text-properties fo:font-style="italic" style:font-style-asian="italic" fo:color="#000000"/>
    </style:style>
    <style:style style:name="P1110" style:parent-style-name="Standard" style:family="paragraph">
      <style:paragraph-properties fo:margin-left="0.6875in" fo:text-indent="-0.4875in">
        <style:tab-stops>
          <style:tab-stop style:type="left" style:position="0.5in"/>
          <style:tab-stop style:type="left" style:position="0.6875in"/>
          <style:tab-stop style:type="left" style:position="4in"/>
        </style:tab-stops>
      </style:paragraph-properties>
    </style:style>
    <style:style style:name="T1111" style:parent-style-name="Car.predefinitoparagrafo" style:family="text">
      <style:text-properties fo:font-style="italic" style:font-style-asian="italic" fo:color="#000000"/>
    </style:style>
    <style:style style:name="P1112" style:parent-style-name="Standard" style:family="paragraph">
      <style:paragraph-properties fo:text-indent="0.0125in">
        <style:tab-stops>
          <style:tab-stop style:type="left" style:position="0.375in"/>
          <style:tab-stop style:type="left" style:position="0.5in"/>
          <style:tab-stop style:type="left" style:position="4in"/>
        </style:tab-stops>
      </style:paragraph-properties>
      <style:text-properties fo:font-style="italic" style:font-style-asian="italic" fo:color="#000000"/>
    </style:style>
    <style:style style:name="P1113" style:parent-style-name="Standard" style:family="paragraph">
      <style:paragraph-properties fo:text-indent="0.0125in">
        <style:tab-stops>
          <style:tab-stop style:type="left" style:position="0.375in"/>
          <style:tab-stop style:type="left" style:position="0.5in"/>
          <style:tab-stop style:type="left" style:position="4in"/>
        </style:tab-stops>
      </style:paragraph-properties>
    </style:style>
    <style:style style:name="T1114" style:parent-style-name="Car.predefinitoparagrafo" style:family="text">
      <style:text-properties fo:font-style="italic" style:font-style-asian="italic" fo:color="#000000"/>
    </style:style>
    <style:style style:name="P1115" style:parent-style-name="Standard" style:family="paragraph">
      <style:paragraph-properties fo:margin-right="-0.25in">
        <style:tab-stops>
          <style:tab-stop style:type="left" style:position="0.25in"/>
          <style:tab-stop style:type="left" style:position="0.5in"/>
          <style:tab-stop style:type="left" style:position="0.875in"/>
          <style:tab-stop style:type="left" style:position="2.25in"/>
          <style:tab-stop style:type="left" style:position="4in"/>
        </style:tab-stops>
      </style:paragraph-properties>
    </style:style>
    <style:style style:name="P1116" style:parent-style-name="Standard" style:family="paragraph">
      <style:paragraph-properties fo:margin-right="-0.25in">
        <style:tab-stops>
          <style:tab-stop style:type="left" style:position="0.25in"/>
          <style:tab-stop style:type="left" style:position="0.5in"/>
          <style:tab-stop style:type="left" style:position="0.875in"/>
          <style:tab-stop style:type="left" style:position="2.25in"/>
          <style:tab-stop style:type="left" style:position="4in"/>
        </style:tab-stops>
      </style:paragraph-properties>
    </style:style>
    <style:style style:name="P1117" style:parent-style-name="Standard" style:family="paragraph">
      <style:paragraph-properties fo:margin-right="-0.25in">
        <style:tab-stops>
          <style:tab-stop style:type="left" style:position="0.25in"/>
          <style:tab-stop style:type="left" style:position="0.5in"/>
          <style:tab-stop style:type="left" style:position="0.875in"/>
          <style:tab-stop style:type="left" style:position="2.25in"/>
          <style:tab-stop style:type="left" style:position="4in"/>
        </style:tab-stops>
      </style:paragraph-properties>
    </style:style>
    <style:style style:name="P1118" style:parent-style-name="Standard" style:family="paragraph">
      <style:paragraph-properties fo:break-before="page">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19" style:parent-style-name="Standard" style:family="paragraph">
      <style:paragraph-properties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120" style:parent-style-name="Car.predefinitoparagrafo" style:family="text">
      <style:text-properties fo:font-weight="bold" style:font-weight-asian="bold"/>
    </style:style>
    <style:style style:name="P1121" style:parent-style-name="Standard" style:family="paragraph">
      <style:paragraph-properties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122" style:parent-style-name="Car.predefinitoparagrafo" style:family="text">
      <style:text-properties fo:font-weight="bold" style:font-weight-asian="bold"/>
    </style:style>
    <style:style style:name="P112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12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2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2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2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2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2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3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3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32"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3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3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135" style:parent-style-name="Car.predefinitoparagrafo" style:family="text">
      <style:text-properties fo:font-style="italic" style:font-style-asian="italic"/>
    </style:style>
    <style:style style:name="T1136" style:parent-style-name="Car.predefinitoparagrafo" style:family="text">
      <style:text-properties fo:font-style="italic" style:font-style-asian="italic"/>
    </style:style>
    <style:style style:name="P113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3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3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140" style:parent-style-name="Car.predefinitoparagrafo" style:family="text">
      <style:text-properties fo:font-style="italic" style:font-style-asian="italic"/>
    </style:style>
    <style:style style:name="T1141" style:parent-style-name="Car.predefinitoparagrafo" style:family="text">
      <style:text-properties fo:font-style="italic" style:font-style-asian="italic"/>
    </style:style>
    <style:style style:name="P1142"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143" style:parent-style-name="Car.predefinitoparagrafo" style:family="text">
      <style:text-properties fo:font-style="italic" style:font-style-asian="italic"/>
    </style:style>
    <style:style style:name="T1144" style:parent-style-name="Car.predefinitoparagrafo" style:family="text">
      <style:text-properties fo:font-style="italic" style:font-style-asian="italic"/>
    </style:style>
    <style:style style:name="P114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4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147" style:parent-style-name="Car.predefinitoparagrafo" style:family="text">
      <style:text-properties fo:font-style="italic" style:font-style-asian="italic"/>
    </style:style>
    <style:style style:name="T1148" style:parent-style-name="Car.predefinitoparagrafo" style:family="text">
      <style:text-properties fo:font-style="italic" style:font-style-asian="italic"/>
    </style:style>
    <style:style style:name="P114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5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5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5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5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5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55" style:parent-style-name="Standard" style:family="paragraph">
      <style:paragraph-properties fo:break-before="page"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156" style:parent-style-name="Car.predefinitoparagrafo" style:family="text">
      <style:text-properties fo:font-weight="bold" style:font-weight-asian="bold"/>
    </style:style>
    <style:style style:name="P1157" style:parent-style-name="Standard" style:family="paragraph">
      <style:paragraph-properties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158" style:parent-style-name="Car.predefinitoparagrafo" style:family="text">
      <style:text-properties fo:font-weight="bold" style:font-weight-asian="bold"/>
    </style:style>
    <style:style style:name="P115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16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6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6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63"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6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6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6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6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6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6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7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7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172" style:parent-style-name="Car.predefinitoparagrafo" style:family="text">
      <style:text-properties fo:font-style="italic" style:font-style-asian="italic"/>
    </style:style>
    <style:style style:name="T1173" style:parent-style-name="Car.predefinitoparagrafo" style:family="text">
      <style:text-properties fo:font-style="italic" style:font-style-asian="italic"/>
    </style:style>
    <style:style style:name="P117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7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7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7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178" style:parent-style-name="Car.predefinitoparagrafo" style:family="text">
      <style:text-properties fo:font-style="italic" style:font-style-asian="italic"/>
    </style:style>
    <style:style style:name="T1179" style:parent-style-name="Car.predefinitoparagrafo" style:family="text">
      <style:text-properties fo:font-style="italic" style:font-style-asian="italic"/>
    </style:style>
    <style:style style:name="P118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8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8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8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8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8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8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8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88" style:parent-style-name="Standard" style:family="paragraph">
      <style:paragraph-properties fo:break-before="page"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189" style:parent-style-name="Car.predefinitoparagrafo" style:family="text">
      <style:text-properties fo:font-weight="bold" style:font-weight-asian="bold"/>
    </style:style>
    <style:style style:name="P1190" style:parent-style-name="Standard" style:family="paragraph">
      <style:paragraph-properties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191" style:parent-style-name="Car.predefinitoparagrafo" style:family="text">
      <style:text-properties fo:font-weight="bold" style:font-weight-asian="bold"/>
    </style:style>
    <style:style style:name="P119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19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19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9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9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9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9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9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0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0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02"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0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0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205" style:parent-style-name="Car.predefinitoparagrafo" style:family="text">
      <style:text-properties fo:font-style="italic" style:font-style-asian="italic"/>
    </style:style>
    <style:style style:name="T1206" style:parent-style-name="Car.predefinitoparagrafo" style:family="text">
      <style:text-properties fo:font-style="italic" style:font-style-asian="italic"/>
    </style:style>
    <style:style style:name="P120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0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0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1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211" style:parent-style-name="Car.predefinitoparagrafo" style:family="text">
      <style:text-properties fo:font-style="italic" style:font-style-asian="italic"/>
    </style:style>
    <style:style style:name="T1212" style:parent-style-name="Car.predefinitoparagrafo" style:family="text">
      <style:text-properties fo:font-style="italic" style:font-style-asian="italic"/>
    </style:style>
    <style:style style:name="P1213"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214" style:parent-style-name="Car.predefinitoparagrafo" style:family="text">
      <style:text-properties fo:font-style="italic" style:font-style-asian="italic"/>
    </style:style>
    <style:style style:name="T1215" style:parent-style-name="Car.predefinitoparagrafo" style:family="text">
      <style:text-properties fo:font-style="italic" style:font-style-asian="italic"/>
    </style:style>
    <style:style style:name="P121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1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218" style:parent-style-name="Car.predefinitoparagrafo" style:family="text">
      <style:text-properties fo:font-style="italic" style:font-style-asian="italic"/>
    </style:style>
    <style:style style:name="T1219" style:parent-style-name="Car.predefinitoparagrafo" style:family="text">
      <style:text-properties fo:font-style="italic" style:font-style-asian="italic"/>
    </style:style>
    <style:style style:name="P122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2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2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2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2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2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26" style:parent-style-name="Standard" style:family="paragraph">
      <style:paragraph-properties fo:break-before="page"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227" style:parent-style-name="Car.predefinitoparagrafo" style:family="text">
      <style:text-properties fo:font-weight="bold" style:font-weight-asian="bold"/>
    </style:style>
    <style:style style:name="P1228" style:parent-style-name="Standard" style:family="paragraph">
      <style:paragraph-properties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229" style:parent-style-name="Car.predefinitoparagrafo" style:family="text">
      <style:text-properties fo:font-weight="bold" style:font-weight-asian="bold"/>
    </style:style>
    <style:style style:name="P123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23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3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3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3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3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3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3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3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39"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4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4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4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243" style:parent-style-name="Car.predefinitoparagrafo" style:family="text">
      <style:text-properties fo:font-style="italic" style:font-style-asian="italic"/>
    </style:style>
    <style:style style:name="T1244" style:parent-style-name="Car.predefinitoparagrafo" style:family="text">
      <style:text-properties fo:font-style="italic" style:font-style-asian="italic"/>
    </style:style>
    <style:style style:name="P124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4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4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4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4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250" style:parent-style-name="Car.predefinitoparagrafo" style:family="text">
      <style:text-properties fo:font-style="italic" style:font-style-asian="italic"/>
    </style:style>
    <style:style style:name="T1251" style:parent-style-name="Car.predefinitoparagrafo" style:family="text">
      <style:text-properties fo:font-style="italic" style:font-style-asian="italic"/>
    </style:style>
    <style:style style:name="P125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5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5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5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256" style:parent-style-name="Car.predefinitoparagrafo" style:family="text">
      <style:text-properties fo:font-style="italic" style:font-style-asian="italic"/>
    </style:style>
    <style:style style:name="T1257" style:parent-style-name="Car.predefinitoparagrafo" style:family="text">
      <style:text-properties fo:font-style="italic" style:font-style-asian="italic"/>
    </style:style>
    <style:style style:name="P125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5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6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6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6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6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6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65"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1266" style:parent-style-name="Standard" style:family="paragraph">
      <style:paragraph-properties fo:break-before="page"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267" style:parent-style-name="Car.predefinitoparagrafo" style:family="text">
      <style:text-properties fo:font-weight="bold" style:font-weight-asian="bold"/>
    </style:style>
    <style:style style:name="P1268" style:parent-style-name="Standard" style:family="paragraph">
      <style:paragraph-properties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269" style:parent-style-name="Car.predefinitoparagrafo" style:family="text">
      <style:text-properties fo:font-weight="bold" style:font-weight-asian="bold"/>
    </style:style>
    <style:style style:name="P127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27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27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27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7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7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7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7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7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7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80" style:parent-style-name="Standard" style:family="paragraph">
      <style:paragraph-properties fo:margin-left="0.5416in" fo:margin-right="-0.25in" fo:text-inden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81" style:parent-style-name="Standard" style:family="paragraph">
      <style:paragraph-properties fo:margin-left="0.6666in" fo:margin-right="-0.25in" fo:text-inden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82" style:parent-style-name="Standard" style:family="paragraph">
      <style:paragraph-properties fo:margin-left="0.6666in" fo:margin-right="-0.25in" fo:text-inden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8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8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8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8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287" style:parent-style-name="Car.predefinitoparagrafo" style:family="text">
      <style:text-properties fo:font-style="italic" style:font-style-asian="italic"/>
    </style:style>
    <style:style style:name="T1288" style:parent-style-name="Car.predefinitoparagrafo" style:family="text">
      <style:text-properties fo:font-style="italic" style:font-style-asian="italic"/>
    </style:style>
    <style:style style:name="P128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9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9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292" style:parent-style-name="Car.predefinitoparagrafo" style:family="text">
      <style:text-properties fo:font-style="italic" style:font-style-asian="italic"/>
    </style:style>
    <style:style style:name="T1293" style:parent-style-name="Car.predefinitoparagrafo" style:family="text">
      <style:text-properties fo:font-style="italic" style:font-style-asian="italic"/>
    </style:style>
    <style:style style:name="P129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9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9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9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9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9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0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30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30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303" style:parent-style-name="Standard" style:family="paragraph">
      <style:paragraph-properties fo:break-before="page"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304" style:parent-style-name="Car.predefinitoparagrafo" style:family="text">
      <style:text-properties fo:font-weight="bold" style:font-weight-asian="bold"/>
    </style:style>
    <style:style style:name="P1305" style:parent-style-name="Standard" style:family="paragraph">
      <style:paragraph-properties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306" style:parent-style-name="Car.predefinitoparagrafo" style:family="text">
      <style:text-properties fo:font-weight="bold" style:font-weight-asian="bold"/>
    </style:style>
    <style:style style:name="P130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30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30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1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1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1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1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1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1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1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1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1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319" style:parent-style-name="Car.predefinitoparagrafo" style:family="text">
      <style:text-properties fo:font-style="italic" style:font-style-asian="italic"/>
    </style:style>
    <style:style style:name="T1320" style:parent-style-name="Car.predefinitoparagrafo" style:family="text">
      <style:text-properties fo:font-style="italic" style:font-style-asian="italic"/>
    </style:style>
    <style:style style:name="P132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2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2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324" style:parent-style-name="Car.predefinitoparagrafo" style:family="text">
      <style:text-properties fo:font-style="italic" style:font-style-asian="italic"/>
    </style:style>
    <style:style style:name="T1325" style:parent-style-name="Car.predefinitoparagrafo" style:family="text">
      <style:text-properties fo:font-style="italic" style:font-style-asian="italic"/>
    </style:style>
    <style:style style:name="T1326" style:parent-style-name="Car.predefinitoparagrafo" style:family="text">
      <style:text-properties fo:font-style="italic" style:font-style-asian="italic"/>
    </style:style>
    <style:style style:name="T1327" style:parent-style-name="Car.predefinitoparagrafo" style:family="text">
      <style:text-properties fo:font-style="italic" style:font-style-asian="italic"/>
    </style:style>
    <style:style style:name="P132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2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330" style:parent-style-name="Car.predefinitoparagrafo" style:family="text">
      <style:text-properties fo:font-style="italic" style:font-style-asian="italic"/>
    </style:style>
    <style:style style:name="T1331" style:parent-style-name="Car.predefinitoparagrafo" style:family="text">
      <style:text-properties fo:font-style="italic" style:font-style-asian="italic"/>
    </style:style>
    <style:style style:name="P133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3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3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3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3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337" style:parent-style-name="Standard" style:family="paragraph">
      <style:paragraph-properties fo:break-before="page"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338" style:parent-style-name="Car.predefinitoparagrafo" style:family="text">
      <style:text-properties fo:font-weight="bold" style:font-weight-asian="bold"/>
    </style:style>
    <style:style style:name="P1339" style:parent-style-name="Standard" style:family="paragraph">
      <style:paragraph-properties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340" style:parent-style-name="Car.predefinitoparagrafo" style:family="text">
      <style:text-properties fo:font-weight="bold" style:font-weight-asian="bold"/>
    </style:style>
    <style:style style:name="P134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34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4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4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4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4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4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4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4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5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5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352" style:parent-style-name="Car.predefinitoparagrafo" style:family="text">
      <style:text-properties fo:font-style="italic" style:font-style-asian="italic"/>
    </style:style>
    <style:style style:name="T1353" style:parent-style-name="Car.predefinitoparagrafo" style:family="text">
      <style:text-properties fo:font-style="italic" style:font-style-asian="italic"/>
    </style:style>
    <style:style style:name="P135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5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5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357" style:parent-style-name="Car.predefinitoparagrafo" style:family="text">
      <style:text-properties fo:font-style="italic" style:font-style-asian="italic"/>
    </style:style>
    <style:style style:name="T1358" style:parent-style-name="Car.predefinitoparagrafo" style:family="text">
      <style:text-properties fo:font-style="italic" style:font-style-asian="italic"/>
    </style:style>
    <style:style style:name="T1359" style:parent-style-name="Car.predefinitoparagrafo" style:family="text">
      <style:text-properties fo:font-style="italic" style:font-style-asian="italic"/>
    </style:style>
    <style:style style:name="T1360" style:parent-style-name="Car.predefinitoparagrafo" style:family="text">
      <style:text-properties fo:font-style="italic" style:font-style-asian="italic"/>
    </style:style>
    <style:style style:name="P136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6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363" style:parent-style-name="Car.predefinitoparagrafo" style:family="text">
      <style:text-properties fo:font-style="italic" style:font-style-asian="italic"/>
    </style:style>
    <style:style style:name="T1364" style:parent-style-name="Car.predefinitoparagrafo" style:family="text">
      <style:text-properties fo:font-style="italic" style:font-style-asian="italic"/>
    </style:style>
    <style:style style:name="P136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6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6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6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6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370" style:parent-style-name="Standard" style:family="paragraph">
      <style:paragraph-properties fo:break-before="page"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371" style:parent-style-name="Car.predefinitoparagrafo" style:family="text">
      <style:text-properties fo:font-weight="bold" style:font-weight-asian="bold"/>
    </style:style>
    <style:style style:name="P1372" style:parent-style-name="Standard" style:family="paragraph">
      <style:paragraph-properties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373" style:parent-style-name="Car.predefinitoparagrafo" style:family="text">
      <style:text-properties fo:font-weight="bold" style:font-weight-asian="bold"/>
    </style:style>
    <style:style style:name="P137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37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37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7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7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7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8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8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8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83" style:parent-style-name="Standard" style:family="paragraph">
      <style:paragraph-properties fo:margin-left="0.125in" fo:margin-right="-0.25in" fo:text-indent="-0.0833in">
        <style:tab-stops>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84" style:parent-style-name="Standard" style:family="paragraph">
      <style:paragraph-properties fo:margin-left="0.0625in">
        <style:tab-stops>
          <style:tab-stop style:type="left" style:position="0.4375in"/>
          <style:tab-stop style:type="left" style:position="3.9375in"/>
        </style:tab-stops>
      </style:paragraph-properties>
    </style:style>
    <style:style style:name="P1385" style:parent-style-name="Standard" style:family="paragraph"/>
    <style:style style:name="P1386" style:parent-style-name="Standard" style:family="paragraph"/>
    <style:style style:name="P1387" style:parent-style-name="Standard" style:family="paragraph"/>
    <style:style style:name="P1388" style:parent-style-name="Standard" style:family="paragraph">
      <style:paragraph-properties fo:margin-left="0.1875in">
        <style:tab-stops>
          <style:tab-stop style:type="left" style:position="0.125in"/>
          <style:tab-stop style:type="left" style:position="0.5in"/>
          <style:tab-stop style:type="left" style:position="4in"/>
        </style:tab-stops>
      </style:paragraph-properties>
    </style:style>
    <style:style style:name="P1389" style:parent-style-name="Standard" style:family="paragraph">
      <style:paragraph-properties fo:margin-left="0.5625in" fo:text-indent="0in">
        <style:tab-stops>
          <style:tab-stop style:type="left" style:position="0.5in"/>
          <style:tab-stop style:type="left" style:position="0.625in"/>
          <style:tab-stop style:type="left" style:position="4in"/>
        </style:tab-stops>
      </style:paragraph-properties>
    </style:style>
    <style:style style:name="P1390" style:parent-style-name="Standard" style:family="paragraph">
      <style:paragraph-properties fo:margin-left="0.5625in" fo:text-indent="0in">
        <style:tab-stops>
          <style:tab-stop style:type="left" style:position="0.5in"/>
          <style:tab-stop style:type="left" style:position="0.625in"/>
          <style:tab-stop style:type="left" style:position="4in"/>
        </style:tab-stops>
      </style:paragraph-properties>
    </style:style>
    <style:style style:name="P1391" style:parent-style-name="Standard" style:family="paragraph">
      <style:paragraph-properties fo:margin-left="0.5625in" fo:text-indent="0in">
        <style:tab-stops>
          <style:tab-stop style:type="left" style:position="0.5in"/>
          <style:tab-stop style:type="left" style:position="0.625in"/>
          <style:tab-stop style:type="left" style:position="4in"/>
        </style:tab-stops>
      </style:paragraph-properties>
    </style:style>
    <style:style style:name="P139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93" style:parent-style-name="Standard" style:family="paragraph">
      <style:paragraph-properties fo:margin-left="0.1875in">
        <style:tab-stops>
          <style:tab-stop style:type="left" style:position="0.3125in"/>
          <style:tab-stop style:type="left" style:position="3.8125in"/>
        </style:tab-stops>
      </style:paragraph-properties>
    </style:style>
    <style:style style:name="T1394" style:parent-style-name="Car.predefinitoparagrafo" style:family="text">
      <style:text-properties fo:font-style="italic" style:font-style-asian="italic"/>
    </style:style>
    <style:style style:name="T1395" style:parent-style-name="Car.predefinitoparagrafo" style:family="text">
      <style:text-properties fo:font-style="italic" style:font-style-asian="italic"/>
    </style:style>
    <style:style style:name="P1396" style:parent-style-name="Standard" style:family="paragraph">
      <style:paragraph-properties fo:margin-left="0.375in">
        <style:tab-stops>
          <style:tab-stop style:type="left" style:position="0.4375in"/>
          <style:tab-stop style:type="left" style:position="0.5in"/>
          <style:tab-stop style:type="left" style:position="4in"/>
        </style:tab-stops>
      </style:paragraph-properties>
    </style:style>
    <style:style style:name="T1397" style:parent-style-name="Car.predefinitoparagrafo" style:family="text">
      <style:text-properties fo:font-style="italic" style:font-style-asian="italic"/>
    </style:style>
    <style:style style:name="P1398" style:parent-style-name="Standard" style:family="paragraph">
      <style:paragraph-properties fo:margin-left="0.375in">
        <style:tab-stops>
          <style:tab-stop style:type="left" style:position="0.4375in"/>
          <style:tab-stop style:type="left" style:position="0.5in"/>
          <style:tab-stop style:type="left" style:position="4in"/>
        </style:tab-stops>
      </style:paragraph-properties>
    </style:style>
    <style:style style:name="T1399" style:parent-style-name="Car.predefinitoparagrafo" style:family="text">
      <style:text-properties fo:font-style="italic" style:font-style-asian="italic"/>
    </style:style>
    <style:style style:name="P1400" style:parent-style-name="Standard" style:family="paragraph">
      <style:paragraph-properties fo:margin-left="0.375in">
        <style:tab-stops>
          <style:tab-stop style:type="left" style:position="0.4375in"/>
          <style:tab-stop style:type="left" style:position="0.5in"/>
          <style:tab-stop style:type="left" style:position="4in"/>
        </style:tab-stops>
      </style:paragraph-properties>
    </style:style>
    <style:style style:name="T1401" style:parent-style-name="Car.predefinitoparagrafo" style:family="text">
      <style:text-properties fo:font-style="italic" style:font-style-asian="italic"/>
    </style:style>
    <style:style style:name="P140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0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0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0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0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07" style:parent-style-name="Standard" style:family="paragraph">
      <style:paragraph-properties fo:margin-left="0.1875in" fo:margin-right="-0.25in">
        <style:tab-stops>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08" style:parent-style-name="Standard" style:family="paragraph">
      <style:paragraph-properties fo:margin-left="0.1875in" fo:margin-right="-0.25in">
        <style:tab-stops>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09" style:parent-style-name="Standard" style:family="paragraph">
      <style:paragraph-properties fo:margin-left="0.1875in" fo:margin-right="-0.25in">
        <style:tab-stops>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10" style:parent-style-name="Standard" style:family="paragraph">
      <style:paragraph-properties fo:margin-left="0.1875in" fo:margin-right="-0.25in">
        <style:tab-stops>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11" style:parent-style-name="Standard" style:family="paragraph">
      <style:paragraph-properties fo:margin-left="0.1875in" fo:margin-right="-0.25in">
        <style:tab-stops>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12" style:parent-style-name="Standard" style:family="paragraph">
      <style:paragraph-properties fo:margin-left="0.1875in" fo:margin-right="-0.25in">
        <style:tab-stops>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413" style:parent-style-name="Car.predefinitoparagrafo" style:family="text">
      <style:text-properties fo:font-style="italic" style:font-style-asian="italic"/>
    </style:style>
    <style:style style:name="T1414" style:parent-style-name="Car.predefinitoparagrafo" style:family="text">
      <style:text-properties fo:font-style="italic" style:font-style-asian="italic"/>
    </style:style>
    <style:style style:name="P1415" style:parent-style-name="Standard" style:family="paragraph">
      <style:paragraph-properties fo:margin-left="0.1875in" fo:margin-right="-0.25in">
        <style:tab-stops>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416" style:parent-style-name="Car.predefinitoparagrafo" style:family="text">
      <style:text-properties fo:font-style="italic" style:font-style-asian="italic"/>
    </style:style>
    <style:style style:name="P1417" style:parent-style-name="Standard" style:family="paragraph">
      <style:paragraph-properties fo:margin-left="0.1875in" fo:margin-right="-0.25in">
        <style:tab-stops>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418" style:parent-style-name="Car.predefinitoparagrafo" style:family="text">
      <style:text-properties fo:font-style="italic" style:font-style-asian="italic"/>
    </style:style>
    <style:style style:name="P141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420" style:parent-style-name="Car.predefinitoparagrafo" style:family="text">
      <style:text-properties fo:font-style="italic" style:font-style-asian="italic"/>
    </style:style>
    <style:style style:name="P142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2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2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2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2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2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2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2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2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430" style:parent-style-name="Car.predefinitoparagrafo" style:family="text">
      <style:text-properties fo:font-style="italic" style:font-style-asian="italic"/>
    </style:style>
    <style:style style:name="T1431" style:parent-style-name="Car.predefinitoparagrafo" style:family="text">
      <style:text-properties fo:font-style="italic" style:font-style-asian="italic"/>
    </style:style>
    <style:style style:name="P143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433" style:parent-style-name="Car.predefinitoparagrafo" style:family="text">
      <style:text-properties fo:font-style="italic" style:font-style-asian="italic"/>
    </style:style>
    <style:style style:name="P143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435" style:parent-style-name="Car.predefinitoparagrafo" style:family="text">
      <style:text-properties fo:font-style="italic" style:font-style-asian="italic"/>
    </style:style>
    <style:style style:name="P143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3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3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3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4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4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4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4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4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4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4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4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4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4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5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451" style:parent-style-name="Car.predefinitoparagrafo" style:family="text">
      <style:text-properties fo:font-style="italic" style:font-style-asian="italic"/>
    </style:style>
    <style:style style:name="T1452" style:parent-style-name="Car.predefinitoparagrafo" style:family="text">
      <style:text-properties fo:font-style="italic" style:font-style-asian="italic"/>
    </style:style>
    <style:style style:name="P145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454" style:parent-style-name="Car.predefinitoparagrafo" style:family="text">
      <style:text-properties fo:font-style="italic" style:font-style-asian="italic"/>
    </style:style>
    <style:style style:name="P145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456" style:parent-style-name="Car.predefinitoparagrafo" style:family="text">
      <style:text-properties fo:font-style="italic" style:font-style-asian="italic"/>
    </style:style>
    <style:style style:name="P145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458" style:parent-style-name="Car.predefinitoparagrafo" style:family="text">
      <style:text-properties fo:font-style="italic" style:font-style-asian="italic"/>
    </style:style>
    <style:style style:name="P145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460" style:parent-style-name="Car.predefinitoparagrafo" style:family="text">
      <style:text-properties fo:font-style="italic" style:font-style-asian="italic"/>
    </style:style>
    <style:style style:name="P146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462" style:parent-style-name="Car.predefinitoparagrafo" style:family="text">
      <style:text-properties fo:font-style="italic" style:font-style-asian="italic"/>
    </style:style>
    <style:style style:name="P146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6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6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6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67" style:parent-style-name="Standard" style:family="paragraph">
      <style:paragraph-properties fo:break-before="page"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468" style:parent-style-name="Car.predefinitoparagrafo" style:family="text">
      <style:text-properties fo:font-weight="bold" style:font-weight-asian="bold"/>
    </style:style>
    <style:style style:name="P1469" style:parent-style-name="Standard" style:family="paragraph">
      <style:paragraph-properties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470" style:parent-style-name="Car.predefinitoparagrafo" style:family="text">
      <style:text-properties fo:font-weight="bold" style:font-weight-asian="bold"/>
    </style:style>
    <style:style style:name="P1471" style:parent-style-name="Standard" style:family="paragraph">
      <style:paragraph-properties fo:margin-left="0.4in" fo:text-indent="-0.2in">
        <style:tab-stops>
          <style:tab-stop style:type="left" style:position="0.1in"/>
          <style:tab-stop style:type="left" style:position="3.6in"/>
        </style:tab-stops>
      </style:paragraph-properties>
      <style:text-properties fo:font-weight="bold" style:font-weight-asian="bold" fo:color="#000000"/>
    </style:style>
    <style:style style:name="P1472"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147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7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7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7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7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7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7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8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81"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82"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83"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84"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85"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86"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87"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88"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89"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90"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491" style:parent-style-name="Car.predefinitoparagrafo" style:family="text">
      <style:text-properties fo:font-style="italic" style:font-style-asian="italic"/>
    </style:style>
    <style:style style:name="T1492" style:parent-style-name="Car.predefinitoparagrafo" style:family="text">
      <style:text-properties fo:font-style="italic" style:font-style-asian="italic"/>
    </style:style>
    <style:style style:name="P1493"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494" style:parent-style-name="Car.predefinitoparagrafo" style:family="text">
      <style:text-properties fo:font-style="italic" style:font-style-asian="italic"/>
    </style:style>
    <style:style style:name="P1495"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496" style:parent-style-name="Car.predefinitoparagrafo" style:family="text">
      <style:text-properties fo:font-style="italic" style:font-style-asian="italic"/>
    </style:style>
    <style:style style:name="P149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498" style:parent-style-name="Car.predefinitoparagrafo" style:family="text">
      <style:text-properties fo:font-style="italic" style:font-style-asian="italic"/>
    </style:style>
    <style:style style:name="P149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0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0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502" style:parent-style-name="Car.predefinitoparagrafo" style:family="text">
      <style:text-properties fo:font-style="italic" style:font-style-asian="italic"/>
    </style:style>
    <style:style style:name="T1503" style:parent-style-name="Car.predefinitoparagrafo" style:family="text">
      <style:text-properties fo:font-style="italic" style:font-style-asian="italic"/>
    </style:style>
    <style:style style:name="P150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0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0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0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0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09"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1510" style:parent-style-name="Standard" style:family="paragraph">
      <style:paragraph-properties fo:break-before="page" fo:text-align="center">
        <style:tab-stops>
          <style:tab-stop style:type="left" style:position="0.5in"/>
          <style:tab-stop style:type="left" style:position="1.0555in"/>
          <style:tab-stop style:type="left" style:position="4in"/>
        </style:tab-stops>
      </style:paragraph-properties>
    </style:style>
    <style:style style:name="T1511" style:parent-style-name="Car.predefinitoparagrafo" style:family="text">
      <style:text-properties fo:font-weight="bold" style:font-weight-asian="bold"/>
    </style:style>
    <style:style style:name="P1512" style:parent-style-name="Standard" style:family="paragraph">
      <style:paragraph-properties fo:text-align="center">
        <style:tab-stops>
          <style:tab-stop style:type="left" style:position="0.5in"/>
          <style:tab-stop style:type="left" style:position="1.0555in"/>
          <style:tab-stop style:type="left" style:position="4in"/>
        </style:tab-stops>
      </style:paragraph-properties>
    </style:style>
    <style:style style:name="T1513" style:parent-style-name="Car.predefinitoparagrafo" style:family="text">
      <style:text-properties fo:font-weight="bold" style:font-weight-asian="bold"/>
    </style:style>
    <style:style style:name="P1514"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1515"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1516"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1517"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1518"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1519"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1520"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1521"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1522"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1523"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152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2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2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2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28"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1529" style:parent-style-name="Standard" style:family="paragraph">
      <style:paragraph-properties fo:text-align="center">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style>
  </office:automatic-styles>
  <office:body>
    <office:text text:use-soft-page-breaks="true">
      <text:p text:style-name="P1"><text:span text:style-name="T15">CS330 <text:s/>Software Engineering</text:span></text:p>
      <text:p text:style-name="P16"/>
      <text:p text:style-name="P17"/>
      <text:p text:style-name="P18"/>
      <text:p text:style-name="P19"/>
      <text:p text:style-name="P20"><text:span text:style-name="T21">Project Name: calcIp</text:span></text:p>
      <text:p text:style-name="P22"><text:span text:style-name="T23">Author: Ignazio Leonardo Calogero Sperandeo</text:span></text:p>
      <text:p text:style-name="P24"/>
      <text:p text:style-name="P25"/>
      <text:p text:style-name="P26"><text:span text:style-name="T27">Software Requirements Specification</text:span></text:p>
      <text:p text:style-name="P28"/>
      <text:p text:style-name="P29"><text:span text:style-name="T30">Document</text:span></text:p>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Standard"><text:span text:style-name="T46">Version: 2</text:span><text:tab/><text:span text:style-name="T47">Date: 04/02/2024</text:span></text:p>
      <text:p text:style-name="P48"/>
      <text:p text:style-name="P49"><text:span text:style-name="T50">Table of Contents</text:span></text:p>
      <text:p text:style-name="P51"/>
      <text:table-of-content text:name="_TOC0">
        <text:table-of-content-source text:outline-level="9" text:use-outline-level="true" text:use-index-marks="false" text:use-index-source-styles="true" text:index-scope="document">
          <text:table-of-content-entry-template text:outline-level="1" text:style-name="Normale">
            <text:index-entry-link-start/>
            <text:index-entry-text/>
            <text:index-entry-tab-stop style:type="right"/>
            <text:index-entry-page-number/>
            <text:index-entry-link-end/>
          </text:table-of-content-entry-template>
          <text:table-of-content-entry-template text:outline-level="2" text:style-name="Normale">
            <text:index-entry-link-start/>
            <text:index-entry-text/>
            <text:index-entry-tab-stop style:type="right"/>
            <text:index-entry-page-number/>
            <text:index-entry-link-end/>
          </text:table-of-content-entry-template>
          <text:table-of-content-entry-template text:outline-level="3" text:style-name="Normale">
            <text:index-entry-link-start/>
            <text:index-entry-text/>
            <text:index-entry-tab-stop style:type="right"/>
            <text:index-entry-page-number/>
            <text:index-entry-link-end/>
          </text:table-of-content-entry-template>
          <text:table-of-content-entry-template text:outline-level="4" text:style-name="Normale">
            <text:index-entry-link-start/>
            <text:index-entry-text/>
            <text:index-entry-tab-stop style:type="right"/>
            <text:index-entry-page-number/>
            <text:index-entry-link-end/>
          </text:table-of-content-entry-template>
          <text:table-of-content-entry-template text:outline-level="5" text:style-name="Normale">
            <text:index-entry-link-start/>
            <text:index-entry-text/>
            <text:index-entry-tab-stop style:type="right"/>
            <text:index-entry-page-number/>
            <text:index-entry-link-end/>
          </text:table-of-content-entry-template>
          <text:table-of-content-entry-template text:outline-level="6" text:style-name="Normale">
            <text:index-entry-link-start/>
            <text:index-entry-text/>
            <text:index-entry-tab-stop style:type="right"/>
            <text:index-entry-page-number/>
            <text:index-entry-link-end/>
          </text:table-of-content-entry-template>
          <text:table-of-content-entry-template text:outline-level="7" text:style-name="Normale">
            <text:index-entry-link-start/>
            <text:index-entry-text/>
            <text:index-entry-tab-stop style:type="right"/>
            <text:index-entry-page-number/>
            <text:index-entry-link-end/>
          </text:table-of-content-entry-template>
          <text:table-of-content-entry-template text:outline-level="8" text:style-name="Normale">
            <text:index-entry-link-start/>
            <text:index-entry-text/>
            <text:index-entry-tab-stop style:type="right"/>
            <text:index-entry-page-number/>
            <text:index-entry-link-end/>
          </text:table-of-content-entry-template>
          <text:table-of-content-entry-template text:outline-level="9" text:style-name="Normale">
            <text:index-entry-link-start/>
            <text:index-entry-text/>
            <text:index-entry-tab-stop style:type="right"/>
            <text:index-entry-page-number/>
            <text:index-entry-link-end/>
          </text:table-of-content-entry-template>
          <text:index-source-styles text:outline-level="1">
            <text:index-source-style text:style-name="Titolo1"/>
          </text:index-source-styles>
          <text:index-source-styles text:outline-level="2">
            <text:index-source-style text:style-name="Titolo2"/>
          </text:index-source-styles>
          <text:index-source-styles text:outline-level="3">
            <text:index-source-style text:style-name="Titolo3"/>
          </text:index-source-styles>
          <text:index-source-styles text:outline-level="4">
            <text:index-source-style text:style-name="Titolo4"/>
          </text:index-source-styles>
          <text:index-source-styles text:outline-level="5">
            <text:index-source-style text:style-name="Titolo5"/>
          </text:index-source-styles>
          <text:index-source-styles text:outline-level="6">
            <text:index-source-style text:style-name="Titolo6"/>
          </text:index-source-styles>
        </text:table-of-content-source>
        <text:index-body>
          <text:p text:style-name="P52"><text:span text:style-name="T53">1. Introduction</text:span><text:span text:style-name="T54"><text:tab/></text:span><text:span text:style-name="T55">5</text:span></text:p>
          <text:p text:style-name="P56"><text:span text:style-name="T57">1.1 Purpose</text:span><text:span text:style-name="T58"><text:tab/></text:span><text:span text:style-name="T59">5</text:span></text:p>
          <text:p text:style-name="P60"><text:span text:style-name="T61">1.2 Scope</text:span><text:span text:style-name="T62"><text:tab/></text:span><text:span text:style-name="T63">5</text:span></text:p>
          <text:p text:style-name="P64"><text:span text:style-name="T65">1.3 Definitions, Acronyms, and Abbreviations.</text:span><text:span text:style-name="T66"><text:tab/></text:span><text:span text:style-name="T67">5</text:span></text:p>
          <text:p text:style-name="P68"><text:span text:style-name="T69">1.4 References</text:span><text:span text:style-name="T70"><text:tab/></text:span><text:span text:style-name="T71">5</text:span></text:p>
          <text:p text:style-name="P72"><text:span text:style-name="T73">1.5 Overview</text:span><text:span text:style-name="T74"><text:tab/></text:span><text:span text:style-name="T75">5</text:span></text:p>
          <text:p text:style-name="P76"><text:span text:style-name="T77">2. The Overall Description</text:span><text:span text:style-name="T78"><text:tab/></text:span><text:span text:style-name="T79">6</text:span></text:p>
          <text:p text:style-name="P80"><text:span text:style-name="T81">2.1 Product Perspective</text:span><text:span text:style-name="T82"><text:tab/></text:span><text:span text:style-name="T83">6</text:span></text:p>
          <text:p text:style-name="P84"><text:span text:style-name="T85">2.1.1 System Interfaces</text:span><text:span text:style-name="T86"><text:tab/></text:span><text:span text:style-name="T87">6</text:span></text:p>
          <text:p text:style-name="P88"><text:span text:style-name="T89">2.1.2 Interfaces</text:span><text:span text:style-name="T90"><text:tab/></text:span><text:span text:style-name="T91">6</text:span></text:p>
          <text:p text:style-name="P92"><text:span text:style-name="T93">2.1.3 Hardware Interfaces</text:span><text:span text:style-name="T94"><text:tab/></text:span><text:span text:style-name="T95">7</text:span></text:p>
          <text:p text:style-name="P96"><text:span text:style-name="T97">2.1.4 Software Interfaces</text:span><text:span text:style-name="T98"><text:tab/></text:span><text:span text:style-name="T99">7</text:span></text:p>
          <text:p text:style-name="P100"><text:span text:style-name="T101">2.1.5 Communications Interfaces</text:span><text:span text:style-name="T102"><text:tab/></text:span><text:span text:style-name="T103">8</text:span></text:p>
          <text:p text:style-name="P104"><text:span text:style-name="T105">2.1.6 Memory Constraints</text:span><text:span text:style-name="T106"><text:tab/></text:span><text:span text:style-name="T107">8</text:span></text:p>
          <text:p text:style-name="P108"><text:span text:style-name="T109">2.1.7 Operations</text:span><text:span text:style-name="T110"><text:tab/></text:span><text:span text:style-name="T111">8</text:span></text:p>
          <text:p text:style-name="P112"><text:span text:style-name="T113">2.1.8 Site Adaptation Requirements</text:span><text:span text:style-name="T114"><text:tab/></text:span><text:span text:style-name="T115">8</text:span></text:p>
          <text:p text:style-name="P116"><text:span text:style-name="T117">2.2 Product Functions</text:span><text:span text:style-name="T118"><text:tab/></text:span><text:span text:style-name="T119">9</text:span></text:p>
          <text:p text:style-name="P120"><text:span text:style-name="T121">2.3 User Characteristics</text:span><text:span text:style-name="T122"><text:tab/></text:span><text:span text:style-name="T123">9</text:span></text:p>
          <text:p text:style-name="P124"><text:span text:style-name="T125">2.4 Constraints</text:span><text:span text:style-name="T126"><text:tab/></text:span><text:span text:style-name="T127">9</text:span></text:p>
          <text:p text:style-name="P128"><text:span text:style-name="T129">2.5 Assumptions and Dependencies</text:span><text:span text:style-name="T130"><text:tab/></text:span><text:span text:style-name="T131">10</text:span></text:p>
          <text:p text:style-name="P132"><text:span text:style-name="T133">2.6 Apportioning of Requirements.</text:span><text:span text:style-name="T134"><text:tab/></text:span><text:span text:style-name="T135">10</text:span></text:p>
          <text:p text:style-name="P136"><text:span text:style-name="T137">3. Specific Requirements</text:span><text:span text:style-name="T138"><text:tab/></text:span><text:span text:style-name="T139">10</text:span></text:p>
          <text:p text:style-name="P140"><text:span text:style-name="T141">3.1 External Interfaces</text:span><text:span text:style-name="T142"><text:tab/></text:span><text:span text:style-name="T143">11</text:span></text:p>
          <text:p text:style-name="P144"><text:span text:style-name="T145">3.2 Functions</text:span><text:span text:style-name="T146"><text:tab/></text:span><text:span text:style-name="T147">12</text:span></text:p>
          <text:p text:style-name="P148"><text:span text:style-name="T149">3.3 Performance Requirements</text:span><text:span text:style-name="T150"><text:tab/></text:span><text:span text:style-name="T151">12</text:span></text:p>
          <text:p text:style-name="P152"><text:span text:style-name="T153">3.4 Logical Database Requirements</text:span><text:span text:style-name="T154"><text:tab/></text:span><text:span text:style-name="T155">13</text:span></text:p>
          <text:p text:style-name="P156"><text:span text:style-name="T157">3.5 Design Constraints</text:span><text:span text:style-name="T158"><text:tab/></text:span><text:span text:style-name="T159">13</text:span></text:p>
          <text:p text:style-name="P160"><text:span text:style-name="T161">3.5.1 Standards Compliance</text:span><text:span text:style-name="T162"><text:tab/></text:span><text:span text:style-name="T163">13</text:span></text:p>
          <text:p text:style-name="P164"><text:span text:style-name="T165">3.6 Software System Attributes</text:span><text:span text:style-name="T166"><text:tab/></text:span><text:span text:style-name="T167">13</text:span></text:p>
          <text:p text:style-name="P168"><text:span text:style-name="T169">3.6.1 Reliability</text:span><text:span text:style-name="T170"><text:tab/></text:span><text:span text:style-name="T171">14</text:span></text:p>
          <text:p text:style-name="P172"><text:span text:style-name="T173">3.6.2 Availability</text:span><text:span text:style-name="T174"><text:tab/></text:span><text:span text:style-name="T175">14</text:span></text:p>
          <text:p text:style-name="P176"><text:span text:style-name="T177">3.6.3 Security</text:span><text:span text:style-name="T178"><text:tab/></text:span><text:span text:style-name="T179">14</text:span></text:p>
          <text:p text:style-name="P180"><text:span text:style-name="T181">3.6.4 Maintainability</text:span><text:span text:style-name="T182"><text:tab/></text:span><text:span text:style-name="T183">14</text:span></text:p>
          <text:p text:style-name="P184"><text:span text:style-name="T185">3.6.5 Portability</text:span><text:span text:style-name="T186"><text:tab/></text:span><text:span text:style-name="T187">14</text:span></text:p>
          <text:p text:style-name="P188"><text:span text:style-name="T189">3.7 Organizing the Specific Requirements</text:span><text:span text:style-name="T190"><text:tab/></text:span><text:span text:style-name="T191">15</text:span></text:p>
          <text:p text:style-name="P192"><text:span text:style-name="T193">3.7.1 System Mode</text:span><text:span text:style-name="T194"><text:tab/></text:span><text:span text:style-name="T195">16</text:span></text:p>
          <text:p text:style-name="P196"><text:span text:style-name="T197">3.7.2 User Class</text:span><text:span text:style-name="T198"><text:tab/></text:span><text:span text:style-name="T199">16</text:span></text:p>
          <text:p text:style-name="P200"><text:span text:style-name="T201">3.7.3 Objects</text:span><text:span text:style-name="T202"><text:tab/></text:span><text:span text:style-name="T203">16</text:span></text:p>
          <text:p text:style-name="P204"><text:span text:style-name="T205">3.7.4 Feature</text:span><text:span text:style-name="T206"><text:tab/></text:span><text:span text:style-name="T207">16</text:span></text:p>
          <text:p text:style-name="P208"><text:span text:style-name="T209">3.7.5 Stimulus</text:span><text:span text:style-name="T210"><text:tab/></text:span><text:span text:style-name="T211">16</text:span></text:p>
          <text:p text:style-name="P212"><text:span text:style-name="T213">3. 7.6 Response</text:span><text:span text:style-name="T214"><text:tab/></text:span><text:span text:style-name="T215">16</text:span></text:p>
          <text:p text:style-name="P216"><text:span text:style-name="T217">3.7.7 Functional Hierarchy</text:span><text:span text:style-name="T218"><text:tab/></text:span><text:span text:style-name="T219">16</text:span></text:p>
          <text:soft-page-break/>
          <text:p text:style-name="P220"><text:span text:style-name="T221">3.8 Additional Comments</text:span><text:span text:style-name="T222"><text:tab/></text:span><text:span text:style-name="T223">17</text:span></text:p>
          <text:p text:style-name="P224"><text:span text:style-name="T225">4. Change Management Process</text:span><text:span text:style-name="T226"><text:tab/></text:span><text:span text:style-name="T227">17</text:span></text:p>
          <text:p text:style-name="P228"><text:span text:style-name="T229">5. Document Approvals</text:span><text:span text:style-name="T230"><text:tab/></text:span><text:span text:style-name="T231">17</text:span></text:p>
          <text:p text:style-name="P232"><text:span text:style-name="T233">6. Supporting Information</text:span><text:span text:style-name="T234"><text:tab/></text:span><text:span text:style-name="T235">17</text:span></text:p>
        </text:index-body>
      </text:table-of-content>
      <text:p text:style-name="P236"/>
      <text:p text:style-name="P237"/>
      <text:p text:style-name="P238"/>
      <text:list text:style-name="WWNum19">
        <text:list-item text:start-value="1">
          <text:p text:style-name="P239"><text:bookmark-start text:name="_gjdgxs"/><text:bookmark-end text:name="_gjdgxs"/>1. <text:s/>Introduction <text:s/></text:p>
        </text:list-item>
      </text:list>
      <text:p text:style-name="P240">Il committente ha richiesto un software che dato un ipv4 con la sua subnet mask in notazione CIDR, riceva a video:</text:p>
      <text:list text:style-name="WWNum41">
        <text:list-item>
          <text:p text:style-name="P241">Network address in decimale e binario.</text:p>
        </text:list-item>
        <text:list-item>
          <text:p text:style-name="P242">Broadcast address in decimale e binario.</text:p>
        </text:list-item>
        <text:list-item>
          <text:p text:style-name="P243">L’ipv4 dato in input in binario.</text:p>
        </text:list-item>
        <text:list-item>
          <text:p text:style-name="P244">Gli host massimi che può avere quella rete.</text:p>
        </text:list-item>
        <text:list-item>
          <text:p text:style-name="P245"><text:span text:style-name="T246">La wild card.</text:span></text:p>
        </text:list-item>
        <text:list-item>
          <text:p text:style-name="P247">La classe di indirizzo, se possibile identificarla.</text:p>
        </text:list-item>
      </text:list>
      <text:p text:style-name="P248">Inoltre il committente desidera avere la possibilità di effettuare subnetting e supernetting dando in input solamente la nuova subnet mask, in notazione CIDR.</text:p>
      <text:list text:style-name="WWNum19" text:continue-numbering="true">
        <text:list-item>
          <text:list>
            <text:list-item>
              <text:p text:style-name="P249"><text:bookmark-start text:name="_30j0zll"/><text:bookmark-end text:name="_30j0zll"/>1.1 <text:s/>Purpose <text:s/><text:line-break/>N/A</text:p>
            </text:list-item>
          </text:list>
        </text:list-item>
      </text:list>
      <text:list text:style-name="WWNum19" text:continue-numbering="true">
        <text:list-item>
          <text:list>
            <text:list-item>
              <text:p text:style-name="P250"><text:bookmark-start text:name="_1fob9te"/><text:bookmark-end text:name="_1fob9te"/>1.2 <text:s/>Scope</text:p>
            </text:list-item>
          </text:list>
        </text:list-item>
      </text:list>
      <text:p text:style-name="Standard">N/A</text:p>
      <text:list text:style-name="WWNum19" text:continue-numbering="true">
        <text:list-item>
          <text:list>
            <text:list-item>
              <text:p text:style-name="P251"><text:bookmark-start text:name="_3znysh7"/><text:bookmark-end text:name="_3znysh7"/>1.3 <text:s/>Definitions, Acronyms, and Abbreviations. <text:s/></text:p>
            </text:list-item>
          </text:list>
        </text:list-item>
      </text:list>
      <text:list text:style-name="WWNum41" text:continue-numbering="true">
        <text:list-item>
          <text:p text:style-name="P252"><text:span text:style-name="T253">CIDR:</text:span><text:s/>Classless Inter Domain Routing.</text:p>
        </text:list-item>
      </text:list>
      <text:list text:style-name="WWNum19" text:continue-numbering="true">
        <text:list-item>
          <text:list>
            <text:list-item>
              <text:p text:style-name="P254"><text:bookmark-start text:name="_2et92p0"/><text:bookmark-end text:name="_2et92p0"/>1.4 <text:s/>References <text:s/></text:p>
            </text:list-item>
          </text:list>
        </text:list-item>
      </text:list>
      <text:p text:style-name="Standard">N/A</text:p>
      <text:list text:style-name="WWNum19" text:continue-numbering="true">
        <text:list-item>
          <text:list>
            <text:list-item>
              <text:p text:style-name="P255"><text:bookmark-start text:name="_tyjcwt"/><text:bookmark-end text:name="_tyjcwt"/>1.5 <text:s/>Overview <text:s/></text:p>
            </text:list-item>
          </text:list>
        </text:list-item>
      </text:list>
      <text:p text:style-name="Standard">N/A</text:p>
      <text:list text:style-name="WWNum19" text:continue-numbering="true">
        <text:list-item>
          <text:p text:style-name="P256"><text:bookmark-start text:name="_3dy6vkm"/><text:bookmark-end text:name="_3dy6vkm"/>2. <text:s/>The Overall Description <text:s/></text:p>
        </text:list-item>
      </text:list>
      <text:p text:style-name="P257">Dalla richiesta del committente si è potuto comprendere il fatto che vuole un software in grado di estrarre delle informazioni da un ipv4 con la sua corrispettiva subnet mask<text:s/>in notazione CIDR. Inoltre l’utente deve avere la possibilità di effettuare un subnetting o supernetting, dando come input solamente la nuova subnet mask. Nel caso del subnetting l’utente vuole avere tutte le informazioni richieste su tutte le possibili sottoreti possibili.</text:p>
      <text:list text:style-name="WWNum19" text:continue-numbering="true">
        <text:list-item>
          <text:list>
            <text:list-item>
              <text:p text:style-name="P258"><text:bookmark-start text:name="_1t3h5sf"/><text:bookmark-end text:name="_1t3h5sf"/>2.1 <text:s/>Product Perspective <text:s/></text:p>
            </text:list-item>
          </text:list>
        </text:list-item>
      </text:list>
      <text:p text:style-name="P259"><text:span text:style-name="T260">N/A</text:span></text:p>
      <text:p text:style-name="P261"/>
      <text:list text:style-name="WWNum19" text:continue-numbering="true">
        <text:list-item>
          <text:list>
            <text:list-item>
              <text:list>
                <text:list-item>
                  <text:p text:style-name="P262"><text:bookmark-start text:name="_4d34og8"/><text:bookmark-end text:name="_4d34og8"/><text:span text:style-name="T263">2.1.1 System Interfaces</text:span></text:p>
                </text:list-item>
              </text:list>
            </text:list-item>
          </text:list>
        </text:list-item>
      </text:list>
      <text:p text:style-name="P264"><text:span text:style-name="T265">N/A</text:span></text:p>
      <text:list text:style-name="WWNum19" text:continue-numbering="true">
        <text:list-item>
          <text:list>
            <text:list-item>
              <text:list>
                <text:list-item>
                  <text:p text:style-name="P266"/>
                </text:list-item>
              </text:list>
            </text:list-item>
          </text:list>
        </text:list-item>
      </text:list>
      <text:list text:style-name="WWNum19" text:continue-numbering="true">
        <text:list-item>
          <text:list>
            <text:list-item>
              <text:list>
                <text:list-item>
                  <text:p text:style-name="P267"><text:bookmark-start text:name="_2s8eyo1"/><text:bookmark-end text:name="_2s8eyo1"/><text:span text:style-name="T268">2.1.2 Interfaces</text:span></text:p>
                </text:list-item>
              </text:list>
            </text:list-item>
          </text:list>
        </text:list-item>
      </text:list>
      <text:p text:style-name="P269"><text:span text:style-name="T270">L’interfaccia del software è CLI.</text:span></text:p>
      <text:p text:style-name="P271"/>
      <text:list text:style-name="WWNum19" text:continue-numbering="true">
        <text:list-item>
          <text:list>
            <text:list-item>
              <text:list>
                <text:list-item>
                  <text:p text:style-name="P272"><text:bookmark-start text:name="_17dp8vu"/><text:bookmark-end text:name="_17dp8vu"/><text:span text:style-name="T273">2.1.3 Hardware Interfaces</text:span></text:p>
                </text:list-item>
              </text:list>
            </text:list-item>
          </text:list>
        </text:list-item>
      </text:list>
      <text:list text:style-name="WWNum19" text:continue-numbering="true">
        <text:list-item>
          <text:list>
            <text:list-item>
              <text:list>
                <text:list-item>
                  <text:p text:style-name="P274"/>
                </text:list-item>
              </text:list>
            </text:list-item>
          </text:list>
        </text:list-item>
      </text:list>
      <text:list text:style-name="WWNum19" text:continue-numbering="true">
        <text:list-item>
          <text:list>
            <text:list-item>
              <text:list>
                <text:list-item>
                  <text:p text:style-name="P275"/>
                </text:list-item>
              </text:list>
            </text:list-item>
          </text:list>
        </text:list-item>
      </text:list>
      <text:list text:style-name="WWNum19" text:continue-numbering="true">
        <text:list-item>
          <text:list>
            <text:list-item>
              <text:list>
                <text:list-item>
                  <text:p text:style-name="P276"/>
                </text:list-item>
              </text:list>
            </text:list-item>
          </text:list>
        </text:list-item>
      </text:list>
      <text:list text:style-name="WWNum19" text:continue-numbering="true">
        <text:list-item>
          <text:list>
            <text:list-item>
              <text:list>
                <text:list-item>
                  <text:p text:style-name="P277"><text:bookmark-start text:name="_3rdcrjn"/><text:bookmark-end text:name="_3rdcrjn"/><text:soft-page-break/><text:span text:style-name="T278">2.1.4 Software Interfaces</text:span></text:p>
                </text:list-item>
              </text:list>
            </text:list-item>
          </text:list>
        </text:list-item>
      </text:list>
      <text:p text:style-name="Standard"><text:span text:style-name="T279">N/A</text:span></text:p>
      <text:p text:style-name="P280"><text:s/></text:p>
      <text:list text:style-name="WWNum19" text:continue-numbering="true">
        <text:list-item>
          <text:list>
            <text:list-item>
              <text:list>
                <text:list-item>
                  <text:p text:style-name="P281"><text:bookmark-start text:name="_26in1rg"/><text:bookmark-end text:name="_26in1rg"/><text:span text:style-name="T282">2.1.5 Communications Interfaces</text:span></text:p>
                </text:list-item>
              </text:list>
            </text:list-item>
          </text:list>
        </text:list-item>
      </text:list>
      <text:p text:style-name="P283"><text:span text:style-name="T284">N/A</text:span></text:p>
      <text:p text:style-name="P285"/>
      <text:list text:style-name="WWNum19" text:continue-numbering="true">
        <text:list-item>
          <text:list>
            <text:list-item>
              <text:list>
                <text:list-item>
                  <text:p text:style-name="P286"><text:bookmark-start text:name="_lnxbz9"/><text:bookmark-end text:name="_lnxbz9"/><text:span text:style-name="T287">2.1.6 Memory Constraints</text:span></text:p>
                </text:list-item>
              </text:list>
            </text:list-item>
          </text:list>
        </text:list-item>
      </text:list>
      <text:p text:style-name="P288"><text:span text:style-name="T289">N/A</text:span></text:p>
      <text:p text:style-name="P290"/>
      <text:list text:style-name="WWNum19" text:continue-numbering="true">
        <text:list-item>
          <text:list>
            <text:list-item>
              <text:list>
                <text:list-item>
                  <text:p text:style-name="P291"><text:bookmark-start text:name="_35nkun2"/><text:bookmark-end text:name="_35nkun2"/><text:span text:style-name="T292">2.1.7 Operations</text:span></text:p>
                </text:list-item>
              </text:list>
            </text:list-item>
          </text:list>
        </text:list-item>
      </text:list>
      <text:p text:style-name="Standard"/>
      <text:p text:style-name="Standard"><text:span text:style-name="T293">Specify the normal and special operations required by the user such as:</text:span></text:p>
      <text:list text:style-name="WWNum35">
        <text:list-item text:start-value="1">
          <text:p text:style-name="P294"><text:span text:style-name="T295">The various modes of operations in the user organization</text:span></text:p>
        </text:list-item>
        <text:list-item>
          <text:p text:style-name="P296"><text:span text:style-name="T297">Periods of interactive operations and periods of unattended operations</text:span></text:p>
        </text:list-item>
        <text:list-item>
          <text:p text:style-name="P298"><text:span text:style-name="T299">Data processing support functions</text:span></text:p>
        </text:list-item>
        <text:list-item>
          <text:p text:style-name="P300"><text:span text:style-name="T301">Backup and recovery operations</text:span></text:p>
        </text:list-item>
      </text:list>
      <text:p text:style-name="P302"/>
      <text:p text:style-name="Standard"><text:span text:style-name="T303">(Note: <text:s/>This is sometimes specified as part of the User Interfaces section.) <text:s/>If you separate this from the UI stuff earlier, then cover business process type stuff that would impact the design. <text:s/>For instance, if the company brings all their systems down at midnight for data backup that might impact the design. <text:s/>These are all the work tasks that impact the design of an application, but which might not be located in software.</text:span></text:p>
      <text:p text:style-name="Standard"/>
      <text:list text:style-name="WWNum19" text:continue-numbering="true">
        <text:list-item>
          <text:list>
            <text:list-item>
              <text:list>
                <text:list-item>
                  <text:p text:style-name="P304"><text:bookmark-start text:name="_1ksv4uv"/><text:bookmark-end text:name="_1ksv4uv"/><text:span text:style-name="T305">2.1.8 Site Adaptation Requirements</text:span></text:p>
                </text:list-item>
              </text:list>
            </text:list-item>
          </text:list>
        </text:list-item>
      </text:list>
      <text:p text:style-name="Standard"/>
      <text:p text:style-name="Standard"><text:span text:style-name="T306">In this section:</text:span></text:p>
      <text:list text:style-name="WWNum20">
        <text:list-item text:start-value="1">
          <text:p text:style-name="P307"><text:span text:style-name="T308">Define the requirements for any data or initialization sequences that are specific to a given site, mission, or operational mode</text:span></text:p>
        </text:list-item>
        <text:list-item>
          <text:p text:style-name="P309"><text:span text:style-name="T310">Specify the site or mission-related features that should be modified to adapt the software to a particular installation</text:span></text:p>
        </text:list-item>
      </text:list>
      <text:p text:style-name="P311"/>
      <text:p text:style-name="P312"><text:span text:style-name="T313">If any modifications to the customer’s work area would be required by your system, then document that here. <text:s/>For instance, “A 100Kw backup generator and 10000 BTU air conditioning system must be installed at the user site prior to software installation”.</text:span></text:p>
      <text:p text:style-name="P314"><text:span text:style-name="T315">This could also be software-specific like, “New data tables created for this system must be installed on the company’s existing DB server and populated prior to system activation.” <text:s/>Any equipment the customer would need to buy or any software setup that needs to be done so that your system will install and operate correctly should be documented here.</text:span></text:p>
      <text:p text:style-name="P316"/>
      <text:list text:style-name="WWNum19" text:continue-numbering="true">
        <text:list-item>
          <text:list>
            <text:list-item>
              <text:p text:style-name="P317"><text:bookmark-start text:name="_44sinio"/><text:bookmark-end text:name="_44sinio"/>2.2 <text:s/>Product Functions</text:p>
            </text:list-item>
          </text:list>
        </text:list-item>
      </text:list>
      <text:p text:style-name="Standard"/>
      <text:p text:style-name="Standard"><text:span text:style-name="T318">Provide a summary of the major functions that the software will perform. Sometimes the function summary that is necessary for this part can be taken directly from the section of the higher-level specification (if one exists) that allocates particular functions to the software product.</text:span></text:p>
      <text:p text:style-name="P319"/>
      <text:p text:style-name="Standard"><text:span text:style-name="T320">For clarity:</text:span></text:p>
      <text:soft-page-break/>
      <text:list text:style-name="WWNum37">
        <text:list-item text:start-value="1">
          <text:p text:style-name="P321"><text:span text:style-name="T322">The functions should be organized in a way that makes the list of functions understandable to the customer or to anyone else reading the document for the first time.</text:span></text:p>
        </text:list-item>
        <text:list-item>
          <text:p text:style-name="P323"><text:span text:style-name="T324">Textual or graphic methods can be used to show the different functions and their relationships. <text:s/>Such a diagram is not intended to show a design of a product but simply shows the logical relationships among variables.</text:span></text:p>
        </text:list-item>
      </text:list>
      <text:p text:style-name="P325"/>
      <text:p text:style-name="Standard"><text:span text:style-name="T326">AH, Finally the real meat of section 2. <text:s/>This describes the functionality of the system in the language of the customer. <text:s/>What specifically does the system that will be designed have to do? <text:s/>Drawings are good, but remember this is a description of what the system needs to do, not how you are going to build it. (That comes in the design document).</text:span></text:p>
      <text:p text:style-name="P327"/>
      <text:list text:style-name="WWNum19" text:continue-numbering="true">
        <text:list-item>
          <text:list>
            <text:list-item>
              <text:p text:style-name="P328"><text:bookmark-start text:name="_2jxsxqh"/><text:bookmark-end text:name="_2jxsxqh"/>2.3 <text:s/>User Characteristics</text:p>
            </text:list-item>
          </text:list>
        </text:list-item>
      </text:list>
      <text:p text:style-name="P329"><text:span text:style-name="T330">Il software è rivolto ad un pubblico con una conoscenza base di una CLI di sistemi operativi basati su linux e Windows. La macchina su cui dovrà essere eseguito il software dovrà avere installato python 3.*.* versioni non comprese in questo range non assicurano il corretto funzionamento del software in quanto alcune entità native o librerie di python non sono supportate.</text:span></text:p>
      <text:p text:style-name="P331"/>
      <text:list text:style-name="WWNum19" text:continue-numbering="true">
        <text:list-item>
          <text:list>
            <text:list-item>
              <text:p text:style-name="P332"><text:bookmark-start text:name="_z337ya"/><text:bookmark-end text:name="_z337ya"/>2.4 <text:s/>Constraints <text:s/></text:p>
            </text:list-item>
          </text:list>
        </text:list-item>
      </text:list>
      <text:p text:style-name="P333"><text:span text:style-name="T334">N/A</text:span></text:p>
      <text:list text:style-name="WWNum19" text:continue-numbering="true">
        <text:list-item>
          <text:list>
            <text:list-item>
              <text:p text:style-name="P335">2.5 Assumptions and Dependencies</text:p>
            </text:list-item>
          </text:list>
        </text:list-item>
      </text:list>
      <text:p text:style-name="P336"><text:span text:style-name="T337">N/A</text:span></text:p>
      <text:list text:style-name="WWNum19" text:continue-numbering="true">
        <text:list-item>
          <text:list>
            <text:list-item>
              <text:p text:style-name="P338"><text:bookmark-start text:name="_1y810tw"/><text:bookmark-end text:name="_1y810tw"/>2.6 Apportioning of Requirements.</text:p>
            </text:list-item>
          </text:list>
        </text:list-item>
      </text:list>
      <text:p text:style-name="P339"><text:span text:style-name="T340">N/A</text:span></text:p>
      <text:p text:style-name="P341"/>
      <text:list text:style-name="WWNum19" text:continue-numbering="true">
        <text:list-item>
          <text:p text:style-name="P342"><text:bookmark-start text:name="_4i7ojhp"/><text:bookmark-end text:name="_4i7ojhp"/>3. <text:s/>Specific Requirements <text:s/></text:p>
        </text:list-item>
      </text:list>
      <text:p text:style-name="P343"/>
      <text:p text:style-name="P344"><text:span text:style-name="T345">This section contains all the software requirements at a level of detail sufficient to enable designers to design a system to satisfy those requirements, and testers to test that the system satisfies those requirements. <text:s/>Throughout this section, every stated requirement should be externally perceivable by users, operators, or other external systems. <text:s/>These requirements should include at a minimum a description of every input (stimulus) into the system, every output (response) from the system and all functions performed by the system in response to an input or in support of an output. The following principles apply:</text:span></text:p>
      <text:p text:style-name="P346"/>
      <text:list text:style-name="WWNum29">
        <text:list-item text:start-value="1">
          <text:p text:style-name="P347"><text:span text:style-name="T348">Specific requirements should be stated with all the characteristics of a good SRS</text:span></text:p>
        </text:list-item>
      </text:list>
      <text:list text:style-name="WWNum26">
        <text:list-item>
          <text:p text:style-name="P349"><text:span text:style-name="T350">correct</text:span></text:p>
        </text:list-item>
        <text:list-item>
          <text:p text:style-name="P351"><text:span text:style-name="T352">unambiguous</text:span></text:p>
        </text:list-item>
        <text:list-item>
          <text:p text:style-name="P353"><text:span text:style-name="T354">complete</text:span></text:p>
        </text:list-item>
        <text:list-item>
          <text:p text:style-name="P355"><text:span text:style-name="T356">consistent</text:span></text:p>
        </text:list-item>
        <text:list-item>
          <text:p text:style-name="P357"><text:span text:style-name="T358">ranked for importance and/or stability</text:span></text:p>
        </text:list-item>
        <text:list-item>
          <text:p text:style-name="P359"><text:span text:style-name="T360">verifiable</text:span></text:p>
        </text:list-item>
        <text:list-item>
          <text:p text:style-name="P361"><text:span text:style-name="T362">modifiable</text:span></text:p>
        </text:list-item>
        <text:list-item>
          <text:p text:style-name="P363"><text:span text:style-name="T364">traceable</text:span></text:p>
        </text:list-item>
      </text:list>
      <text:list text:style-name="WWNum29" text:continue-numbering="true">
        <text:list-item>
          <text:p text:style-name="P365"><text:span text:style-name="T366">Specific requirements should be cross-referenced to earlier documents that relate</text:span></text:p>
        </text:list-item>
        <text:list-item>
          <text:p text:style-name="P367"><text:span text:style-name="T368">All requirements should be uniquely identifiable (usually via numbering like 3.1.2.3)</text:span></text:p>
        </text:list-item>
        <text:list-item>
          <text:p text:style-name="P369"><text:span text:style-name="T370">Careful attention should be given to organizing the requirements to maximize readability (Several alternative organizations are given at end of document)</text:span></text:p>
        </text:list-item>
      </text:list>
      <text:p text:style-name="P371"/>
      <text:p text:style-name="P372"><text:span text:style-name="T373">Before examining specific ways of organizing the requirements it is helpful to understand the various items that comprise requirements as described in the following subclasses. <text:s/>This section reiterates section 2, but is for developers not the customer. <text:s/>The customer buys in with section 2, the designers use section 3 to design and build the actual application.</text:span></text:p>
      <text:p text:style-name="P374"/>
      <text:p text:style-name="P375"><text:span text:style-name="T376">Remember this is not design. <text:s/>Do not require specific software packages, etc unless the customer specifically requires them. <text:s/>Avoid over-constraining your design. <text:s/>Use proper terminology:</text:span></text:p>
      <text:p text:style-name="P377"><text:span text:style-name="T378">The system shall… <text:s/>A required, must have feature</text:span></text:p>
      <text:p text:style-name="P379"><text:span text:style-name="T380">The system should… A desired feature, but may be deferred til later</text:span></text:p>
      <text:p text:style-name="P381"><text:span text:style-name="T382">The system may… <text:s text:c="2"/>An optional, nice-to-have feature that may never make it to implementation.</text:span></text:p>
      <text:p text:style-name="P383"/>
      <text:p text:style-name="P384"><text:span text:style-name="T385">Each requirement should be uniquely identified for traceability. <text:s/>Usually, they are numbered 3.1, 3.1.1, 3.1.2.1 etc. <text:s/>Each requirement should also be testable. <text:s/>Avoid imprecise statements like, “The system shall be easy to use” <text:s/>Well no kidding, what does that mean? <text:s/>Avoid “motherhood and apple pie” type statements, “The system shall be developed using good software engineering practice”</text:span></text:p>
      <text:p text:style-name="P386"/>
      <text:p text:style-name="P387"><text:span text:style-name="T388">Avoid examples, <text:s/>This is a specification, a designer should be able to read this spec and build the system without bothering the customer again. <text:s/>Don’t say things like, “The system shall accept configuration information such as name and address.” <text:s/>The designer doesn’t know if that is the only two data elements or if there are 200. <text:s/>List every piece of information that is required so the designers can build the right UI and data tables.</text:span></text:p>
      <text:list text:style-name="WWNum19" text:continue-numbering="true">
        <text:list-item>
          <text:list>
            <text:list-item>
              <text:p text:style-name="P389"/>
            </text:list-item>
          </text:list>
        </text:list-item>
      </text:list>
      <text:list text:style-name="WWNum19" text:continue-numbering="true">
        <text:list-item>
          <text:list>
            <text:list-item>
              <text:p text:style-name="P390"><text:bookmark-start text:name="_2xcytpi"/><text:bookmark-end text:name="_2xcytpi"/>3.1 External Interfaces</text:p>
            </text:list-item>
          </text:list>
        </text:list-item>
      </text:list>
      <text:p text:style-name="P391"/>
      <text:p text:style-name="P392"><text:span text:style-name="T393">This contains a detailed description of all inputs into and outputs from the software system. <text:s/>It complements the interface descriptions in section 2 but does not repeat information there. Remember section 2 presents information oriented to the customer/user while section 3 is oriented to the developer.</text:span></text:p>
      <text:p text:style-name="P394"/>
      <text:p text:style-name="P395"><text:span text:style-name="T396">It contains both content and format as follows:</text:span></text:p>
      <text:p text:style-name="P397"/>
      <text:list text:style-name="WWNum26" text:continue-numbering="true">
        <text:list-item>
          <text:p text:style-name="P398"><text:span text:style-name="T399">Name of item</text:span></text:p>
        </text:list-item>
        <text:list-item>
          <text:p text:style-name="P400"><text:span text:style-name="T401">Description of purpose</text:span></text:p>
        </text:list-item>
        <text:list-item>
          <text:p text:style-name="P402"><text:span text:style-name="T403">Source of input or destination of output</text:span></text:p>
        </text:list-item>
        <text:list-item>
          <text:p text:style-name="P404"><text:span text:style-name="T405">Valid range, accuracy and/or tolerance</text:span></text:p>
        </text:list-item>
        <text:list-item>
          <text:p text:style-name="P406"><text:span text:style-name="T407">Units of measure</text:span></text:p>
        </text:list-item>
        <text:list-item>
          <text:p text:style-name="P408"><text:span text:style-name="T409">Timing</text:span></text:p>
        </text:list-item>
        <text:list-item>
          <text:p text:style-name="P410"><text:span text:style-name="T411">Relationships to other inputs/outputs</text:span></text:p>
        </text:list-item>
        <text:list-item>
          <text:p text:style-name="P412"><text:span text:style-name="T413">Screen formats/organization</text:span></text:p>
        </text:list-item>
        <text:list-item>
          <text:p text:style-name="P414"><text:span text:style-name="T415">Window formats/organization</text:span></text:p>
        </text:list-item>
        <text:list-item>
          <text:p text:style-name="P416"><text:span text:style-name="T417">Data formats</text:span></text:p>
        </text:list-item>
        <text:list-item>
          <text:p text:style-name="P418"><text:span text:style-name="T419">Command formats</text:span></text:p>
        </text:list-item>
        <text:list-item>
          <text:p text:style-name="P420"><text:span text:style-name="T421">End messages</text:span></text:p>
        </text:list-item>
      </text:list>
      <text:p text:style-name="P422"/>
      <text:list text:style-name="WWNum19" text:continue-numbering="true">
        <text:list-item>
          <text:list>
            <text:list-item>
              <text:p text:style-name="P423"><text:bookmark-start text:name="_1ci93xb"/><text:bookmark-end text:name="_1ci93xb"/>3.2 Functions</text:p>
            </text:list-item>
          </text:list>
        </text:list-item>
      </text:list>
      <text:p text:style-name="Standard"/>
      <text:p text:style-name="Standard"><text:span text:style-name="T424">Functional requirements define the fundamental actions that must take place in the software in accepting and processing the inputs and in processing and generating the outputs. <text:s/>These are generally listed as “shall” statements starting with "The system shall… <text:s/></text:span></text:p>
      <text:p text:style-name="P425"/>
      <text:p text:style-name="Standard"><text:span text:style-name="T426">These include:</text:span></text:p>
      <text:p text:style-name="P427"/>
      <text:list text:style-name="WWNum26" text:continue-numbering="true">
        <text:list-item>
          <text:p text:style-name="P428"><text:span text:style-name="T429">Validity checks on the inputs</text:span></text:p>
        </text:list-item>
        <text:list-item>
          <text:p text:style-name="P430"><text:span text:style-name="T431">Exact sequence of operations</text:span></text:p>
        </text:list-item>
        <text:list-item>
          <text:p text:style-name="P432"><text:span text:style-name="T433">Responses to abnormal situation, including</text:span></text:p>
        </text:list-item>
        <text:list-item>
          <text:p text:style-name="P434"><text:span text:style-name="T435">Overflow</text:span></text:p>
        </text:list-item>
        <text:list-item>
          <text:p text:style-name="P436"><text:span text:style-name="T437">Communication facilities</text:span></text:p>
        </text:list-item>
        <text:list-item>
          <text:p text:style-name="P438"><text:span text:style-name="T439">Error handling and recovery</text:span></text:p>
        </text:list-item>
        <text:list-item>
          <text:p text:style-name="P440"><text:span text:style-name="T441">Effect of parameters</text:span></text:p>
        </text:list-item>
        <text:list-item>
          <text:p text:style-name="P442"><text:span text:style-name="T443">Relationship of outputs to inputs, including</text:span></text:p>
        </text:list-item>
        <text:list-item>
          <text:p text:style-name="P444"><text:span text:style-name="T445">Input/Output sequences</text:span></text:p>
        </text:list-item>
        <text:list-item>
          <text:p text:style-name="P446"><text:span text:style-name="T447">Formulas for input to output conversion</text:span></text:p>
        </text:list-item>
      </text:list>
      <text:p text:style-name="P448"/>
      <text:p text:style-name="P449"/>
      <text:p text:style-name="Standard"><text:span text:style-name="T450">It may be appropriate to partition the functional requirements into sub-functions or sub-processes. <text:s/>This does not imply that the software design will also be partitioned that way.</text:span></text:p>
      <text:p text:style-name="P451"/>
      <text:list text:style-name="WWNum19" text:continue-numbering="true">
        <text:list-item>
          <text:list>
            <text:list-item>
              <text:p text:style-name="P452"><text:bookmark-start text:name="_3whwml4"/><text:bookmark-end text:name="_3whwml4"/>3.3 Performance Requirements</text:p>
            </text:list-item>
          </text:list>
        </text:list-item>
      </text:list>
      <text:p text:style-name="P453"/>
      <text:p text:style-name="P454"><text:span text:style-name="T455">This subsection specifies both the static and the dynamic numerical requirements placed on the software or on human interaction with the software, as a whole. <text:s/>Static numerical requirements may include:</text:span></text:p>
      <text:p text:style-name="P456"><text:span text:style-name="T457"><text:tab/>(a) <text:s/>The number of terminals to be supported</text:span></text:p>
      <text:p text:style-name="P458"><text:span text:style-name="T459"><text:tab/>(b) <text:s/>The number of simultaneous users to be supported</text:span></text:p>
      <text:p text:style-name="P460"><text:span text:style-name="T461"><text:tab/>(c) <text:s/>Amount and type of information to be handled</text:span></text:p>
      <text:p text:style-name="P462"><text:span text:style-name="T463">Static numerical requirements are sometimes identified under a separate section entitled capacity.</text:span></text:p>
      <text:p text:style-name="P464"/>
      <text:p text:style-name="P465"><text:span text:style-name="T466">Dynamic numerical requirements may include, for example, the numbers of transactions and tasks and the amount of data to be processed within certain time periods for both normal and peak workload conditions.</text:span></text:p>
      <text:p text:style-name="P467"/>
      <text:p text:style-name="P468"><text:span text:style-name="T469">All of these requirements should be stated in measurable terms.</text:span></text:p>
      <text:p text:style-name="P470"/>
      <text:p text:style-name="P471"><text:span text:style-name="T472">For example,</text:span></text:p>
      <text:p text:style-name="P473"/>
      <text:p text:style-name="P474"><text:span text:style-name="T475">95% of the transactions shall be processed in less than 1 second</text:span></text:p>
      <text:p text:style-name="P476"/>
      <text:p text:style-name="P477"><text:span text:style-name="T478"><text:s/>rather than,</text:span></text:p>
      <text:p text:style-name="P479"/>
      <text:p text:style-name="P480"><text:span text:style-name="T481">An operator shall not have to wait for the transaction to complete.</text:span></text:p>
      <text:p text:style-name="P482"/>
      <text:p text:style-name="P483"><text:span text:style-name="T484">(Note: <text:s/>Numerical limits applied to one specific function are normally specified as part of the processing subparagraph description of that function.)</text:span></text:p>
      <text:p text:style-name="P485"/>
      <text:p text:style-name="P486"/>
      <text:list text:style-name="WWNum19" text:continue-numbering="true">
        <text:list-item>
          <text:list>
            <text:list-item>
              <text:p text:style-name="P487"><text:bookmark-start text:name="_2bn6wsx"/><text:bookmark-end text:name="_2bn6wsx"/>3.4 Logical Database Requirements</text:p>
            </text:list-item>
          </text:list>
        </text:list-item>
      </text:list>
      <text:p text:style-name="Standard"/>
      <text:p text:style-name="Standard"><text:span text:style-name="T488">This section specifies the logical requirements for any information that is to be placed into a database. <text:s/>This may include:</text:span></text:p>
      <text:p text:style-name="P489"/>
      <text:list text:style-name="WWNum26" text:continue-numbering="true">
        <text:list-item>
          <text:p text:style-name="P490"><text:span text:style-name="T491">Types of information used by various functions</text:span></text:p>
        </text:list-item>
        <text:list-item>
          <text:p text:style-name="P492"><text:span text:style-name="T493">Frequency of use</text:span></text:p>
        </text:list-item>
        <text:list-item>
          <text:p text:style-name="P494"><text:span text:style-name="T495">Accessing capabilities</text:span></text:p>
        </text:list-item>
        <text:list-item>
          <text:p text:style-name="P496"><text:span text:style-name="T497">Data entities and their relationships</text:span></text:p>
        </text:list-item>
        <text:list-item>
          <text:p text:style-name="P498"><text:span text:style-name="T499">Integrity constraints</text:span></text:p>
        </text:list-item>
        <text:list-item>
          <text:p text:style-name="P500"><text:span text:style-name="T501">Data retention requirements</text:span></text:p>
        </text:list-item>
      </text:list>
      <text:p text:style-name="P502"/>
      <text:p text:style-name="Standard"><text:span text:style-name="T503">If the customer provided you with data models, those can be presented here. <text:s/>ER diagrams (or static class diagrams) can be useful here to show complex data relationships. <text:s/>Remember a diagram is worth a thousand words of confusing text.</text:span></text:p>
      <text:p text:style-name="P504"/>
      <text:list text:style-name="WWNum19" text:continue-numbering="true">
        <text:list-item>
          <text:list>
            <text:list-item>
              <text:p text:style-name="P505"><text:bookmark-start text:name="_qsh70q"/><text:bookmark-end text:name="_qsh70q"/>3.5 Design Constraints</text:p>
            </text:list-item>
          </text:list>
        </text:list-item>
      </text:list>
      <text:p text:style-name="P506"/>
      <text:p text:style-name="P507"><text:span text:style-name="T508">Specify design constraints that can be imposed by other standards, hardware limitations, etc.</text:span></text:p>
      <text:p text:style-name="P509"/>
      <text:list text:style-name="WWNum19" text:continue-numbering="true">
        <text:list-item>
          <text:list>
            <text:list-item>
              <text:list>
                <text:list-item>
                  <text:p text:style-name="P510"><text:bookmark-start text:name="_3as4poj"/><text:bookmark-end text:name="_3as4poj"/><text:span text:style-name="T511">3.5.1 <text:s/>Standards Compliance <text:s/></text:span></text:p>
                </text:list-item>
              </text:list>
            </text:list-item>
          </text:list>
        </text:list-item>
      </text:list>
      <text:p text:style-name="P512"/>
      <text:p text:style-name="P513"><text:span text:style-name="T514">Specify the requirements derived from existing standards or regulations. <text:s/>They might include:</text:span></text:p>
      <text:p text:style-name="P515"><text:span text:style-name="T516">(1) <text:s/>Report format</text:span></text:p>
      <text:p text:style-name="P517"><text:span text:style-name="T518">(2) <text:s/>Data naming</text:span></text:p>
      <text:p text:style-name="P519"><text:span text:style-name="T520">(3) <text:s/>Accounting procedures</text:span></text:p>
      <text:p text:style-name="P521"><text:span text:style-name="T522">(4) <text:s/>Audit Tracing</text:span></text:p>
      <text:p text:style-name="P523"/>
      <text:p text:style-name="P524"><text:span text:style-name="T525">For example, this could specify the requirement for software to trace processing activity. <text:s/>Such traces are needed for some applications to meet minimum regulatory or financial standards. <text:s/>An audit trace requirement may, for example, state that all changes to a payroll database must be recorded in a trace file with before and after values.</text:span></text:p>
      <text:p text:style-name="P526"/>
      <text:list text:style-name="WWNum19" text:continue-numbering="true">
        <text:list-item>
          <text:list>
            <text:list-item>
              <text:p text:style-name="P527"><text:bookmark-start text:name="_1pxezwc"/><text:bookmark-end text:name="_1pxezwc"/>3.6 Software System Attributes</text:p>
            </text:list-item>
          </text:list>
        </text:list-item>
      </text:list>
      <text:p text:style-name="Standard"/>
      <text:p text:style-name="P528"><text:span text:style-name="T529">There are a number of attributes of software that can serve as requirements. <text:s/>It is important that required attributes by specified so that their achievement can be objectively verified. <text:s/>The following items provide a partial list of examples. <text:s/>These are also known as non-functional requirements or quality attributes.</text:span></text:p>
      <text:p text:style-name="P530"/>
      <text:soft-page-break/>
      <text:p text:style-name="P531"><text:span text:style-name="T532">These are characteristics the system must possess, but that pervade (or cross-cut) the design. <text:s/>These requirements have to be testable just like the functional requirements. <text:s/>Its easy to start philosophizing here, but keep it specific.</text:span></text:p>
      <text:p text:style-name="P533"/>
      <text:list text:style-name="WWNum19" text:continue-numbering="true">
        <text:list-item>
          <text:list>
            <text:list-item>
              <text:list>
                <text:list-item>
                  <text:p text:style-name="P534"><text:bookmark-start text:name="_49x2ik5"/><text:bookmark-end text:name="_49x2ik5"/><text:span text:style-name="T535">3.6.1 Reliability</text:span></text:p>
                </text:list-item>
              </text:list>
            </text:list-item>
          </text:list>
        </text:list-item>
      </text:list>
      <text:p text:style-name="Standard"/>
      <text:p text:style-name="Standard"><text:span text:style-name="T536">Specify the factors required to establish the required reliability of the software system at time of delivery. <text:s/>If you have MTBF requirements, express them here. <text:s/>This doesn’t refer to just having a <text:s/>program that does not crash. <text:s/>This has a specific engineering meaning.</text:span></text:p>
      <text:p text:style-name="P537"/>
      <text:list text:style-name="WWNum19" text:continue-numbering="true">
        <text:list-item>
          <text:list>
            <text:list-item>
              <text:list>
                <text:list-item>
                  <text:p text:style-name="P538"><text:bookmark-start text:name="_2p2csry"/><text:bookmark-end text:name="_2p2csry"/><text:span text:style-name="T539">3.6.2 Availability</text:span></text:p>
                </text:list-item>
              </text:list>
            </text:list-item>
          </text:list>
        </text:list-item>
      </text:list>
      <text:p text:style-name="Standard"/>
      <text:p text:style-name="Standard"><text:span text:style-name="T540">Specify the factors required to guarantee a defined availability level for the entire system such as checkpoint, recovery, and restart. <text:s/>This is somewhat related to reliability. <text:s/>Some systems run only infrequently on-demand (like MS Word). <text:s/>Some systems have to run 24/7 (like an e-commerce web site). <text:s/>The required availability will greatly impact the design. <text:s/>What are the requirements for system recovery from a failure? <text:s/>“The system shall allow users to restart the application after failure with the loss of at most 12 characters of input”. <text:s text:c="2"/></text:span></text:p>
      <text:p text:style-name="P541"/>
      <text:list text:style-name="WWNum19" text:continue-numbering="true">
        <text:list-item>
          <text:list>
            <text:list-item>
              <text:list>
                <text:list-item>
                  <text:p text:style-name="P542"><text:bookmark-start text:name="_147n2zr"/><text:bookmark-end text:name="_147n2zr"/><text:span text:style-name="T543">3.6.3 Security</text:span></text:p>
                </text:list-item>
              </text:list>
            </text:list-item>
          </text:list>
        </text:list-item>
      </text:list>
      <text:p text:style-name="Standard"/>
      <text:p text:style-name="Standard"><text:span text:style-name="T544">Specify the factors that would protect the software from accidental or malicious access, use, modification, destruction, or disclosure. <text:s/>Specific requirements in this area could include the need to:</text:span></text:p>
      <text:list text:style-name="WWNum26" text:continue-numbering="true">
        <text:list-item>
          <text:p text:style-name="P545"><text:span text:style-name="T546">Utilize certain cryptographic techniques</text:span></text:p>
        </text:list-item>
        <text:list-item>
          <text:p text:style-name="P547"><text:span text:style-name="T548">Keep specific log or history data sets</text:span></text:p>
        </text:list-item>
        <text:list-item>
          <text:p text:style-name="P549"><text:span text:style-name="T550">Assign certain functions to different modules</text:span></text:p>
        </text:list-item>
        <text:list-item>
          <text:p text:style-name="P551"><text:span text:style-name="T552">Restrict communications between some areas of the program</text:span></text:p>
        </text:list-item>
        <text:list-item>
          <text:p text:style-name="P553"><text:span text:style-name="T554">Check data integrity for critical variables</text:span></text:p>
        </text:list-item>
      </text:list>
      <text:list text:style-name="WWNum19" text:continue-numbering="true">
        <text:list-item>
          <text:list>
            <text:list-item>
              <text:list>
                <text:list-item>
                  <text:p text:style-name="P555"/>
                </text:list-item>
              </text:list>
            </text:list-item>
          </text:list>
        </text:list-item>
      </text:list>
      <text:list text:style-name="WWNum19" text:continue-numbering="true">
        <text:list-item>
          <text:list>
            <text:list-item>
              <text:list>
                <text:list-item>
                  <text:p text:style-name="P556"><text:bookmark-start text:name="_3o7alnk"/><text:bookmark-end text:name="_3o7alnk"/><text:span text:style-name="T557">3.6.4 Maintainability</text:span></text:p>
                </text:list-item>
              </text:list>
            </text:list-item>
          </text:list>
        </text:list-item>
      </text:list>
      <text:p text:style-name="Standard"/>
      <text:p text:style-name="Standard"><text:span text:style-name="T558">Specify attributes of software that relate to the ease of maintenance of the software itself. <text:s/>There may be some requirement for certain modularity, interfaces, complexity, etc. <text:s/>Requirements should not be placed here just because they are thought to be good design practices. <text:s/>If someone else will maintain the system</text:span></text:p>
      <text:p text:style-name="P559"/>
      <text:list text:style-name="WWNum19" text:continue-numbering="true">
        <text:list-item>
          <text:list>
            <text:list-item>
              <text:list>
                <text:list-item>
                  <text:p text:style-name="P560"><text:bookmark-start text:name="_23ckvvd"/><text:bookmark-end text:name="_23ckvvd"/><text:span text:style-name="T561">3.6.5 Portability</text:span></text:p>
                </text:list-item>
              </text:list>
            </text:list-item>
          </text:list>
        </text:list-item>
      </text:list>
      <text:p text:style-name="P562"/>
      <text:p text:style-name="P563"><text:span text:style-name="T564">Specify attributes of software that relate to the ease of porting the software to other host machines and/or operating systems. <text:s/>This may include:</text:span></text:p>
      <text:list text:style-name="WWNum26" text:continue-numbering="true">
        <text:list-item>
          <text:p text:style-name="P565"><text:span text:style-name="T566">Percentage of components with host-dependent code</text:span></text:p>
        </text:list-item>
        <text:list-item>
          <text:p text:style-name="P567"><text:span text:style-name="T568">Percentage of code that is host dependent</text:span></text:p>
        </text:list-item>
        <text:list-item>
          <text:p text:style-name="P569"><text:span text:style-name="T570">Use of a proven portable language</text:span></text:p>
        </text:list-item>
        <text:list-item>
          <text:p text:style-name="P571"><text:span text:style-name="T572">Use of a particular compiler or language subset</text:span></text:p>
        </text:list-item>
        <text:list-item>
          <text:p text:style-name="P573"><text:span text:style-name="T574">Use of a particular operating system</text:span></text:p>
        </text:list-item>
      </text:list>
      <text:p text:style-name="P575"/>
      <text:soft-page-break/>
      <text:p text:style-name="P576"><text:span text:style-name="T577">Once the relevant characteristics are selected, a subsection should be written for each, explaining the rationale for including this characteristic and how it will be tested and measured. <text:s/>A chart like this might be used to identify the key characteristics (rating them High or Medium), then identifying which are preferred when trading off design or implementation decisions (with the ID of the preferred one indicated in the chart to the right). <text:s/>The chart below is optional (it can be confusing) and is for demonstrating tradeoff analysis between different non-functional requirements. <text:s/>H/M/L <text:s/>is the relative priority of that non-functional requirement.</text:span></text:p>
      <text:p text:style-name="P578"/>
      <table:table table:style-name="Table579">
        <table:table-columns>
          <table:table-column table:style-name="TableColumn580"/>
          <table:table-column table:style-name="TableColumn581"/>
          <table:table-column table:style-name="TableColumn582"/>
          <table:table-column table:style-name="TableColumn583"/>
          <table:table-column table:style-name="TableColumn584"/>
          <table:table-column table:style-name="TableColumn585"/>
          <table:table-column table:style-name="TableColumn586"/>
          <table:table-column table:style-name="TableColumn587"/>
          <table:table-column table:style-name="TableColumn588"/>
          <table:table-column table:style-name="TableColumn589"/>
          <table:table-column table:style-name="TableColumn590"/>
          <table:table-column table:style-name="TableColumn591"/>
          <table:table-column table:style-name="TableColumn592"/>
          <table:table-column table:style-name="TableColumn593"/>
          <table:table-column table:style-name="TableColumn594"/>
        </table:table-columns>
        <table:table-row table:style-name="TableRow595">
          <table:table-cell table:style-name="TableCell596">
            <text:p text:style-name="P597"><text:span text:style-name="T598">ID</text:span></text:p>
          </table:table-cell>
          <table:table-cell table:style-name="TableCell599">
            <text:p text:style-name="P600"><text:span text:style-name="T601"><text:s text:c="3"/>Characteristic</text:span></text:p>
          </table:table-cell>
          <table:table-cell table:style-name="TableCell602">
            <text:p text:style-name="P603"><text:span text:style-name="T604">H/M/L</text:span></text:p>
          </table:table-cell>
          <table:table-cell table:style-name="TableCell605">
            <text:p text:style-name="P606"><text:span text:style-name="T607">1</text:span></text:p>
          </table:table-cell>
          <table:table-cell table:style-name="TableCell608">
            <text:p text:style-name="P609"><text:span text:style-name="T610">2</text:span></text:p>
          </table:table-cell>
          <table:table-cell table:style-name="TableCell611">
            <text:p text:style-name="P612"><text:span text:style-name="T613">3</text:span></text:p>
          </table:table-cell>
          <table:table-cell table:style-name="TableCell614">
            <text:p text:style-name="P615"><text:span text:style-name="T616">4</text:span></text:p>
          </table:table-cell>
          <table:table-cell table:style-name="TableCell617">
            <text:p text:style-name="P618"><text:span text:style-name="T619">5</text:span></text:p>
          </table:table-cell>
          <table:table-cell table:style-name="TableCell620">
            <text:p text:style-name="P621"><text:span text:style-name="T622">6</text:span></text:p>
          </table:table-cell>
          <table:table-cell table:style-name="TableCell623">
            <text:p text:style-name="P624"><text:span text:style-name="T625">7</text:span></text:p>
          </table:table-cell>
          <table:table-cell table:style-name="TableCell626">
            <text:p text:style-name="P627"><text:span text:style-name="T628">8</text:span></text:p>
          </table:table-cell>
          <table:table-cell table:style-name="TableCell629">
            <text:p text:style-name="P630"><text:span text:style-name="T631">9</text:span></text:p>
          </table:table-cell>
          <table:table-cell table:style-name="TableCell632">
            <text:p text:style-name="P633"><text:span text:style-name="T634">10</text:span></text:p>
          </table:table-cell>
          <table:table-cell table:style-name="TableCell635">
            <text:p text:style-name="P636"><text:span text:style-name="T637">11</text:span></text:p>
          </table:table-cell>
          <table:table-cell table:style-name="TableCell638">
            <text:p text:style-name="P639"><text:span text:style-name="T640">12</text:span></text:p>
          </table:table-cell>
        </table:table-row>
        <table:table-row table:style-name="TableRow641">
          <table:table-cell table:style-name="TableCell642">
            <text:p text:style-name="P643">1</text:p>
          </table:table-cell>
          <table:table-cell table:style-name="TableCell644">
            <text:p text:style-name="P645">Correctness</text:p>
          </table:table-cell>
          <table:table-cell table:style-name="TableCell646">
            <text:p text:style-name="P647"/>
          </table:table-cell>
          <table:table-cell table:style-name="TableCell648">
            <text:p text:style-name="P649"/>
          </table:table-cell>
          <table:table-cell table:style-name="TableCell650">
            <text:p text:style-name="P651"/>
          </table:table-cell>
          <table:table-cell table:style-name="TableCell652">
            <text:p text:style-name="P653"/>
          </table:table-cell>
          <table:table-cell table:style-name="TableCell654">
            <text:p text:style-name="P655"/>
          </table:table-cell>
          <table:table-cell table:style-name="TableCell656">
            <text:p text:style-name="P657"/>
          </table:table-cell>
          <table:table-cell table:style-name="TableCell658">
            <text:p text:style-name="P659"/>
          </table:table-cell>
          <table:table-cell table:style-name="TableCell660">
            <text:p text:style-name="P661"/>
          </table:table-cell>
          <table:table-cell table:style-name="TableCell662">
            <text:p text:style-name="P663"/>
          </table:table-cell>
          <table:table-cell table:style-name="TableCell664">
            <text:p text:style-name="P665"/>
          </table:table-cell>
          <table:table-cell table:style-name="TableCell666">
            <text:p text:style-name="P667"/>
          </table:table-cell>
          <table:table-cell table:style-name="TableCell668">
            <text:p text:style-name="P669"/>
          </table:table-cell>
          <table:table-cell table:style-name="TableCell670">
            <text:p text:style-name="P671"/>
          </table:table-cell>
        </table:table-row>
        <table:table-row table:style-name="TableRow672">
          <table:table-cell table:style-name="TableCell673">
            <text:p text:style-name="P674">2</text:p>
          </table:table-cell>
          <table:table-cell table:style-name="TableCell675">
            <text:p text:style-name="P676">Efficiency</text:p>
          </table:table-cell>
          <table:table-cell table:style-name="TableCell677">
            <text:p text:style-name="P678"/>
          </table:table-cell>
          <table:table-cell table:style-name="TableCell679">
            <text:p text:style-name="P680"/>
          </table:table-cell>
          <table:table-cell table:style-name="TableCell681">
            <text:p text:style-name="P682"/>
          </table:table-cell>
          <table:table-cell table:style-name="TableCell683">
            <text:p text:style-name="P684"/>
          </table:table-cell>
          <table:table-cell table:style-name="TableCell685">
            <text:p text:style-name="P686"/>
          </table:table-cell>
          <table:table-cell table:style-name="TableCell687">
            <text:p text:style-name="P688"/>
          </table:table-cell>
          <table:table-cell table:style-name="TableCell689">
            <text:p text:style-name="P690"/>
          </table:table-cell>
          <table:table-cell table:style-name="TableCell691">
            <text:p text:style-name="P692"/>
          </table:table-cell>
          <table:table-cell table:style-name="TableCell693">
            <text:p text:style-name="P694"/>
          </table:table-cell>
          <table:table-cell table:style-name="TableCell695">
            <text:p text:style-name="P696"/>
          </table:table-cell>
          <table:table-cell table:style-name="TableCell697">
            <text:p text:style-name="P698"/>
          </table:table-cell>
          <table:table-cell table:style-name="TableCell699">
            <text:p text:style-name="P700"/>
          </table:table-cell>
          <table:table-cell table:style-name="TableCell701">
            <text:p text:style-name="P702"/>
          </table:table-cell>
        </table:table-row>
        <table:table-row table:style-name="TableRow703">
          <table:table-cell table:style-name="TableCell704">
            <text:p text:style-name="P705">3</text:p>
          </table:table-cell>
          <table:table-cell table:style-name="TableCell706">
            <text:p text:style-name="P707">Flexibility</text:p>
          </table:table-cell>
          <table:table-cell table:style-name="TableCell708">
            <text:p text:style-name="P709"/>
          </table:table-cell>
          <table:table-cell table:style-name="TableCell710">
            <text:p text:style-name="P711"/>
          </table:table-cell>
          <table:table-cell table:style-name="TableCell712">
            <text:p text:style-name="P713"/>
          </table:table-cell>
          <table:table-cell table:style-name="TableCell714">
            <text:p text:style-name="P715"/>
          </table:table-cell>
          <table:table-cell table:style-name="TableCell716">
            <text:p text:style-name="P717"/>
          </table:table-cell>
          <table:table-cell table:style-name="TableCell718">
            <text:p text:style-name="P719"/>
          </table:table-cell>
          <table:table-cell table:style-name="TableCell720">
            <text:p text:style-name="P721"/>
          </table:table-cell>
          <table:table-cell table:style-name="TableCell722">
            <text:p text:style-name="P723"/>
          </table:table-cell>
          <table:table-cell table:style-name="TableCell724">
            <text:p text:style-name="P725"/>
          </table:table-cell>
          <table:table-cell table:style-name="TableCell726">
            <text:p text:style-name="P727"/>
          </table:table-cell>
          <table:table-cell table:style-name="TableCell728">
            <text:p text:style-name="P729"/>
          </table:table-cell>
          <table:table-cell table:style-name="TableCell730">
            <text:p text:style-name="P731"/>
          </table:table-cell>
          <table:table-cell table:style-name="TableCell732">
            <text:p text:style-name="P733"/>
          </table:table-cell>
        </table:table-row>
        <table:table-row table:style-name="TableRow734">
          <table:table-cell table:style-name="TableCell735">
            <text:p text:style-name="P736">4</text:p>
          </table:table-cell>
          <table:table-cell table:style-name="TableCell737">
            <text:p text:style-name="P738">Integrity/Security</text:p>
          </table:table-cell>
          <table:table-cell table:style-name="TableCell739">
            <text:p text:style-name="P740"/>
          </table:table-cell>
          <table:table-cell table:style-name="TableCell741">
            <text:p text:style-name="P742"/>
          </table:table-cell>
          <table:table-cell table:style-name="TableCell743">
            <text:p text:style-name="P744"/>
          </table:table-cell>
          <table:table-cell table:style-name="TableCell745">
            <text:p text:style-name="P746"/>
          </table:table-cell>
          <table:table-cell table:style-name="TableCell747">
            <text:p text:style-name="P748"/>
          </table:table-cell>
          <table:table-cell table:style-name="TableCell749">
            <text:p text:style-name="P750"/>
          </table:table-cell>
          <table:table-cell table:style-name="TableCell751">
            <text:p text:style-name="P752"/>
          </table:table-cell>
          <table:table-cell table:style-name="TableCell753">
            <text:p text:style-name="P754"/>
          </table:table-cell>
          <table:table-cell table:style-name="TableCell755">
            <text:p text:style-name="P756"/>
          </table:table-cell>
          <table:table-cell table:style-name="TableCell757">
            <text:p text:style-name="P758"/>
          </table:table-cell>
          <table:table-cell table:style-name="TableCell759">
            <text:p text:style-name="P760"/>
          </table:table-cell>
          <table:table-cell table:style-name="TableCell761">
            <text:p text:style-name="P762"/>
          </table:table-cell>
          <table:table-cell table:style-name="TableCell763">
            <text:p text:style-name="P764"/>
          </table:table-cell>
        </table:table-row>
        <table:table-row table:style-name="TableRow765">
          <table:table-cell table:style-name="TableCell766">
            <text:p text:style-name="P767">5</text:p>
          </table:table-cell>
          <table:table-cell table:style-name="TableCell768">
            <text:p text:style-name="P769">Interoperability</text:p>
          </table:table-cell>
          <table:table-cell table:style-name="TableCell770">
            <text:p text:style-name="P771"/>
          </table:table-cell>
          <table:table-cell table:style-name="TableCell772">
            <text:p text:style-name="P773"/>
          </table:table-cell>
          <table:table-cell table:style-name="TableCell774">
            <text:p text:style-name="P775"/>
          </table:table-cell>
          <table:table-cell table:style-name="TableCell776">
            <text:p text:style-name="P777"/>
          </table:table-cell>
          <table:table-cell table:style-name="TableCell778">
            <text:p text:style-name="P779"/>
          </table:table-cell>
          <table:table-cell table:style-name="TableCell780">
            <text:p text:style-name="P781"/>
          </table:table-cell>
          <table:table-cell table:style-name="TableCell782">
            <text:p text:style-name="P783"/>
          </table:table-cell>
          <table:table-cell table:style-name="TableCell784">
            <text:p text:style-name="P785"/>
          </table:table-cell>
          <table:table-cell table:style-name="TableCell786">
            <text:p text:style-name="P787"/>
          </table:table-cell>
          <table:table-cell table:style-name="TableCell788">
            <text:p text:style-name="P789"/>
          </table:table-cell>
          <table:table-cell table:style-name="TableCell790">
            <text:p text:style-name="P791"/>
          </table:table-cell>
          <table:table-cell table:style-name="TableCell792">
            <text:p text:style-name="P793"/>
          </table:table-cell>
          <table:table-cell table:style-name="TableCell794">
            <text:p text:style-name="P795"/>
          </table:table-cell>
        </table:table-row>
        <table:table-row table:style-name="TableRow796">
          <table:table-cell table:style-name="TableCell797">
            <text:p text:style-name="P798">6</text:p>
          </table:table-cell>
          <table:table-cell table:style-name="TableCell799">
            <text:p text:style-name="P800">Maintainability</text:p>
          </table:table-cell>
          <table:table-cell table:style-name="TableCell801">
            <text:p text:style-name="P802"/>
          </table:table-cell>
          <table:table-cell table:style-name="TableCell803">
            <text:p text:style-name="P804"/>
          </table:table-cell>
          <table:table-cell table:style-name="TableCell805">
            <text:p text:style-name="P806"/>
          </table:table-cell>
          <table:table-cell table:style-name="TableCell807">
            <text:p text:style-name="P808"/>
          </table:table-cell>
          <table:table-cell table:style-name="TableCell809">
            <text:p text:style-name="P810"/>
          </table:table-cell>
          <table:table-cell table:style-name="TableCell811">
            <text:p text:style-name="P812"/>
          </table:table-cell>
          <table:table-cell table:style-name="TableCell813">
            <text:p text:style-name="P814"/>
          </table:table-cell>
          <table:table-cell table:style-name="TableCell815">
            <text:p text:style-name="P816"/>
          </table:table-cell>
          <table:table-cell table:style-name="TableCell817">
            <text:p text:style-name="P818"/>
          </table:table-cell>
          <table:table-cell table:style-name="TableCell819">
            <text:p text:style-name="P820"/>
          </table:table-cell>
          <table:table-cell table:style-name="TableCell821">
            <text:p text:style-name="P822"/>
          </table:table-cell>
          <table:table-cell table:style-name="TableCell823">
            <text:p text:style-name="P824"/>
          </table:table-cell>
          <table:table-cell table:style-name="TableCell825">
            <text:p text:style-name="P826"/>
          </table:table-cell>
        </table:table-row>
        <table:table-row table:style-name="TableRow827">
          <table:table-cell table:style-name="TableCell828">
            <text:p text:style-name="P829">7</text:p>
          </table:table-cell>
          <table:table-cell table:style-name="TableCell830">
            <text:p text:style-name="P831">Portability</text:p>
          </table:table-cell>
          <table:table-cell table:style-name="TableCell832">
            <text:p text:style-name="P833"/>
          </table:table-cell>
          <table:table-cell table:style-name="TableCell834">
            <text:p text:style-name="P835"/>
          </table:table-cell>
          <table:table-cell table:style-name="TableCell836">
            <text:p text:style-name="P837"/>
          </table:table-cell>
          <table:table-cell table:style-name="TableCell838">
            <text:p text:style-name="P839"/>
          </table:table-cell>
          <table:table-cell table:style-name="TableCell840">
            <text:p text:style-name="P841"/>
          </table:table-cell>
          <table:table-cell table:style-name="TableCell842">
            <text:p text:style-name="P843"/>
          </table:table-cell>
          <table:table-cell table:style-name="TableCell844">
            <text:p text:style-name="P845"/>
          </table:table-cell>
          <table:table-cell table:style-name="TableCell846">
            <text:p text:style-name="P847"/>
          </table:table-cell>
          <table:table-cell table:style-name="TableCell848">
            <text:p text:style-name="P849"/>
          </table:table-cell>
          <table:table-cell table:style-name="TableCell850">
            <text:p text:style-name="P851"/>
          </table:table-cell>
          <table:table-cell table:style-name="TableCell852">
            <text:p text:style-name="P853"/>
          </table:table-cell>
          <table:table-cell table:style-name="TableCell854">
            <text:p text:style-name="P855"/>
          </table:table-cell>
          <table:table-cell table:style-name="TableCell856">
            <text:p text:style-name="P857"/>
          </table:table-cell>
        </table:table-row>
        <table:table-row table:style-name="TableRow858">
          <table:table-cell table:style-name="TableCell859">
            <text:p text:style-name="P860">8</text:p>
          </table:table-cell>
          <table:table-cell table:style-name="TableCell861">
            <text:p text:style-name="P862">Reliability</text:p>
          </table:table-cell>
          <table:table-cell table:style-name="TableCell863">
            <text:p text:style-name="P864"/>
          </table:table-cell>
          <table:table-cell table:style-name="TableCell865">
            <text:p text:style-name="P866"/>
          </table:table-cell>
          <table:table-cell table:style-name="TableCell867">
            <text:p text:style-name="P868"/>
          </table:table-cell>
          <table:table-cell table:style-name="TableCell869">
            <text:p text:style-name="P870"/>
          </table:table-cell>
          <table:table-cell table:style-name="TableCell871">
            <text:p text:style-name="P872"/>
          </table:table-cell>
          <table:table-cell table:style-name="TableCell873">
            <text:p text:style-name="P874"/>
          </table:table-cell>
          <table:table-cell table:style-name="TableCell875">
            <text:p text:style-name="P876"/>
          </table:table-cell>
          <table:table-cell table:style-name="TableCell877">
            <text:p text:style-name="P878"/>
          </table:table-cell>
          <table:table-cell table:style-name="TableCell879">
            <text:p text:style-name="P880"/>
          </table:table-cell>
          <table:table-cell table:style-name="TableCell881">
            <text:p text:style-name="P882"/>
          </table:table-cell>
          <table:table-cell table:style-name="TableCell883">
            <text:p text:style-name="P884"/>
          </table:table-cell>
          <table:table-cell table:style-name="TableCell885">
            <text:p text:style-name="P886"/>
          </table:table-cell>
          <table:table-cell table:style-name="TableCell887">
            <text:p text:style-name="P888"/>
          </table:table-cell>
        </table:table-row>
        <table:table-row table:style-name="TableRow889">
          <table:table-cell table:style-name="TableCell890">
            <text:p text:style-name="P891">9</text:p>
          </table:table-cell>
          <table:table-cell table:style-name="TableCell892">
            <text:p text:style-name="P893">Reusability</text:p>
          </table:table-cell>
          <table:table-cell table:style-name="TableCell894">
            <text:p text:style-name="P895"/>
          </table:table-cell>
          <table:table-cell table:style-name="TableCell896">
            <text:p text:style-name="P897"/>
          </table:table-cell>
          <table:table-cell table:style-name="TableCell898">
            <text:p text:style-name="P899"/>
          </table:table-cell>
          <table:table-cell table:style-name="TableCell900">
            <text:p text:style-name="P901"/>
          </table:table-cell>
          <table:table-cell table:style-name="TableCell902">
            <text:p text:style-name="P903"/>
          </table:table-cell>
          <table:table-cell table:style-name="TableCell904">
            <text:p text:style-name="P905"/>
          </table:table-cell>
          <table:table-cell table:style-name="TableCell906">
            <text:p text:style-name="P907"/>
          </table:table-cell>
          <table:table-cell table:style-name="TableCell908">
            <text:p text:style-name="P909"/>
          </table:table-cell>
          <table:table-cell table:style-name="TableCell910">
            <text:p text:style-name="P911"/>
          </table:table-cell>
          <table:table-cell table:style-name="TableCell912">
            <text:p text:style-name="P913"/>
          </table:table-cell>
          <table:table-cell table:style-name="TableCell914">
            <text:p text:style-name="P915"/>
          </table:table-cell>
          <table:table-cell table:style-name="TableCell916">
            <text:p text:style-name="P917"/>
          </table:table-cell>
          <table:table-cell table:style-name="TableCell918">
            <text:p text:style-name="P919"/>
          </table:table-cell>
        </table:table-row>
        <table:table-row table:style-name="TableRow920">
          <table:table-cell table:style-name="TableCell921">
            <text:p text:style-name="P922">10</text:p>
          </table:table-cell>
          <table:table-cell table:style-name="TableCell923">
            <text:p text:style-name="P924">Testability</text:p>
          </table:table-cell>
          <table:table-cell table:style-name="TableCell925">
            <text:p text:style-name="P926"/>
          </table:table-cell>
          <table:table-cell table:style-name="TableCell927">
            <text:p text:style-name="P928"/>
          </table:table-cell>
          <table:table-cell table:style-name="TableCell929">
            <text:p text:style-name="P930"/>
          </table:table-cell>
          <table:table-cell table:style-name="TableCell931">
            <text:p text:style-name="P932"/>
          </table:table-cell>
          <table:table-cell table:style-name="TableCell933">
            <text:p text:style-name="P934"/>
          </table:table-cell>
          <table:table-cell table:style-name="TableCell935">
            <text:p text:style-name="P936"/>
          </table:table-cell>
          <table:table-cell table:style-name="TableCell937">
            <text:p text:style-name="P938"/>
          </table:table-cell>
          <table:table-cell table:style-name="TableCell939">
            <text:p text:style-name="P940"/>
          </table:table-cell>
          <table:table-cell table:style-name="TableCell941">
            <text:p text:style-name="P942"/>
          </table:table-cell>
          <table:table-cell table:style-name="TableCell943">
            <text:p text:style-name="P944"/>
          </table:table-cell>
          <table:table-cell table:style-name="TableCell945">
            <text:p text:style-name="P946"/>
          </table:table-cell>
          <table:table-cell table:style-name="TableCell947">
            <text:p text:style-name="P948"/>
          </table:table-cell>
          <table:table-cell table:style-name="TableCell949">
            <text:p text:style-name="P950"/>
          </table:table-cell>
        </table:table-row>
        <table:table-row table:style-name="TableRow951">
          <table:table-cell table:style-name="TableCell952">
            <text:p text:style-name="P953">11</text:p>
          </table:table-cell>
          <table:table-cell table:style-name="TableCell954">
            <text:p text:style-name="P955">Usability</text:p>
          </table:table-cell>
          <table:table-cell table:style-name="TableCell956">
            <text:p text:style-name="P957"/>
          </table:table-cell>
          <table:table-cell table:style-name="TableCell958">
            <text:p text:style-name="P959"/>
          </table:table-cell>
          <table:table-cell table:style-name="TableCell960">
            <text:p text:style-name="P961"/>
          </table:table-cell>
          <table:table-cell table:style-name="TableCell962">
            <text:p text:style-name="P963"/>
          </table:table-cell>
          <table:table-cell table:style-name="TableCell964">
            <text:p text:style-name="P965"/>
          </table:table-cell>
          <table:table-cell table:style-name="TableCell966">
            <text:p text:style-name="P967"/>
          </table:table-cell>
          <table:table-cell table:style-name="TableCell968">
            <text:p text:style-name="P969"/>
          </table:table-cell>
          <table:table-cell table:style-name="TableCell970">
            <text:p text:style-name="P971"/>
          </table:table-cell>
          <table:table-cell table:style-name="TableCell972">
            <text:p text:style-name="P973"/>
          </table:table-cell>
          <table:table-cell table:style-name="TableCell974">
            <text:p text:style-name="P975"/>
          </table:table-cell>
          <table:table-cell table:style-name="TableCell976">
            <text:p text:style-name="P977"/>
          </table:table-cell>
          <table:table-cell table:style-name="TableCell978">
            <text:p text:style-name="P979"/>
          </table:table-cell>
          <table:table-cell table:style-name="TableCell980">
            <text:p text:style-name="P981"/>
          </table:table-cell>
        </table:table-row>
        <table:table-row table:style-name="TableRow982">
          <table:table-cell table:style-name="TableCell983">
            <text:p text:style-name="P984">12</text:p>
          </table:table-cell>
          <table:table-cell table:style-name="TableCell985">
            <text:p text:style-name="P986">Availability</text:p>
          </table:table-cell>
          <table:table-cell table:style-name="TableCell987">
            <text:p text:style-name="P988"/>
          </table:table-cell>
          <table:table-cell table:style-name="TableCell989">
            <text:p text:style-name="P990"/>
          </table:table-cell>
          <table:table-cell table:style-name="TableCell991">
            <text:p text:style-name="P992"/>
          </table:table-cell>
          <table:table-cell table:style-name="TableCell993">
            <text:p text:style-name="P994"/>
          </table:table-cell>
          <table:table-cell table:style-name="TableCell995">
            <text:p text:style-name="P996"/>
          </table:table-cell>
          <table:table-cell table:style-name="TableCell997">
            <text:p text:style-name="P998"/>
          </table:table-cell>
          <table:table-cell table:style-name="TableCell999">
            <text:p text:style-name="P1000"/>
          </table:table-cell>
          <table:table-cell table:style-name="TableCell1001">
            <text:p text:style-name="P1002"/>
          </table:table-cell>
          <table:table-cell table:style-name="TableCell1003">
            <text:p text:style-name="P1004"/>
          </table:table-cell>
          <table:table-cell table:style-name="TableCell1005">
            <text:p text:style-name="P1006"/>
          </table:table-cell>
          <table:table-cell table:style-name="TableCell1007">
            <text:p text:style-name="P1008"/>
          </table:table-cell>
          <table:table-cell table:style-name="TableCell1009">
            <text:p text:style-name="P1010"/>
          </table:table-cell>
          <table:table-cell table:style-name="TableCell1011">
            <text:p text:style-name="P1012"/>
          </table:table-cell>
        </table:table-row>
      </table:table>
      <text:p text:style-name="P1013"/>
      <text:p text:style-name="P1014"/>
      <text:p text:style-name="P1015"/>
      <text:p text:style-name="Standard"><text:span text:style-name="T1016">Definitions of the quality characteristics not defined in the paragraphs above follow.</text:span></text:p>
      <text:p text:style-name="P1017"/>
      <text:p text:style-name="P1018"><text:span text:style-name="T1019">•</text:span><text:span text:style-name="T1020"><text:tab/>Correctness - extent to which program satisfies specifications, fulfills user’s mission objectives</text:span></text:p>
      <text:p text:style-name="P1021"><text:span text:style-name="T1022">•</text:span><text:span text:style-name="T1023"><text:tab/>Efficiency - amount of computing resources and code required to perform function</text:span></text:p>
      <text:p text:style-name="P1024"><text:span text:style-name="T1025">•</text:span><text:span text:style-name="T1026"><text:tab/>Flexibility - effort needed to modify operational program</text:span></text:p>
      <text:p text:style-name="P1027"><text:span text:style-name="T1028">•</text:span><text:span text:style-name="T1029"><text:tab/>Interoperability - effort needed to couple one system with another</text:span></text:p>
      <text:p text:style-name="P1030"><text:span text:style-name="T1031">•</text:span><text:span text:style-name="T1032"><text:tab/>Reliability - extent to which program performs with required precision</text:span></text:p>
      <text:p text:style-name="P1033"><text:span text:style-name="T1034">•</text:span><text:span text:style-name="T1035"><text:tab/>Reusability - extent to which it can be reused in another application</text:span></text:p>
      <text:p text:style-name="P1036"><text:span text:style-name="T1037">•</text:span><text:span text:style-name="T1038"><text:tab/>Testability - effort needed to test to ensure performs as intended</text:span></text:p>
      <text:p text:style-name="P1039"><text:span text:style-name="T1040">•</text:span><text:span text:style-name="T1041"><text:tab/>Usability - effort required to learn, operate, prepare input, and interpret output</text:span></text:p>
      <text:p text:style-name="P1042"/>
      <text:p text:style-name="P1043"><text:span text:style-name="T1044">THE FOLLOWING (3.7) is not really a section, it is talking about how to organize requirements you write in section 3.2. <text:s text:c="2"/>At the end of this template there are a bunch of alternative organizations for section 3.2. Choose the ONE best for the system you are writing the requirements for.</text:span></text:p>
      <text:list text:style-name="WWNum19" text:continue-numbering="true">
        <text:list-item>
          <text:list>
            <text:list-item>
              <text:p text:style-name="P1045"><text:bookmark-start text:name="_ihv636"/><text:bookmark-end text:name="_ihv636"/>3.7 Organizing the Specific Requirements</text:p>
            </text:list-item>
          </text:list>
        </text:list-item>
      </text:list>
      <text:p text:style-name="P1046"/>
      <text:p text:style-name="P1047"><text:span text:style-name="T1048">For anything but trivial systems the detailed requirements tend to be extensive. <text:s/>For this reason, it is recommended that careful consideration be given to organizing these in a manner optimal for understanding. <text:s/>There is no one optimal organization for all systems. <text:s/>Different classes of systems lend themselves to different organizations of requirements in section 3. Some of these organizations are described in the following subclasses.</text:span></text:p>
      <text:p text:style-name="P1049"/>
      <text:list text:style-name="WWNum19" text:continue-numbering="true">
        <text:list-item>
          <text:list>
            <text:list-item>
              <text:list>
                <text:list-item>
                  <text:p text:style-name="P1050"><text:bookmark-start text:name="_32hioqz"/><text:bookmark-end text:name="_32hioqz"/><text:span text:style-name="T1051">3.7.1 System Mode</text:span></text:p>
                </text:list-item>
              </text:list>
            </text:list-item>
          </text:list>
        </text:list-item>
      </text:list>
      <text:p text:style-name="Standard"/>
      <text:p text:style-name="Standard"><text:span text:style-name="T1052">Some systems behave quite differently depending on the mode of operation. <text:s/>When organizing by mode there are two possible outlines. <text:s/>The choice depends on whether interfaces and performance are dependent on mode.</text:span></text:p>
      <text:p text:style-name="P1053"/>
      <text:list text:style-name="WWNum19" text:continue-numbering="true">
        <text:list-item>
          <text:list>
            <text:list-item>
              <text:list>
                <text:list-item>
                  <text:p text:style-name="P1054"><text:bookmark-start text:name="_1hmsyys"/><text:bookmark-end text:name="_1hmsyys"/><text:span text:style-name="T1055">3.7.2 User Class</text:span></text:p>
                </text:list-item>
              </text:list>
            </text:list-item>
          </text:list>
        </text:list-item>
      </text:list>
      <text:p text:style-name="Standard"/>
      <text:p text:style-name="Standard"><text:span text:style-name="T1056">Some systems provide different sets of functions to different classes of users.</text:span></text:p>
      <text:list text:style-name="WWNum19" text:continue-numbering="true">
        <text:list-item>
          <text:list>
            <text:list-item>
              <text:list>
                <text:list-item>
                  <text:p text:style-name="P1057"/>
                </text:list-item>
              </text:list>
            </text:list-item>
          </text:list>
        </text:list-item>
      </text:list>
      <text:list text:style-name="WWNum19" text:continue-numbering="true">
        <text:list-item>
          <text:list>
            <text:list-item>
              <text:list>
                <text:list-item>
                  <text:p text:style-name="P1058"><text:bookmark-start text:name="_41mghml"/><text:bookmark-end text:name="_41mghml"/><text:span text:style-name="T1059">3.7.3 Objects</text:span></text:p>
                </text:list-item>
              </text:list>
            </text:list-item>
          </text:list>
        </text:list-item>
      </text:list>
      <text:p text:style-name="Standard"/>
      <text:p text:style-name="Standard"><text:span text:style-name="T1060">Objects are real-world entities that have a counterpart within the system. <text:s/>Associated with each object is a set of attributes and functions. <text:s/>These functions are also called services, methods, or processes. <text:s/>Note that sets of objects may share attributes and services. <text:s/>These are grouped together as classes.</text:span></text:p>
      <text:p text:style-name="P1061"/>
      <text:list text:style-name="WWNum19" text:continue-numbering="true">
        <text:list-item>
          <text:list>
            <text:list-item>
              <text:list>
                <text:list-item>
                  <text:p text:style-name="P1062"><text:bookmark-start text:name="_2grqrue"/><text:bookmark-end text:name="_2grqrue"/><text:span text:style-name="T1063">3.7.4 Feature</text:span></text:p>
                </text:list-item>
              </text:list>
            </text:list-item>
          </text:list>
        </text:list-item>
      </text:list>
      <text:p text:style-name="P1064"/>
      <text:p text:style-name="Standard"><text:span text:style-name="T1065">A feature is an externally desired service by the system that may require a sequence of inputs to effect the desired result. <text:s/>Each feature is generally described in as sequence eof stimulus-response pairs.</text:span></text:p>
      <text:p text:style-name="P1066"/>
      <text:list text:style-name="WWNum19" text:continue-numbering="true">
        <text:list-item>
          <text:list>
            <text:list-item>
              <text:list>
                <text:list-item>
                  <text:p text:style-name="P1067"><text:bookmark-start text:name="_vx1227"/><text:bookmark-end text:name="_vx1227"/><text:span text:style-name="T1068">3.7.5 Stimulus</text:span></text:p>
                </text:list-item>
              </text:list>
            </text:list-item>
          </text:list>
        </text:list-item>
      </text:list>
      <text:p text:style-name="Standard"/>
      <text:p text:style-name="Standard"><text:span text:style-name="T1069">Some systems can be best organized by describing their functions in terms of stimuli.</text:span></text:p>
      <text:p text:style-name="P1070"/>
      <text:list text:style-name="WWNum19" text:continue-numbering="true">
        <text:list-item>
          <text:list>
            <text:list-item>
              <text:list>
                <text:list-item>
                  <text:p text:style-name="P1071"><text:bookmark-start text:name="_3fwokq0"/><text:bookmark-end text:name="_3fwokq0"/><text:span text:style-name="T1072">3. 7.6 Response</text:span></text:p>
                </text:list-item>
              </text:list>
            </text:list-item>
          </text:list>
        </text:list-item>
      </text:list>
      <text:p text:style-name="Standard"/>
      <text:p text:style-name="Standard"><text:span text:style-name="T1073">Some systems can be best organized by describing their functions in support of the generation of a response.</text:span></text:p>
      <text:p text:style-name="P1074"/>
      <text:list text:style-name="WWNum19" text:continue-numbering="true">
        <text:list-item>
          <text:list>
            <text:list-item>
              <text:list>
                <text:list-item>
                  <text:p text:style-name="P1075"><text:bookmark-start text:name="_1v1yuxt"/><text:bookmark-end text:name="_1v1yuxt"/><text:span text:style-name="T1076">3.7.7 Functional Hierarchy</text:span></text:p>
                </text:list-item>
              </text:list>
            </text:list-item>
          </text:list>
        </text:list-item>
      </text:list>
      <text:p text:style-name="Standard"/>
      <text:p text:style-name="Standard"><text:span text:style-name="T1077">When none of the above organizational schemes prove helpful, the overall functionality can be organized into a hierarchy of functions organized by either common inputs, common outputs, or common internal data access. <text:s/>Data flow diagrams and data dictionaries can be use dot show the relationships between and among the functions and data.</text:span></text:p>
      <text:p text:style-name="P1078"/>
      <text:list text:style-name="WWNum19" text:continue-numbering="true">
        <text:list-item>
          <text:list>
            <text:list-item>
              <text:p text:style-name="P1079"><text:bookmark-start text:name="_4f1mdlm"/><text:bookmark-end text:name="_4f1mdlm"/>3.8 Additional Comments</text:p>
            </text:list-item>
          </text:list>
        </text:list-item>
      </text:list>
      <text:p text:style-name="Standard"/>
      <text:p text:style-name="Standard"><text:span text:style-name="T1080">Whenever a new SRS is contemplated, more than one of the organizational techniques given in 3.7 may be appropriate. <text:s/>In such cases, organize the specific requirements for multiple hierarchies tailored to the specific needs of the system under specification.</text:span></text:p>
      <text:p text:style-name="P1081"/>
      <text:soft-page-break/>
      <text:p text:style-name="Standard"><text:span text:style-name="T1082">Three are many notations, methods, and automated support tools available to aid in the documentation of requirements. <text:s/>For the most part, their usefulness is a function of organization. <text:s/>For example, when organizing by mode, finite state machines or state charts may prove helpful; when organizing by object, object-oriented analysis may prove helpful; when organizing by feature, stimulus-response sequences may prove helpful; when organizing by functional hierarchy, data flow diagrams and data dictionaries may prove helpful.</text:span></text:p>
      <text:p text:style-name="P1083"/>
      <text:p text:style-name="Standard"><text:span text:style-name="T1084">In any of the outlines below, those sections called “Functional Requirement i” may be described in native language, in pseudocode, in a system definition language, or in four subsections titled: Introduction, Inputs, Processing, Outputs.</text:span></text:p>
      <text:p text:style-name="P1085"/>
      <text:list text:style-name="WWNum7">
        <text:list-item text:start-value="4">
          <text:p text:style-name="P1086"><text:bookmark-start text:name="_2u6wntf"/><text:bookmark-end text:name="_2u6wntf"/>Change Management Process</text:p>
        </text:list-item>
      </text:list>
      <text:p text:style-name="Standard"><text:s/></text:p>
      <text:p text:style-name="Standard"><text:span text:style-name="T1087">Identify the change management process to be used to identify, log, evaluate, and update the SRS to reflect changes in project scope and requirements. <text:s/>How are you going to control changes to the requirements. Can the customer just call up and ask for something new? <text:s/>Does your team have to reach consensus? How do changes to requirements get submitted to the team? <text:s/>Formally in writing, email or phone call?</text:span></text:p>
      <text:p text:style-name="P1088"/>
      <text:list text:style-name="WWNum7" text:continue-numbering="true">
        <text:list-item>
          <text:p text:style-name="P1089"><text:bookmark-start text:name="_19c6y18"/><text:bookmark-end text:name="_19c6y18"/>Document Approvals</text:p>
        </text:list-item>
      </text:list>
      <text:p text:style-name="Standard"/>
      <text:p text:style-name="Standard"><text:span text:style-name="T1090">Identify the approvers of the SRS document. Approver name, signature, and date should be used.</text:span></text:p>
      <text:p text:style-name="P1091"/>
      <text:list text:style-name="WWNum7" text:continue-numbering="true">
        <text:list-item>
          <text:p text:style-name="P1092"><text:bookmark-start text:name="_3tbugp1"/><text:bookmark-end text:name="_3tbugp1"/>Supporting Information</text:p>
        </text:list-item>
      </text:list>
      <text:p text:style-name="Standard"/>
      <text:p text:style-name="Standard"><text:span text:style-name="T1093">The supporting information makes the SRS easier to use. <text:s/>It includes:</text:span></text:p>
      <text:p text:style-name="P1094"/>
      <text:list text:style-name="WWNum26" text:continue-numbering="true">
        <text:list-item>
          <text:p text:style-name="P1095"><text:span text:style-name="T1096">Table of Contents</text:span></text:p>
        </text:list-item>
        <text:list-item>
          <text:p text:style-name="P1097"><text:span text:style-name="T1098">Index</text:span></text:p>
        </text:list-item>
        <text:list-item>
          <text:p text:style-name="P1099"><text:span text:style-name="T1100">Appendices</text:span></text:p>
        </text:list-item>
      </text:list>
      <text:p text:style-name="P1101"/>
      <text:p text:style-name="Standard"><text:span text:style-name="T1102">The Appendices are not always considered part of the actual requirements specification and are not always necessary. <text:s/>They may include:</text:span></text:p>
      <text:p text:style-name="P1103"/>
      <text:p text:style-name="P1104"><text:span text:style-name="T1105"><text:tab/>(a) <text:s/>Sample I/O formats, descriptions of cost analysis studies, results of user surveys</text:span></text:p>
      <text:p text:style-name="P1106"><text:span text:style-name="T1107"><text:tab/>(b) <text:s/>Supporting or background information that can help the readers of the SRS</text:span></text:p>
      <text:p text:style-name="P1108"><text:span text:style-name="T1109"><text:tab/>(c) <text:s/>A description of the problems to be solved by the software</text:span></text:p>
      <text:p text:style-name="P1110"><text:span text:style-name="T1111"><text:s text:c="5"/>(d) <text:s/>Special packaging instructions for the code and the media to meet security, export, initial loading, or other requirements</text:span></text:p>
      <text:p text:style-name="P1112"/>
      <text:p text:style-name="P1113"><text:span text:style-name="T1114">When Appendices are included, the SRS should explicitly state whether or not the Appendices are to be considered part of the requirements.</text:span></text:p>
      <text:p text:style-name="P1115"><text:s/></text:p>
      <text:p text:style-name="P1116"/>
      <text:soft-page-break/>
      <text:p text:style-name="P1117">Tables on the following pages provide alternate ways to structure section 3 on the specific requirements. <text:s/>You should pick the best one of these to organize section 3 requirements.</text:p>
      <text:p text:style-name="P1118"/>
      <text:p text:style-name="P1119"><text:span text:style-name="T1120">Outline for SRS Section 3</text:span></text:p>
      <text:p text:style-name="P1121"><text:span text:style-name="T1122">Organized by mode: Version 1</text:span></text:p>
      <text:p text:style-name="P1123"/>
      <text:p text:style-name="P1124">3. <text:s/>Specific Requirements</text:p>
      <text:p text:style-name="P1125"><text:s text:c="4"/>3.1 <text:s/>External interface requirements</text:p>
      <text:list text:style-name="WWNum23">
        <text:list-item text:start-value="1">
          <text:p text:style-name="P1126">User interfaces</text:p>
        </text:list-item>
        <text:list-item>
          <text:p text:style-name="P1127">Hardware interfaces</text:p>
        </text:list-item>
        <text:list-item>
          <text:p text:style-name="P1128">Software interfaces</text:p>
        </text:list-item>
        <text:list-item>
          <text:p text:style-name="P1129">Communications interfaces</text:p>
        </text:list-item>
      </text:list>
      <text:list text:style-name="WWNum33">
        <text:list-item text:start-value="2">
          <text:p text:style-name="P1130">Functional requirements</text:p>
        </text:list-item>
      </text:list>
      <text:p text:style-name="P1131"><text:s text:c="8"/>3.2.1 Mode 1</text:p>
      <text:p text:style-name="P1132"><text:s text:c="3"/>3.2.1.1 <text:s/>Functional requirement 1.1</text:p>
      <text:p text:style-name="P1133"><text:tab/><text:s text:c="5"/>.....</text:p>
      <text:p text:style-name="P1134"><text:tab/><text:s text:c="4"/>3.2.1.<text:span text:style-name="T1135">n</text:span><text:s text:c="2"/>Functional requirement 1.<text:span text:style-name="T1136">n</text:span></text:p>
      <text:list text:style-name="WWNum4">
        <text:list-item text:start-value="2">
          <text:p text:style-name="P1137">Mode 2</text:p>
        </text:list-item>
      </text:list>
      <text:p text:style-name="P1138"><text:s text:c="11"/>.....</text:p>
      <text:p text:style-name="P1139"><text:tab/><text:s/>3.2.<text:span text:style-name="T1140">m</text:span><text:s/>Mode<text:s/><text:span text:style-name="T1141">m</text:span></text:p>
      <text:p text:style-name="P1142"><text:s text:c="3"/>3.2.<text:span text:style-name="T1143">m</text:span>.1 Functional requirement<text:s/><text:span text:style-name="T1144">m</text:span>.1</text:p>
      <text:p text:style-name="P1145"><text:tab/><text:s text:c="5"/>.....</text:p>
      <text:p text:style-name="P1146"><text:tab/><text:s text:c="4"/>3.2.<text:span text:style-name="T1147">m.n</text:span><text:s text:c="2"/>Functional requirement<text:s/><text:span text:style-name="T1148">m.n</text:span></text:p>
      <text:p text:style-name="P1149"><text:s text:c="4"/>3.3 <text:s/>Performance Requirements</text:p>
      <text:p text:style-name="P1150"><text:s text:c="4"/>3.4 <text:s/>Design Constraints</text:p>
      <text:p text:style-name="P1151"><text:s text:c="4"/>3.5 <text:s/>Software system attributes</text:p>
      <text:p text:style-name="P1152"><text:s text:c="4"/>3.6 <text:s/>Other requirements</text:p>
      <text:p text:style-name="P1153"><text:tab/></text:p>
      <text:p text:style-name="P1154"/>
      <text:soft-page-break/>
      <text:p text:style-name="P1155"><text:span text:style-name="T1156">Outline for SRS Section 3</text:span></text:p>
      <text:p text:style-name="P1157"><text:span text:style-name="T1158">Organized by mode: Version 2</text:span></text:p>
      <text:p text:style-name="P1159"/>
      <text:p text:style-name="P1160">3. Specific Requirements</text:p>
      <text:p text:style-name="P1161"><text:s text:c="4"/>3.1 <text:s/>Functional Requirements</text:p>
      <text:list text:style-name="WWNum39">
        <text:list-item text:start-value="1">
          <text:p text:style-name="P1162">Mode 1</text:p>
        </text:list-item>
      </text:list>
      <text:p text:style-name="P1163"><text:s text:c="3"/>3.1.1.1 External interfaces</text:p>
      <text:p text:style-name="P1164"><text:tab/><text:tab/><text:s/>3.1.1.1 <text:s/>User interfaces</text:p>
      <text:p text:style-name="P1165"><text:tab/><text:tab/><text:s/>3.1.1.2 <text:s/>Hardware interfaces</text:p>
      <text:p text:style-name="P1166"><text:tab/><text:tab/><text:s/>3.1.1.3 <text:s/>Software interfaces</text:p>
      <text:p text:style-name="P1167"><text:tab/><text:tab/><text:s/>3.1.1.4 <text:s/>Communications interfaces</text:p>
      <text:p text:style-name="P1168"><text:s text:c="9"/>3.1.1.2 Functional Requirement</text:p>
      <text:p text:style-name="P1169"><text:s text:c="13"/>3.1.1.2.1 Functional requirement 1</text:p>
      <text:p text:style-name="P1170"><text:tab/><text:s text:c="7"/>.....</text:p>
      <text:p text:style-name="P1171"><text:s text:c="13"/>3.1.1.2.<text:span text:style-name="T1172">n</text:span><text:s/>Functional requirement<text:s/><text:span text:style-name="T1173">n</text:span></text:p>
      <text:p text:style-name="P1174"><text:s text:c="9"/>3.1.1.3 Performance</text:p>
      <text:p text:style-name="P1175"><text:s text:c="6"/>3.1.2 Mode 2</text:p>
      <text:p text:style-name="P1176"><text:s text:c="14"/>.....</text:p>
      <text:p text:style-name="P1177"><text:s text:c="6"/>3.1.<text:span text:style-name="T1178">m</text:span><text:s/>Mode<text:s/><text:span text:style-name="T1179">m</text:span></text:p>
      <text:list text:style-name="WWNum32">
        <text:list-item text:start-value="2">
          <text:p text:style-name="P1180">Design constraints</text:p>
        </text:list-item>
        <text:list-item>
          <text:p text:style-name="P1181">Software system attributes</text:p>
        </text:list-item>
        <text:list-item>
          <text:p text:style-name="P1182">Other requirements</text:p>
        </text:list-item>
      </text:list>
      <text:p text:style-name="P1183"/>
      <text:p text:style-name="P1184"><text:tab/></text:p>
      <text:p text:style-name="P1185"/>
      <text:p text:style-name="P1186"><text:tab/></text:p>
      <text:p text:style-name="P1187"/>
      <text:soft-page-break/>
      <text:p text:style-name="P1188"><text:span text:style-name="T1189">Outline for SRS Section 3</text:span></text:p>
      <text:p text:style-name="P1190"><text:span text:style-name="T1191">Organized by user class <text:s/>(i.e. different types of users -&gt;System Adminstrators, Managers, Clerks, etc.)</text:span></text:p>
      <text:p text:style-name="P1192"/>
      <text:p text:style-name="P1193"/>
      <text:p text:style-name="P1194">3. <text:s/>Specific Requirements</text:p>
      <text:p text:style-name="P1195"><text:s text:c="4"/>3.1 <text:s/>External interface requirements</text:p>
      <text:list text:style-name="WWNum21">
        <text:list-item text:start-value="1">
          <text:p text:style-name="P1196">User interfaces</text:p>
        </text:list-item>
        <text:list-item>
          <text:p text:style-name="P1197">Hardware interfaces</text:p>
        </text:list-item>
        <text:list-item>
          <text:p text:style-name="P1198">Software interfaces</text:p>
        </text:list-item>
        <text:list-item>
          <text:p text:style-name="P1199">Communications interfaces</text:p>
        </text:list-item>
      </text:list>
      <text:list text:style-name="WWNum25">
        <text:list-item text:start-value="2">
          <text:p text:style-name="P1200">Functional requirements</text:p>
        </text:list-item>
      </text:list>
      <text:p text:style-name="P1201"><text:s text:c="8"/>3.2.1 <text:s/>User class 1</text:p>
      <text:p text:style-name="P1202"><text:s text:c="3"/>3.2.1.1 Functional requirement 1.1</text:p>
      <text:p text:style-name="P1203"><text:tab/><text:s text:c="5"/>.....</text:p>
      <text:p text:style-name="P1204"><text:tab/><text:s text:c="4"/>3.2.1.<text:span text:style-name="T1205">n</text:span><text:s text:c="2"/>Functional requirement 1.<text:span text:style-name="T1206">n</text:span></text:p>
      <text:list text:style-name="WWNum8">
        <text:list-item text:start-value="2">
          <text:p text:style-name="P1207"><text:s/>User class 2</text:p>
        </text:list-item>
      </text:list>
      <text:p text:style-name="P1208"><text:s text:c="11"/>.....</text:p>
      <text:p text:style-name="P1209"/>
      <text:p text:style-name="P1210"><text:tab/><text:s/>3.2.<text:span text:style-name="T1211">m</text:span><text:s/>User class<text:s/><text:span text:style-name="T1212">m</text:span></text:p>
      <text:p text:style-name="P1213"><text:s text:c="3"/>3.2.<text:span text:style-name="T1214">m</text:span>.1 Functional requirement<text:s/><text:span text:style-name="T1215">m</text:span>.1</text:p>
      <text:p text:style-name="P1216"><text:tab/><text:s text:c="5"/>.....</text:p>
      <text:p text:style-name="P1217"><text:tab/><text:s text:c="4"/>3.2.<text:span text:style-name="T1218">m.n</text:span><text:s text:c="2"/>Functional requirement<text:s/><text:span text:style-name="T1219">m.n</text:span></text:p>
      <text:p text:style-name="P1220"><text:s text:c="4"/>3.3 <text:s/>Performance Requirements</text:p>
      <text:p text:style-name="P1221"><text:s text:c="4"/>3.4 <text:s/>Design Constraints</text:p>
      <text:p text:style-name="P1222"><text:s text:c="4"/>3.5 <text:s/>Software system attributes</text:p>
      <text:p text:style-name="P1223"><text:s text:c="4"/>3.6 <text:s/>Other requirements</text:p>
      <text:p text:style-name="P1224"><text:tab/></text:p>
      <text:p text:style-name="P1225"/>
      <text:soft-page-break/>
      <text:p text:style-name="P1226"><text:span text:style-name="T1227">Outline for SRS Section 3</text:span></text:p>
      <text:p text:style-name="P1228"><text:span text:style-name="T1229">Organized by object (Good if you did an object-oriented analysis as part of your requirements)</text:span></text:p>
      <text:p text:style-name="P1230"/>
      <text:p text:style-name="P1231">3 <text:s/>Specific Requirements</text:p>
      <text:p text:style-name="P1232"><text:s text:c="4"/>3.1 <text:s/>External interface requirements</text:p>
      <text:list text:style-name="WWNum24">
        <text:list-item text:start-value="1">
          <text:p text:style-name="P1233"><text:s/>User interfaces</text:p>
        </text:list-item>
        <text:list-item>
          <text:p text:style-name="P1234"><text:s/>Hardware interfaces</text:p>
        </text:list-item>
        <text:list-item>
          <text:p text:style-name="P1235"><text:s/>Software interfaces</text:p>
        </text:list-item>
        <text:list-item>
          <text:p text:style-name="P1236"><text:s/>Communications interfaces</text:p>
        </text:list-item>
      </text:list>
      <text:list text:style-name="WWNum12">
        <text:list-item text:start-value="2">
          <text:p text:style-name="P1237"><text:s/>Classes/Objects</text:p>
        </text:list-item>
      </text:list>
      <text:p text:style-name="P1238"><text:s text:c="7"/>3.2.1 <text:s/>Class/Object 1</text:p>
      <text:p text:style-name="P1239"><text:s text:c="3"/>3.2.1.1 <text:s/>Attributes (direct or inherited)</text:p>
      <text:list text:style-name="WWNum36">
        <text:list-item text:start-value="1">
          <text:p text:style-name="P1240"><text:s/>Attribute 1</text:p>
        </text:list-item>
      </text:list>
      <text:p text:style-name="P1241"><text:s text:c="13"/>.....</text:p>
      <text:p text:style-name="P1242"><text:s text:c="13"/>3.2.1.1.<text:span text:style-name="T1243">n</text:span><text:s text:c="2"/>Attribute<text:s/><text:span text:style-name="T1244">n</text:span></text:p>
      <text:p text:style-name="P1245"/>
      <text:list text:style-name="WWNum10">
        <text:list-item text:start-value="2">
          <text:p text:style-name="P1246"><text:s/>Functions (services, methods, direct or inherited)</text:p>
        </text:list-item>
      </text:list>
      <text:p text:style-name="P1247"><text:s text:c="13"/>3.2.1.2.1 <text:s/>Functional requirement 1.1</text:p>
      <text:p text:style-name="P1248"><text:s text:c="13"/>.....</text:p>
      <text:p text:style-name="P1249"><text:s text:c="13"/>3.2.1.2.<text:span text:style-name="T1250">m</text:span><text:s text:c="2"/>Functional requirement 1.<text:span text:style-name="T1251">m</text:span></text:p>
      <text:p text:style-name="P1252"><text:s text:c="10"/>3.2.1.3 <text:s/>Messages (communications received or sent)</text:p>
      <text:p text:style-name="P1253"><text:s text:c="9"/>3.2.2 <text:s/>Class/Object 2</text:p>
      <text:p text:style-name="P1254"><text:s text:c="13"/>.....</text:p>
      <text:p text:style-name="P1255"><text:s text:c="9"/>3.2.<text:span text:style-name="T1256">p<text:s/></text:span>Class/Object<text:s/><text:span text:style-name="T1257">p</text:span></text:p>
      <text:p text:style-name="P1258"><text:s text:c="4"/>3.3 <text:s/>Performance Requirements</text:p>
      <text:p text:style-name="P1259"><text:s text:c="4"/>3.4 <text:s/>Design Constraints</text:p>
      <text:p text:style-name="P1260"><text:s text:c="4"/>3.5 <text:s/>Software system attributes</text:p>
      <text:p text:style-name="P1261"><text:s text:c="4"/>3.6 <text:s/>Other requirements</text:p>
      <text:p text:style-name="P1262"/>
      <text:p text:style-name="P1263"/>
      <text:p text:style-name="P1264"/>
      <text:p text:style-name="P1265"/>
      <text:soft-page-break/>
      <text:p text:style-name="P1266"><text:span text:style-name="T1267">Outline for SRS Section 3</text:span></text:p>
      <text:p text:style-name="P1268"><text:span text:style-name="T1269">Organized by feature (Good when there are clearly delimited feature sets.</text:span></text:p>
      <text:p text:style-name="P1270"/>
      <text:p text:style-name="P1271"/>
      <text:p text:style-name="P1272"/>
      <text:p text:style-name="P1273">3 <text:s/>Specific Requirements</text:p>
      <text:p text:style-name="P1274"><text:s text:c="4"/>3.1 <text:s/>External interface requirements</text:p>
      <text:list text:style-name="WWNum17">
        <text:list-item text:start-value="1">
          <text:p text:style-name="P1275">User interfaces</text:p>
        </text:list-item>
        <text:list-item>
          <text:p text:style-name="P1276">Hardware interfaces</text:p>
        </text:list-item>
        <text:list-item>
          <text:p text:style-name="P1277">Software interfaces</text:p>
        </text:list-item>
        <text:list-item>
          <text:p text:style-name="P1278">Communications interfaces</text:p>
        </text:list-item>
      </text:list>
      <text:list text:style-name="WWNum13">
        <text:list-item text:start-value="2">
          <text:p text:style-name="P1279"><text:s/>System features</text:p>
        </text:list-item>
      </text:list>
      <text:p text:style-name="P1280">3.2.1 <text:s/>System Feature 1</text:p>
      <text:p text:style-name="P1281">3.2.1.1 <text:s/>Introduction/Purpose of feature</text:p>
      <text:p text:style-name="P1282">3.2.1.2 <text:s/>Stimulus/Response sequence</text:p>
      <text:p text:style-name="P1283"><text:s text:c="16"/>3.2.1.3 <text:s/>Associated functional requirements</text:p>
      <text:p text:style-name="P1284"><text:s text:c="19"/>3.2.1.3.1 <text:s/>Functional requirement 1</text:p>
      <text:p text:style-name="P1285"><text:s text:c="19"/>.....</text:p>
      <text:p text:style-name="P1286"><text:s text:c="19"/>3.2.1.3.<text:span text:style-name="T1287">n</text:span><text:s text:c="2"/>Functional requirement<text:s/><text:span text:style-name="T1288">n</text:span></text:p>
      <text:p text:style-name="P1289"><text:s/><text:tab/><text:s/>3.2.2 <text:s/>System Feature 2</text:p>
      <text:p text:style-name="P1290"><text:s text:c="11"/>.....</text:p>
      <text:p text:style-name="P1291"><text:tab/><text:s/>3.2.<text:span text:style-name="T1292">m</text:span><text:s/>System Feature<text:s/><text:span text:style-name="T1293">m</text:span></text:p>
      <text:p text:style-name="P1294"><text:s text:c="14"/>.....</text:p>
      <text:p text:style-name="P1295"><text:s text:c="4"/>3.3 <text:s/>Performance Requirements</text:p>
      <text:p text:style-name="P1296"><text:s text:c="4"/>3.4 <text:s/>Design Constraints</text:p>
      <text:p text:style-name="P1297"><text:s text:c="4"/>3.5 <text:s/>Software system attributes</text:p>
      <text:p text:style-name="P1298"><text:s text:c="4"/>3.6 <text:s/>Other requirements</text:p>
      <text:p text:style-name="P1299"><text:tab/></text:p>
      <text:p text:style-name="P1300"/>
      <text:p text:style-name="P1301"/>
      <text:p text:style-name="P1302"/>
      <text:soft-page-break/>
      <text:p text:style-name="P1303"><text:span text:style-name="T1304">Outline for SRS Section 3</text:span></text:p>
      <text:p text:style-name="P1305"><text:span text:style-name="T1306">Organized by stimulus <text:s/>(Good for event driven systems where the events form logical groupings)</text:span></text:p>
      <text:p text:style-name="P1307"/>
      <text:p text:style-name="P1308"/>
      <text:p text:style-name="P1309">3 <text:s/>Specific Requirements</text:p>
      <text:p text:style-name="P1310"><text:s text:c="4"/>3.1 <text:s/>External interface requirements</text:p>
      <text:list text:style-name="WWNum34">
        <text:list-item text:start-value="1">
          <text:p text:style-name="P1311">User interfaces</text:p>
        </text:list-item>
        <text:list-item>
          <text:p text:style-name="P1312">Hardware interfaces</text:p>
        </text:list-item>
        <text:list-item>
          <text:p text:style-name="P1313">Software interfaces</text:p>
        </text:list-item>
        <text:list-item>
          <text:p text:style-name="P1314">Communications interfaces</text:p>
        </text:list-item>
      </text:list>
      <text:list text:style-name="WWNum27">
        <text:list-item text:start-value="2">
          <text:p text:style-name="P1315">Functional requirements</text:p>
        </text:list-item>
      </text:list>
      <text:p text:style-name="P1316"><text:s text:c="8"/>3.2.1 <text:s/>Stimulus 1</text:p>
      <text:p text:style-name="Standard"><text:s text:c="11"/>3.2.1.1 <text:s/>Functional requirement 1.1</text:p>
      <text:p text:style-name="P1317"><text:s text:c="11"/>.....</text:p>
      <text:p text:style-name="P1318"><text:s text:c="11"/>3.2.1.<text:span text:style-name="T1319">n</text:span><text:s text:c="2"/>Functional requirement 1.<text:span text:style-name="T1320">n</text:span></text:p>
      <text:p text:style-name="P1321"><text:s text:c="8"/>3.2.2 <text:s text:c="2"/>Stimulus 2</text:p>
      <text:p text:style-name="P1322"><text:s text:c="8"/>.....</text:p>
      <text:p text:style-name="P1323"><text:s text:c="8"/>3.2.<text:span text:style-name="T1324">m</text:span><text:s text:c="2"/>Stimulus<text:s/><text:span text:style-name="T1325">m</text:span></text:p>
      <text:p text:style-name="Standard"><text:s text:c="11"/>3.2.<text:span text:style-name="T1326">m</text:span>.1 <text:s/>Functional requirement<text:s/><text:span text:style-name="T1327">m</text:span>.1</text:p>
      <text:p text:style-name="P1328"><text:s text:c="11"/>.....</text:p>
      <text:p text:style-name="P1329"><text:s text:c="11"/>3.2.<text:span text:style-name="T1330">m.n</text:span><text:s text:c="2"/>Functional requirement<text:s/><text:span text:style-name="T1331">m.n</text:span></text:p>
      <text:p text:style-name="P1332"><text:s text:c="4"/>3.3 <text:s/>Performance Requirements</text:p>
      <text:p text:style-name="P1333"><text:s text:c="4"/>3.4 <text:s/>Design Constraints</text:p>
      <text:p text:style-name="P1334"><text:s text:c="4"/>3.5 <text:s/>Software system attributes</text:p>
      <text:p text:style-name="P1335"><text:s text:c="4"/>3.6 <text:s/>Other requirements</text:p>
      <text:p text:style-name="P1336"/>
      <text:soft-page-break/>
      <text:p text:style-name="P1337"><text:span text:style-name="T1338">Outline for SRS Section 3</text:span></text:p>
      <text:p text:style-name="P1339"><text:span text:style-name="T1340">Organized by response (Good for event driven systems where the responses form logical groupings)</text:span></text:p>
      <text:p text:style-name="P1341"/>
      <text:p text:style-name="P1342">3 <text:s/>Specific Requirements</text:p>
      <text:p text:style-name="P1343"><text:s text:c="4"/>3.1 <text:s/>External interface requirements</text:p>
      <text:list text:style-name="WWNum14">
        <text:list-item text:start-value="1">
          <text:p text:style-name="P1344">User interfaces</text:p>
        </text:list-item>
        <text:list-item>
          <text:p text:style-name="P1345">Hardware interfaces</text:p>
        </text:list-item>
        <text:list-item>
          <text:p text:style-name="P1346">Software interfaces</text:p>
        </text:list-item>
        <text:list-item>
          <text:p text:style-name="P1347">Communications interfaces</text:p>
        </text:list-item>
      </text:list>
      <text:list text:style-name="WWNum18">
        <text:list-item text:start-value="2">
          <text:p text:style-name="P1348">Functional requirements</text:p>
        </text:list-item>
      </text:list>
      <text:p text:style-name="P1349"><text:s text:c="7"/>3.2.1 <text:s/>Response 1</text:p>
      <text:p text:style-name="Standard"><text:s text:c="11"/>3.2.1.1 <text:s/>Functional requirement 1.1</text:p>
      <text:p text:style-name="P1350"><text:s text:c="11"/>.....</text:p>
      <text:p text:style-name="P1351"><text:s text:c="11"/>3.2.1.<text:span text:style-name="T1352">n</text:span><text:s text:c="2"/>Functional requirement 1.<text:span text:style-name="T1353">n</text:span></text:p>
      <text:p text:style-name="P1354"><text:s text:c="7"/>3.2.2 <text:s text:c="2"/>Response 2</text:p>
      <text:p text:style-name="P1355"><text:s text:c="8"/>.....</text:p>
      <text:p text:style-name="P1356"><text:s text:c="7"/>3.2.<text:span text:style-name="T1357">m</text:span><text:s text:c="2"/>Response<text:s/><text:span text:style-name="T1358">m</text:span></text:p>
      <text:p text:style-name="Standard"><text:s text:c="11"/>3.2.<text:span text:style-name="T1359">m</text:span>.1 <text:s/>Functional requirement<text:s/><text:span text:style-name="T1360">m</text:span>.1</text:p>
      <text:p text:style-name="P1361"><text:s text:c="11"/>.....</text:p>
      <text:p text:style-name="P1362"><text:s text:c="11"/>3.2.<text:span text:style-name="T1363">m.n</text:span><text:s text:c="2"/>Functional requirement<text:s/><text:span text:style-name="T1364">m.n</text:span></text:p>
      <text:p text:style-name="P1365"><text:s text:c="4"/>3.3 <text:s/>Performance Requirements</text:p>
      <text:p text:style-name="P1366"><text:s text:c="4"/>3.4 <text:s/>Design Constraints</text:p>
      <text:p text:style-name="P1367"><text:s text:c="4"/>3.5 <text:s/>Software system attributes</text:p>
      <text:p text:style-name="P1368"><text:s text:c="4"/>3.6 <text:s/>Other requirements</text:p>
      <text:p text:style-name="P1369"/>
      <text:soft-page-break/>
      <text:p text:style-name="P1370"><text:span text:style-name="T1371">Outline for SRS Section 3</text:span></text:p>
      <text:p text:style-name="P1372"><text:span text:style-name="T1373">Organized by functional hierarchy (Good if you have done structured analysis as part of your design.)</text:span></text:p>
      <text:p text:style-name="P1374"/>
      <text:p text:style-name="P1375"/>
      <text:p text:style-name="P1376">3 <text:s/>Specific Requirements</text:p>
      <text:p text:style-name="P1377"><text:s text:c="4"/>3.1 <text:s/>External interface requirements</text:p>
      <text:list text:style-name="WWNum2">
        <text:list-item text:start-value="1">
          <text:p text:style-name="P1378">User interfaces</text:p>
        </text:list-item>
        <text:list-item>
          <text:p text:style-name="P1379">Hardware interfaces</text:p>
        </text:list-item>
        <text:list-item>
          <text:p text:style-name="P1380">Software interfaces</text:p>
        </text:list-item>
        <text:list-item>
          <text:p text:style-name="P1381">Communications interfaces</text:p>
        </text:list-item>
      </text:list>
      <text:list text:style-name="WWNum3">
        <text:list-item text:start-value="2">
          <text:p text:style-name="P1382">Functional requirements</text:p>
        </text:list-item>
      </text:list>
      <text:p text:style-name="P1383">3.2.1 <text:s/>Information flows</text:p>
      <text:p text:style-name="P1384"><text:s text:c="4"/>3.2.1.1 <text:s/>Data flow diagram 1</text:p>
      <text:list text:style-name="WWNum31">
        <text:list-item text:start-value="1">
          <text:p text:style-name="P1385">Data entities</text:p>
        </text:list-item>
        <text:list-item>
          <text:p text:style-name="P1386">Pertinent processes</text:p>
        </text:list-item>
        <text:list-item>
          <text:p text:style-name="P1387">Topology</text:p>
        </text:list-item>
      </text:list>
      <text:p text:style-name="P1388"><text:s/>3.2.1.2 <text:s/>Data flow diagram 2</text:p>
      <text:list text:style-name="WWNum28">
        <text:list-item text:start-value="1">
          <text:p text:style-name="P1389">Data entities</text:p>
        </text:list-item>
        <text:list-item>
          <text:p text:style-name="P1390">Pertinent processes</text:p>
        </text:list-item>
        <text:list-item>
          <text:p text:style-name="P1391">Topology</text:p>
        </text:list-item>
      </text:list>
      <text:p text:style-name="P1392"><text:s text:c="14"/>.....</text:p>
      <text:p text:style-name="P1393"><text:s/>3.2.1.<text:span text:style-name="T1394">n</text:span><text:s/>Data flow diagram<text:s/><text:span text:style-name="T1395">n</text:span></text:p>
      <text:p text:style-name="P1396">3.2.1.<text:span text:style-name="T1397">n</text:span>.1 Data entities</text:p>
      <text:p text:style-name="P1398">3.2.1.<text:span text:style-name="T1399">n</text:span>.2 Pertinent processes</text:p>
      <text:p text:style-name="P1400">3.2.1.<text:span text:style-name="T1401">n</text:span>.3 Topology</text:p>
      <text:p text:style-name="P1402"><text:s text:c="7"/>3.2.2 Process descriptions</text:p>
      <text:list text:style-name="WWNum38">
        <text:list-item text:start-value="1">
          <text:p text:style-name="P1403">Process 1</text:p>
        </text:list-item>
      </text:list>
      <text:list text:style-name="WWNum11">
        <text:list-item text:start-value="1">
          <text:p text:style-name="P1404">Input data entities</text:p>
        </text:list-item>
        <text:list-item>
          <text:p text:style-name="P1405">Algorithm or formula of process</text:p>
        </text:list-item>
        <text:list-item>
          <text:p text:style-name="P1406">Affected data entities</text:p>
        </text:list-item>
      </text:list>
      <text:p text:style-name="P1407"><text:s text:c="5"/>3.2.2.2 Process 2</text:p>
      <text:p text:style-name="P1408"><text:s text:c="8"/>3.2.2.2.1 Input data entities</text:p>
      <text:p text:style-name="P1409"><text:s text:c="8"/>3.2.2.2.2 Algorithm or formula of process</text:p>
      <text:p text:style-name="P1410"><text:s text:c="8"/>3.2.2.2.3 Affected data entities</text:p>
      <text:p text:style-name="P1411"><text:s text:c="8"/>.….</text:p>
      <text:p text:style-name="P1412"><text:s text:c="5"/>3.2.2.<text:span text:style-name="T1413">m</text:span><text:s/>Process<text:s/><text:span text:style-name="T1414">m</text:span></text:p>
      <text:p text:style-name="P1415"><text:s text:c="8"/>3.2.2.<text:span text:style-name="T1416">m</text:span>.1 Input data entities</text:p>
      <text:p text:style-name="P1417"><text:s text:c="8"/>3.2.2.<text:span text:style-name="T1418">m</text:span>.2 Algorithm or formula of process</text:p>
      <text:p text:style-name="P1419"><text:s text:c="13"/>3.2.2.<text:span text:style-name="T1420">m</text:span>.3 Affected data entities</text:p>
      <text:p text:style-name="P1421"><text:s text:c="6"/>3.2.3 Data construct specifications</text:p>
      <text:p text:style-name="P1422"><text:s text:c="9"/>3.2.3.1 Construct 1</text:p>
      <text:p text:style-name="P1423"><text:s text:c="13"/>3.2.3.1.1 Record type</text:p>
      <text:p text:style-name="P1424"><text:s text:c="13"/>3.2.3.1.2 Constituent fields</text:p>
      <text:p text:style-name="P1425"><text:tab/><text:s text:c="3"/>3.2.3.2 Construct 2</text:p>
      <text:p text:style-name="P1426"><text:s text:c="13"/>3.2.3.2.1 Record type</text:p>
      <text:p text:style-name="P1427"><text:s text:c="13"/>3.2.3.2.2 Constituent fields</text:p>
      <text:p text:style-name="P1428"><text:s text:c="13"/>…..</text:p>
      <text:p text:style-name="P1429"><text:s text:c="9"/>3.2.3.<text:span text:style-name="T1430">p</text:span><text:s/>Construct<text:s/><text:span text:style-name="T1431">p</text:span></text:p>
      <text:p text:style-name="P1432"><text:s text:c="13"/>3.2.3.<text:span text:style-name="T1433">p</text:span>.1 Record type</text:p>
      <text:soft-page-break/>
      <text:p text:style-name="P1434"><text:s text:c="13"/>3.2.3.<text:span text:style-name="T1435">p</text:span>.2 Constituent fields</text:p>
      <text:p text:style-name="P1436"><text:s text:c="6"/>3.2.4 Data dictionary</text:p>
      <text:p text:style-name="P1437"><text:s text:c="9"/>3.2.4.1 <text:s/>Data element 1</text:p>
      <text:p text:style-name="P1438"><text:s text:c="13"/>3.2.4.1.1 Name</text:p>
      <text:p text:style-name="P1439"><text:s text:c="13"/>3.2.4.1.2 Representation <text:s/></text:p>
      <text:p text:style-name="P1440"><text:s text:c="13"/>3.2.4.1.3 <text:s/>Units/Format</text:p>
      <text:p text:style-name="P1441"><text:s text:c="13"/>3.2.4.1.4 <text:s/>Precision/Accuracy</text:p>
      <text:p text:style-name="P1442"><text:s text:c="13"/>3.2.4.1.5 <text:s/>Range</text:p>
      <text:p text:style-name="P1443"><text:s text:c="8"/>3.2.4.2 <text:s/>Data element 2</text:p>
      <text:p text:style-name="P1444"><text:s text:c="13"/>3.2.4.2.1 Name</text:p>
      <text:p text:style-name="P1445"><text:s text:c="13"/>3.2.4.2.2 Representation <text:s/></text:p>
      <text:p text:style-name="P1446"><text:s text:c="13"/>3.2.4.2.3 <text:s/>Units/Format</text:p>
      <text:p text:style-name="P1447"><text:s text:c="13"/>3.2.4.2.4 <text:s/>Precision/Accuracy</text:p>
      <text:p text:style-name="P1448"><text:s text:c="13"/>3.2.4.2.5 <text:s/>Range</text:p>
      <text:p text:style-name="P1449"><text:s text:c="13"/>…..</text:p>
      <text:p text:style-name="P1450"><text:s text:c="8"/>3.2.4.<text:span text:style-name="T1451">q</text:span><text:s text:c="2"/>Data element<text:s/><text:span text:style-name="T1452">q</text:span></text:p>
      <text:p text:style-name="P1453"><text:s text:c="13"/>3.2.4.<text:span text:style-name="T1454">q</text:span>.1 Name</text:p>
      <text:p text:style-name="P1455"><text:s text:c="13"/>3.2.4.<text:span text:style-name="T1456">q</text:span>.2 Representation <text:s/></text:p>
      <text:p text:style-name="P1457"><text:s text:c="13"/>3.2.4.<text:span text:style-name="T1458">q</text:span>.3 <text:s/>Units/Format</text:p>
      <text:p text:style-name="P1459"><text:s text:c="13"/>3.2.4.<text:span text:style-name="T1460">q</text:span>.4 <text:s/>Precision/Accuracy</text:p>
      <text:p text:style-name="P1461"><text:s text:c="13"/>3.2.4.<text:span text:style-name="T1462">q</text:span>.5 <text:s/>Range</text:p>
      <text:p text:style-name="P1463"><text:s text:c="4"/>3.3 <text:s/>Performance Requirements</text:p>
      <text:p text:style-name="P1464"><text:s text:c="4"/>3.4 <text:s/>Design Constraints</text:p>
      <text:p text:style-name="P1465"><text:s text:c="4"/>3.5 <text:s/>Software system attributes</text:p>
      <text:p text:style-name="P1466"><text:s text:c="4"/>3.6 <text:s/>Other requirements</text:p>
      <text:soft-page-break/>
      <text:p text:style-name="P1467"><text:span text:style-name="T1468">Outline for SRS Section 3</text:span></text:p>
      <text:p text:style-name="P1469"><text:span text:style-name="T1470">Showing multiple organizations (Can’t decide? Then glob it all together)</text:span></text:p>
      <text:p text:style-name="P1471"/>
      <text:p text:style-name="P1472"/>
      <text:p text:style-name="P1473">3 <text:s/>Specific Requirements</text:p>
      <text:p text:style-name="P1474"><text:s text:c="4"/>3.1 <text:s/>External interface requirements</text:p>
      <text:list text:style-name="WWNum16">
        <text:list-item text:start-value="1">
          <text:p text:style-name="P1475">User interfaces</text:p>
        </text:list-item>
        <text:list-item>
          <text:p text:style-name="P1476">Hardware interfaces</text:p>
        </text:list-item>
        <text:list-item>
          <text:p text:style-name="P1477">Software interfaces</text:p>
        </text:list-item>
        <text:list-item>
          <text:p text:style-name="P1478">Communications interfaces</text:p>
        </text:list-item>
      </text:list>
      <text:list text:style-name="WWNum5">
        <text:list-item text:start-value="2">
          <text:p text:style-name="P1479">Functional requirements</text:p>
        </text:list-item>
      </text:list>
      <text:p text:style-name="P1480"><text:s text:c="7"/>3.2.1 <text:s/>User class 1</text:p>
      <text:p text:style-name="P1481"><text:s text:c="3"/>3.2.1.1 <text:s/>Feature 1.1</text:p>
      <text:p text:style-name="P1482"><text:s text:c="7"/>3.2.1.1.1 Introduction/Purpose of feature</text:p>
      <text:p text:style-name="P1483"><text:s text:c="7"/>3.2.1.1.2 Stimulus/Response sequence</text:p>
      <text:p text:style-name="P1484"><text:s text:c="7"/>3.2.1.1.3 Associated functional requirements</text:p>
      <text:p text:style-name="P1485"><text:s text:c="3"/>3.2.1.2 <text:s/>Feature 1.2</text:p>
      <text:p text:style-name="P1486"><text:s text:c="7"/>3.2.1.2.1 Introduction/Purpose of feature</text:p>
      <text:p text:style-name="P1487"><text:s text:c="7"/>3.2.1.2.2 Stimulus/Response sequence</text:p>
      <text:p text:style-name="P1488"><text:s text:c="7"/>3.2.1.2.3 Associated functional requirements</text:p>
      <text:p text:style-name="P1489"><text:s text:c="7"/>…..</text:p>
      <text:p text:style-name="P1490"><text:s text:c="3"/>3.2.1.<text:span text:style-name="T1491">m</text:span><text:s/>Feature 1.<text:span text:style-name="T1492">m</text:span></text:p>
      <text:p text:style-name="P1493"><text:s text:c="7"/>3.2.1.<text:span text:style-name="T1494">m</text:span>.1 Introduction/Purpose of feature</text:p>
      <text:p text:style-name="P1495"><text:s text:c="7"/>3.2.1.<text:span text:style-name="T1496">m</text:span>.2 Stimulus/Response sequence</text:p>
      <text:p text:style-name="P1497"><text:s text:c="14"/>3.2.1.<text:span text:style-name="T1498">m</text:span>.3 Associated functional requirements</text:p>
      <text:p text:style-name="P1499"><text:s text:c="7"/>3.2.2 <text:s/>User class 2</text:p>
      <text:p text:style-name="P1500"><text:s text:c="7"/>.....</text:p>
      <text:p text:style-name="P1501"><text:s text:c="7"/>3.2.<text:span text:style-name="T1502">n</text:span><text:s text:c="2"/>User class<text:s/><text:span text:style-name="T1503">n</text:span></text:p>
      <text:p text:style-name="P1504"><text:s text:c="7"/>.....</text:p>
      <text:p text:style-name="P1505"><text:s text:c="4"/>3.3 <text:s/>Performance Requirements</text:p>
      <text:p text:style-name="P1506"><text:s text:c="4"/>3.4 <text:s/>Design Constraints</text:p>
      <text:p text:style-name="P1507"><text:s text:c="4"/>3.5 <text:s/>Software system attributes</text:p>
      <text:p text:style-name="P1508"><text:s text:c="4"/>3.6 <text:s/>Other requirements</text:p>
      <text:p text:style-name="P1509"/>
      <text:soft-page-break/>
      <text:p text:style-name="P1510"><text:span text:style-name="T1511">Outline for SRS Section 3</text:span></text:p>
      <text:p text:style-name="P1512"><text:span text:style-name="T1513">Organized by Use Case (Good when following UML development)</text:span></text:p>
      <text:p text:style-name="P1514">3. Specific Requirements</text:p>
      <text:p text:style-name="P1515"><text:s text:c="3"/>3.1 External Actor Descriptions</text:p>
      <text:p text:style-name="P1516"><text:s text:c="7"/>3.1.1 Human Actors</text:p>
      <text:p text:style-name="P1517"><text:s text:c="7"/>3.1.2 Hardware Actors</text:p>
      <text:p text:style-name="P1518"><text:s text:c="7"/>3.1.3 Software System Actors</text:p>
      <text:p text:style-name="P1519"><text:s text:c="3"/>3.2 <text:s/>Use Case Descriptions</text:p>
      <text:p text:style-name="P1520"><text:s text:c="7"/>3.2.1 <text:s/>Use Case 1</text:p>
      <text:p text:style-name="P1521"><text:s text:c="7"/>3.2.2 <text:s/>Use Case 2</text:p>
      <text:p text:style-name="P1522"><text:s text:c="6"/></text:p>
      <text:p text:style-name="P1523"><text:s text:c="7"/>3.2.n Use Case n</text:p>
      <text:p text:style-name="P1524"><text:s text:c="3"/>3.3 <text:s/>Performance Requirements</text:p>
      <text:p text:style-name="P1525"><text:s text:c="3"/>3.4 <text:s/>Design Constraints</text:p>
      <text:p text:style-name="P1526"><text:s text:c="3"/>3.5 <text:s/>Software system attributes</text:p>
      <text:p text:style-name="P1527"><text:s text:c="3"/>3.6 <text:s/>Other requirements</text:p>
      <text:p text:style-name="P1528"/>
      <text:p text:style-name="P152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it" style:country-asian="IT" style:language-complex="ar" style:country-complex="SA" style:text-combine="none" fo:hyphenate="true"/>
    </style:default-style>
    <style:style style:name="Titolo1" style:display-name="Titolo 1" style:family="paragraph" style:parent-style-name="Standard" style:next-style-name="Standard" style:default-outline-level="1">
      <style:paragraph-properties fo:margin-top="0.1666in">
        <style:tab-stops>
          <style:tab-stop style:type="left" style:position="0.3in"/>
          <style:tab-stop style:type="left" style:position="0.5in"/>
          <style:tab-stop style:type="left" style:position="4in"/>
        </style:tab-stops>
      </style:paragraph-properties>
      <style:text-properties fo:font-weight="bold" style:font-weight-asian="bold" fo:font-size="14pt" style:font-size-asian="14pt" style:font-size-complex="14pt" fo:hyphenate="false"/>
    </style:style>
    <style:style style:name="Titolo2" style:display-name="Titolo 2" style:family="paragraph" style:parent-style-name="Standard" style:next-style-name="Standard" style:default-outline-level="2">
      <style:paragraph-properties fo:margin-top="0.0833in" fo:margin-left="0.1298in">
        <style:tab-stops>
          <style:tab-stop style:type="left" style:position="0.3in"/>
          <style:tab-stop style:type="left" style:position="0.5in"/>
          <style:tab-stop style:type="left" style:position="4in"/>
        </style:tab-stops>
      </style:paragraph-properties>
      <style:text-properties fo:font-weight="bold" style:font-weight-asian="bold" fo:font-size="13pt" style:font-size-asian="13pt" style:font-size-complex="13pt" style:text-underline-type="single" style:text-underline-style="solid" style:text-underline-width="auto" style:text-underline-mode="continuous" fo:hyphenate="false"/>
    </style:style>
    <style:style style:name="Titolo3" style:display-name="Titolo 3" style:family="paragraph" style:parent-style-name="Standard" style:next-style-name="Standard" style:default-outline-level="3">
      <style:paragraph-properties fo:margin-top="0.0833in" fo:margin-left="0.2597in">
        <style:tab-stops>
          <style:tab-stop style:type="left" style:position="0.3in"/>
          <style:tab-stop style:type="left" style:position="0.5in"/>
          <style:tab-stop style:type="left" style:position="4in"/>
        </style:tab-stops>
      </style:paragraph-properties>
      <style:text-properties fo:font-weight="bold" style:font-weight-asian="bold" fo:font-size="10pt" style:font-size-asian="10pt" style:font-size-complex="10pt" style:text-underline-type="single" style:text-underline-style="solid" style:text-underline-width="auto" style:text-underline-mode="continuous" fo:hyphenate="false"/>
    </style:style>
    <style:style style:name="Titolo4" style:display-name="Titolo 4" style:family="paragraph" style:parent-style-name="Standard" style:next-style-name="Standard" style:default-outline-level="4">
      <style:paragraph-properties fo:margin-top="0.0833in" fo:margin-left="0.3902in">
        <style:tab-stops>
          <style:tab-stop style:type="left" style:position="0.3in"/>
          <style:tab-stop style:type="left" style:position="0.5in"/>
          <style:tab-stop style:type="left" style:position="4in"/>
        </style:tab-stops>
      </style:paragraph-properties>
      <style:text-properties fo:font-weight="bold" style:font-weight-asian="bold" fo:font-size="10pt" style:font-size-asian="10pt" style:font-size-complex="10pt" style:text-underline-type="single" style:text-underline-style="solid" style:text-underline-width="auto" style:text-underline-mode="continuous" fo:hyphenate="false"/>
    </style:style>
    <style:style style:name="Titolo5" style:display-name="Titolo 5" style:family="paragraph" style:parent-style-name="Standard" style:next-style-name="Standard" style:default-outline-level="5">
      <style:paragraph-properties fo:margin-top="0.0833in" fo:margin-left="0.5201in">
        <style:tab-stops>
          <style:tab-stop style:type="left" style:position="0.3in"/>
          <style:tab-stop style:type="left" style:position="0.5in"/>
          <style:tab-stop style:type="left" style:position="4in"/>
        </style:tab-stops>
      </style:paragraph-properties>
      <style:text-properties fo:font-weight="bold" style:font-weight-asian="bold" fo:font-size="10pt" style:font-size-asian="10pt" style:font-size-complex="10pt" style:text-underline-type="single" style:text-underline-style="solid" style:text-underline-width="auto" style:text-underline-mode="continuous" fo:hyphenate="false"/>
    </style:style>
    <style:style style:name="Titolo6" style:display-name="Titolo 6" style:family="paragraph" style:parent-style-name="Standard"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paragraph-properties fo:widows="2" fo:orphans="2" fo:margin-right="0.5in">
        <style:tab-stops>
          <style:tab-stop style:type="left" style:position="0.5in"/>
          <style:tab-stop style:type="left" style:position="4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style:font-name-complex="Lohit Devanagari" fo:hyphenate="false"/>
    </style:style>
    <style:style style:name="Didascalia" style:display-name="Didascalia"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Titolo" style:display-name="Titolo" style:family="paragraph" style:parent-style-name="Standard"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ottotitolo" style:display-name="Sottotitolo" style:family="paragraph" style:parent-style-name="Standard"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Paragrafoelenco" style:display-name="Paragrafo elenco" style:family="paragraph" style:parent-style-name="Standard">
      <style:paragraph-properties fo:margin-left="0.5in">
        <style:tab-stops>
          <style:tab-stop style:type="left" style:position="0in"/>
          <style:tab-stop style:type="left" style:position="3.5in"/>
        </style:tab-stops>
      </style:paragraph-properties>
      <style:text-properties fo:hyphenate="false"/>
    </style:style>
    <style:style style:name="HeaderandFooter" style:display-name="Header and Footer" style:family="paragraph" style:parent-style-name="Standard">
      <style:text-properties fo:hyphenate="false"/>
    </style:style>
    <style:style style:name="Intestazione" style:display-name="Intestazione" style:family="paragraph" style:parent-style-name="HeaderandFooter">
      <style:text-properties fo:hyphenate="false"/>
    </style:style>
    <style:style style:name="Pièdipagina" style:display-name="Piè di pagina" style:family="paragraph" style:parent-style-name="HeaderandFooter">
      <style:text-properties fo:hyphenate="false"/>
    </style:style>
    <style:style style:name="ListLabel1" style:display-name="ListLabel 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2" style:display-name="ListLabel 2"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3" style:display-name="ListLabel 3"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4" style:display-name="ListLabel 4"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5" style:display-name="ListLabel 5"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6" style:display-name="ListLabel 6"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7" style:display-name="ListLabel 7"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8" style:display-name="ListLabel 8"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9" style:display-name="ListLabel 9"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10" style:display-name="ListLabel 10"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11" style:display-name="ListLabel 1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12" style:display-name="ListLabel 12"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13" style:display-name="ListLabel 13"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14" style:display-name="ListLabel 14"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15" style:display-name="ListLabel 15"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16" style:display-name="ListLabel 16"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17" style:display-name="ListLabel 17"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18" style:display-name="ListLabel 18"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19" style:display-name="ListLabel 19"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20" style:display-name="ListLabel 20"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21" style:display-name="ListLabel 2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22" style:display-name="ListLabel 22"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23" style:display-name="ListLabel 23"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24" style:display-name="ListLabel 24"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25" style:display-name="ListLabel 25"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26" style:display-name="ListLabel 26"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27" style:display-name="ListLabel 27"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28" style:display-name="ListLabel 28" style:family="text">
      <style:text-properties style:font-name-asian="Times New Roman" style:font-name-complex="Times New Roman"/>
    </style:style>
    <style:style style:name="ListLabel29" style:display-name="ListLabel 29" style:family="text">
      <style:text-properties style:font-name-complex="Courier New"/>
    </style:style>
    <style:style style:name="ListLabel30" style:display-name="ListLabel 30" style:family="text">
      <style:text-properties style:font-name-complex="Courier New"/>
    </style:style>
    <style:style style:name="ListLabel31" style:display-name="ListLabel 31" style:family="text">
      <style:text-properties style:font-name-complex="Courier New"/>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1" style:display-name="WWNum1">
      <text:list-level-style-number text:level="1" text:style-name="WW_CharLFO2LVL1" style:num-format="1" text:start-value="8">
        <style:list-level-properties text:space-before="0.2in" text:min-label-width="0.25in" text:list-level-position-and-space-mode="label-alignment">
          <style:list-level-label-alignment text:label-followed-by="listtab" fo:margin-left="0.45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3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2" style:display-name="WWNum2">
      <text:list-level-style-number text:level="1" text:style-name="WW_CharLFO3LVL1"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4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3" style:display-name="WWNum3">
      <text:list-level-style-number text:level="1" text:style-name="WW_CharLFO4LVL1" style:num-format="1" text:start-value="2">
        <style:list-level-properties text:space-before="0.1666in" text:min-label-width="0.25in" text:list-level-position-and-space-mode="label-alignment">
          <style:list-level-label-alignment text:label-followed-by="listtab" fo:margin-left="0.416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5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4" style:display-name="WWNum4">
      <text:list-level-style-number text:level="1" text:style-name="WW_CharLFO5LVL1" style:num-format="1" text:start-value="2">
        <style:list-level-properties text:space-before="0.3333in" text:min-label-width="0.25in" text:list-level-position-and-space-mode="label-alignment">
          <style:list-level-label-alignment text:label-followed-by="listtab" fo:margin-left="0.5833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6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5" style:display-name="WWNum5">
      <text:list-level-style-number text:level="1" text:style-name="WW_CharLFO6LVL1" style:num-format="1" text:start-value="2">
        <style:list-level-properties text:space-before="0.1666in" text:min-label-width="0.25in" text:list-level-position-and-space-mode="label-alignment">
          <style:list-level-label-alignment text:label-followed-by="listtab" fo:margin-left="0.416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WWNum6" style:display-name="WWNum6">
      <text:list-level-style-number text:level="1" style:num-format="1">
        <style:list-level-properties text:space-before="0.1875in" text:min-label-width="0.25in" text:list-level-position-and-space-mode="label-alignment">
          <style:list-level-label-alignment text:label-followed-by="listtab" fo:margin-left="0.4375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WWNum7" style:display-name="WWNum7">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9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8" style:display-name="WWNum8">
      <text:list-level-style-number text:level="1" text:style-name="WW_CharLFO9LVL1" style:num-format="1" text:start-value="2">
        <style:list-level-properties text:space-before="0.3333in" text:min-label-width="0.25in" text:list-level-position-and-space-mode="label-alignment">
          <style:list-level-label-alignment text:label-followed-by="listtab" fo:margin-left="0.5833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WWNum9" style:display-name="WWNum9">
      <text:list-level-style-number text:level="1" style:num-format="1">
        <style:list-level-properties text:space-before="0.1875in" text:min-label-width="0.25in" text:list-level-position-and-space-mode="label-alignment">
          <style:list-level-label-alignment text:label-followed-by="listtab" fo:margin-left="0.4375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11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10" style:display-name="WWNum10">
      <text:list-level-style-number text:level="1" text:style-name="WW_CharLFO11LVL1" style:num-format="1" text:start-value="2">
        <style:list-level-properties text:space-before="0.4166in" text:min-label-width="0.25in" text:list-level-position-and-space-mode="label-alignment">
          <style:list-level-label-alignment text:label-followed-by="listtab" fo:margin-left="0.666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12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11" style:display-name="WWNum11">
      <text:list-level-style-number text:level="1" text:style-name="WW_CharLFO12LVL1"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13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12" style:display-name="WWNum12">
      <text:list-level-style-number text:level="1" text:style-name="WW_CharLFO13LVL1" style:num-format="1" text:start-value="2">
        <style:list-level-properties text:space-before="0.1666in" text:min-label-width="0.25in" text:list-level-position-and-space-mode="label-alignment">
          <style:list-level-label-alignment text:label-followed-by="listtab" fo:margin-left="0.416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14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13" style:display-name="WWNum13">
      <text:list-level-style-number text:level="1" text:style-name="WW_CharLFO14LVL1" style:num-format="1" text:start-value="2">
        <style:list-level-properties text:space-before="0.1666in" text:min-label-width="0.25in" text:list-level-position-and-space-mode="label-alignment">
          <style:list-level-label-alignment text:label-followed-by="listtab" fo:margin-left="0.416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15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14" style:display-name="WWNum14">
      <text:list-level-style-number text:level="1" text:style-name="WW_CharLFO15LVL1"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WWNum15" style:display-name="WWNum15">
      <text:list-level-style-number text:level="1" style:num-format="1">
        <style:list-level-properties text:space-before="0.1875in" text:min-label-width="0.25in" text:list-level-position-and-space-mode="label-alignment">
          <style:list-level-label-alignment text:label-followed-by="listtab" fo:margin-left="0.4375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17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16" style:display-name="WWNum16">
      <text:list-level-style-number text:level="1" text:style-name="WW_CharLFO17LVL1"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18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17" style:display-name="WWNum17">
      <text:list-level-style-number text:level="1" text:style-name="WW_CharLFO18LVL1"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19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18" style:display-name="WWNum18">
      <text:list-level-style-number text:level="1" text:style-name="WW_CharLFO19LVL1" style:num-format="1" text:start-value="2">
        <style:list-level-properties text:space-before="0.1666in" text:min-label-width="0.25in" text:list-level-position-and-space-mode="label-alignment">
          <style:list-level-label-alignment text:label-followed-by="listtab" fo:margin-left="0.416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WWNum19" style:display-name="WWNum1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WWNum20" style:display-name="WWNum20">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22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21" style:display-name="WWNum21">
      <text:list-level-style-number text:level="1" text:style-name="WW_CharLFO22LVL1"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WWNum22" style:display-name="WWNum22">
      <text:list-level-style-number text:level="1" style:num-format="1">
        <style:list-level-properties text:space-before="0.2in" text:min-label-width="0.25in" text:list-level-position-and-space-mode="label-alignment">
          <style:list-level-label-alignment text:label-followed-by="listtab" fo:margin-left="0.45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24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23" style:display-name="WWNum23">
      <text:list-level-style-number text:level="1" text:style-name="WW_CharLFO24LVL1"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25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24" style:display-name="WWNum24">
      <text:list-level-style-number text:level="1" text:style-name="WW_CharLFO25LVL1"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26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25" style:display-name="WWNum25">
      <text:list-level-style-number text:level="1" text:style-name="WW_CharLFO26LVL1" style:num-format="1" text:start-value="2">
        <style:list-level-properties text:space-before="0.1666in" text:min-label-width="0.25in" text:list-level-position-and-space-mode="label-alignment">
          <style:list-level-label-alignment text:label-followed-by="listtab" fo:margin-left="0.416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WWNum26" style:display-name="WWNum26">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28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27" style:display-name="WWNum27">
      <text:list-level-style-number text:level="1" text:style-name="WW_CharLFO28LVL1" style:num-format="1" text:start-value="2">
        <style:list-level-properties text:space-before="0.1666in" text:min-label-width="0.25in" text:list-level-position-and-space-mode="label-alignment">
          <style:list-level-label-alignment text:label-followed-by="listtab" fo:margin-left="0.416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29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28" style:display-name="WWNum28">
      <text:list-level-style-number text:level="1" text:style-name="WW_CharLFO29LVL1" style:num-format="1">
        <style:list-level-properties text:space-before="0.5625in" text:min-label-width="0.25in" text:list-level-position-and-space-mode="label-alignment">
          <style:list-level-label-alignment text:label-followed-by="listtab" fo:margin-left="0.8125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WWNum29" style:display-name="WWNum29">
      <text:list-level-style-number text:level="1" style:num-format="1">
        <style:list-level-properties text:space-before="0.1875in" text:min-label-width="0.25in" text:list-level-position-and-space-mode="label-alignment">
          <style:list-level-label-alignment text:label-followed-by="listtab" fo:margin-left="0.4375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WWNum30" style:display-name="WWNum30">
      <text:list-level-style-number text:level="1" style:num-format="1">
        <style:list-level-properties text:space-before="0.1875in" text:min-label-width="0.25in" text:list-level-position-and-space-mode="label-alignment">
          <style:list-level-label-alignment text:label-followed-by="listtab" fo:margin-left="0.4375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32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31" style:display-name="WWNum31">
      <text:list-level-style-number text:level="1" text:style-name="WW_CharLFO32LVL1" style:num-format="1">
        <style:list-level-properties text:space-before="0.5833in" text:min-label-width="0.25in" text:list-level-position-and-space-mode="label-alignment">
          <style:list-level-label-alignment text:label-followed-by="listtab" fo:margin-left="0.8333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33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32" style:display-name="WWNum32">
      <text:list-level-style-number text:level="1" text:style-name="WW_CharLFO33LVL1" style:num-format="1" text:start-value="2">
        <style:list-level-properties text:space-before="0.125in" text:min-label-width="0.25in" text:list-level-position-and-space-mode="label-alignment">
          <style:list-level-label-alignment text:label-followed-by="listtab" fo:margin-left="0.375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34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33" style:display-name="WWNum33">
      <text:list-level-style-number text:level="1" text:style-name="WW_CharLFO34LVL1" style:num-format="1" text:start-value="2">
        <style:list-level-properties text:space-before="0.1666in" text:min-label-width="0.25in" text:list-level-position-and-space-mode="label-alignment">
          <style:list-level-label-alignment text:label-followed-by="listtab" fo:margin-left="0.416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35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34" style:display-name="WWNum34">
      <text:list-level-style-number text:level="1" text:style-name="WW_CharLFO35LVL1"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WWNum35" style:display-name="WWNum35">
      <text:list-level-style-number text:level="1" style:num-format="1">
        <style:list-level-properties text:space-before="0.1875in" text:min-label-width="0.25in" text:list-level-position-and-space-mode="label-alignment">
          <style:list-level-label-alignment text:label-followed-by="listtab" fo:margin-left="0.4375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37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36" style:display-name="WWNum36">
      <text:list-level-style-number text:level="1" text:style-name="WW_CharLFO37LVL1"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WWNum37" style:display-name="WWNum3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39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38" style:display-name="WWNum38">
      <text:list-level-style-number text:level="1" text:style-name="WW_CharLFO39LVL1" style:num-format="1">
        <style:list-level-properties text:space-before="0.4166in" text:min-label-width="0.25in" text:list-level-position-and-space-mode="label-alignment">
          <style:list-level-label-alignment text:label-followed-by="listtab" fo:margin-left="0.666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40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39" style:display-name="WWNum39">
      <text:list-level-style-number text:level="1" text:style-name="WW_CharLFO40LVL1"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WWNum40" style:display-name="WWNum40">
      <text:list-level-style-number text:level="1" style:num-format="1" text:start-value="3">
        <style:list-level-properties text:space-before="0.2in" text:min-label-width="0.2708in" text:list-level-position-and-space-mode="label-alignment">
          <style:list-level-label-alignment text:label-followed-by="listtab" fo:margin-left="0.4708in" fo:text-indent="-0.2708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42LVL1" style:family="text">
      <style:text-properties style:font-name="Times New Roman" style:font-name-asian="Times New Roman" style:font-name-complex="Times New Roman"/>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text:list-style style:name="WWNum41" style:display-name="WWNum41">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118in" fo:margin-left="0.7875in" fo:margin-bottom="0.5902in" fo:margin-right="0.787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end">
        <style:tab-stops>
          <style:tab-stop style:type="left" style:position="0.5in"/>
          <style:tab-stop style:type="center" style:position="3in"/>
          <style:tab-stop style:type="left" style:position="4in"/>
          <style:tab-stop style:type="right" style:position="6in"/>
        </style:tab-stops>
      </style:paragraph-properties>
    </style:style>
    <style:style style:name="T3" style:parent-style-name="Car.predefinitoparagrafo" style:family="text">
      <style:text-properties fo:color="#000000"/>
    </style:style>
    <style:style style:name="P4" style:parent-style-name="Standard" style:family="paragraph">
      <style:paragraph-properties fo:margin-right="0in">
        <style:tab-stops>
          <style:tab-stop style:type="left" style:position="0.5in"/>
          <style:tab-stop style:type="center" style:position="3in"/>
          <style:tab-stop style:type="center" style:position="3.3437in"/>
          <style:tab-stop style:type="left" style:position="4in"/>
          <style:tab-stop style:type="right" style:position="6in"/>
          <style:tab-stop style:type="right" style:position="6.6979in"/>
        </style:tab-stops>
      </style:paragraph-properties>
    </style:style>
    <style:style style:name="T5" style:parent-style-name="Car.predefinitoparagrafo" style:family="text">
      <style:text-properties fo:font-size="6pt" style:font-size-asian="6pt" style:font-size-complex="6pt"/>
    </style:style>
    <style:style style:name="T6" style:parent-style-name="Car.predefinitoparagrafo" style:family="text">
      <style:text-properties fo:font-size="6pt" style:font-size-asian="6pt" style:font-size-complex="6pt"/>
    </style:style>
    <style:style style:name="T7" style:parent-style-name="Car.predefinitoparagrafo" style:family="text">
      <style:text-properties fo:font-size="6pt" style:font-size-asian="6pt" style:font-size-complex="6pt"/>
    </style:style>
    <style:style style:name="T8" style:parent-style-name="Car.predefinitoparagrafo" style:family="text">
      <style:text-properties fo:font-size="1pt" style:font-size-asian="1pt" style:font-size-complex="1pt"/>
    </style:style>
    <style:style style:name="T9" style:parent-style-name="Car.predefinitoparagrafo" style:family="text">
      <style:text-properties fo:font-size="1pt" style:font-size-asian="1pt" style:font-size-complex="1pt"/>
    </style:style>
    <style:style style:name="T10" style:parent-style-name="Car.predefinitoparagrafo" style:family="text">
      <style:text-properties fo:color="#000000" fo:font-size="9pt" style:font-size-asian="9pt" style:font-size-complex="9pt"/>
    </style:style>
    <style:style style:name="T11" style:parent-style-name="Car.predefinitoparagrafo" style:family="text">
      <style:text-properties fo:color="#000000" fo:font-size="9pt" style:font-size-asian="9pt" style:font-size-complex="9pt"/>
    </style:style>
    <style:style style:name="T12" style:parent-style-name="Car.predefinitoparagrafo" style:family="text">
      <style:text-properties fo:color="#000000" fo:font-size="9pt" style:font-size-asian="9pt" style:font-size-complex="9pt"/>
    </style:style>
    <style:style style:name="T13" style:parent-style-name="Car.predefinitoparagrafo" style:family="text">
      <style:text-properties fo:color="#000000" fo:font-size="9pt" style:font-size-asian="9pt" style:font-size-complex="9pt"/>
    </style:style>
    <style:style style:name="T14" style:parent-style-name="Car.predefinitoparagrafo" style:family="text">
      <style:text-properties fo:color="#000000" fo:font-size="9pt" style:font-size-asian="9pt" style:font-size-complex="9pt"/>
    </style:style>
  </office:automatic-styles>
  <office:master-styles>
    <style:master-page style:name="MP0" style:page-layout-name="PL0">
      <style:header>
        <text:p text:style-name="P2"><text:span text:style-name="T3">Software Requirements Specifications Document</text:span></text:p>
      </style:header>
      <style:footer>
        <text:p text:style-name="P4"><text:span text:style-name="T5"><text:tab/></text:span><text:span text:style-name="T6"><text:tab/></text:span><text:span text:style-name="T7"><text:tab/></text:span><text:span text:style-name="T8"><text:tab/></text:span><text:span text:style-name="T9"><text:tab/></text:span><text:span text:style-name="T10"><text:tab/>Page<text:s/></text:span><text:span text:style-name="T11"><text:page-number text:fixed="false">25</text:page-number></text:span><text:span text:style-name="T12"><text:s/>of<text:s/></text:span><text:span text:style-name="T13"><text:page-count>25</text:page-count></text:span><text:span text:style-name="T14"><text:tab/></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Ignazio</meta:initial-creator>
    <dc:creator>Ignazio Sperandeo</dc:creator>
    <meta:creation-date>2024-02-04T17:54:00Z</meta:creation-date>
    <dc:date>2024-02-12T18:49:00Z</dc:date>
    <meta:template xlink:href="Normal.dotm" xlink:type="simple"/>
    <meta:editing-cycles>4</meta:editing-cycles>
    <meta:editing-duration>PT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5" meta:paragraph-count="60" meta:word-count="4555" meta:character-count="30463" meta:row-count="216" meta:non-whitespace-character-count="25968"/>
  </office:meta>
</office:document-meta>
</file>